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2" style:family="table-cell" style:parent-style-name="Default" style:data-style-name="N38">
      <style:table-cell-properties fo:background-color="#e6e6e6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38">
      <style:table-cell-properties fo:background-color="#e6e6e6"/>
    </style:style>
    <style:style style:name="ce17" style:family="table-cell" style:parent-style-name="Default" style:data-style-name="N38">
      <style:table-cell-properties fo:background-color="#ffcc99"/>
    </style:style>
    <style:style style:name="ce12" style:family="table-cell" style:parent-style-name="Default" style:data-style-name="N38"/>
    <style:style style:name="ce3" style:family="table-cell" style:parent-style-name="Default" style:data-style-name="N2">
      <style:table-cell-properties fo:background-color="#e6e6e6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2">
      <style:table-cell-properties fo:background-color="#ffffcc"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2">
      <style:table-cell-properties fo:background-color="#ffcc99"/>
    </style:style>
    <style:style style:name="ce13" style:family="table-cell" style:parent-style-name="Default" style:data-style-name="N2"/>
    <style:style style:name="ce4" style:family="table-cell" style:parent-style-name="Default" style:data-style-name="N1">
      <style:table-cell-properties fo:background-color="#e6e6e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ackground-color="#ffcc99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"/>
    <style:style style:name="ce5" style:family="table-cell" style:parent-style-name="Default" style:data-style-name="N10113">
      <style:table-cell-properties fo:background-color="#e6e6e6"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10113">
      <style:table-cell-properties fo:background-color="#ffffcc"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10113">
      <style:table-cell-properties fo:background-color="#ffcc99"/>
    </style:style>
    <style:style style:name="ce15" style:family="table-cell" style:parent-style-name="Default" style:data-style-name="N10113"/>
    <style:style style:name="ce6" style:family="table-cell" style:parent-style-name="Default" style:data-style-name="N10104">
      <style:table-cell-properties fo:background-color="#e6e6e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10104">
      <style:table-cell-properties fo:background-color="#ffffcc"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10104">
      <style:table-cell-properties fo:background-color="#ffcc99"/>
    </style:style>
    <style:style style:name="ce16" style:family="table-cell" style:parent-style-name="Default" style:data-style-name="N10104"/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number-columns-repeated="3" table:default-cell-style-name="ce13"/>
        <table:table-column table:style-name="co2" table:default-cell-style-name="ce14"/>
        <table:table-column table:style-name="co2" table:default-cell-style-name="ce15"/>
        <table:table-column table:style-name="co2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"/>
        <table:table-column table:style-name="co6" table:number-columns-repeated="1013" table:default-cell-style-name="ce1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Ltrs</text:p>
          </table:table-cell>
          <table:table-cell table:style-name="ce3" office:value-type="string" calcext:value-type="string">
            <text:p>Gallons</text:p>
          </table:table-cell>
          <table:table-cell table:style-name="ce3" office:value-type="string" calcext:value-type="string">
            <text:p>Miles</text:p>
          </table:table-cell>
          <table:table-cell table:style-name="ce4" office:value-type="string" calcext:value-type="string">
            <text:p>MPG</text:p>
          </table:table-cell>
          <table:table-cell table:style-name="ce5" office:value-type="string" calcext:value-type="string">
            <text:p>Price Ltr</text:p>
          </table:table-cell>
          <table:table-cell table:style-name="ce6" office:value-type="string" calcext:value-type="string">
            <text:p>Price Gallon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Cost 100 miles</text:p>
          </table:table-cell>
          <table:table-cell table:style-name="ce6" office:value-type="string" calcext:value-type="string">
            <text:p>Cost 60 miles</text:p>
          </table:table-cell>
          <table:table-cell table:style-name="ce6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07" calcext:value-type="date">
            <text:p>07 March 2013</text:p>
          </table:table-cell>
          <table:table-cell table:style-name="ce8" office:value-type="float" office:value="16.22" calcext:value-type="float">
            <text:p>16.22</text:p>
          </table:table-cell>
          <table:table-cell table:style-name="ce8" table:formula="of:=0.219969248*[.B2]" office:value-type="float" office:value="3.56790120256" calcext:value-type="float">
            <text:p>3.57</text:p>
          </table:table-cell>
          <table:table-cell table:style-name="ce8" office:value-type="float" office:value="192.2" calcext:value-type="float">
            <text:p>192.20</text:p>
          </table:table-cell>
          <table:table-cell table:style-name="ce9" table:formula="of:=[.D2]/[.C2]" office:value-type="float" office:value="53.8692046355137" calcext:value-type="float">
            <text:p>54</text:p>
          </table:table-cell>
          <table:table-cell table:style-name="ce10" office:value-type="currency" office:currency="GBP" office:value="1.399" calcext:value-type="currency">
            <text:p>£1.399</text:p>
          </table:table-cell>
          <table:table-cell table:style-name="ce11" table:formula="of:=4.5461*[.F2]" office:value-type="currency" office:currency="GBP" office:value="6.3599939" calcext:value-type="currency">
            <text:p>£6.36</text:p>
          </table:table-cell>
          <table:table-cell table:style-name="ce11" table:formula="of:=[.F2]*[.B2]" office:value-type="currency" office:currency="GBP" office:value="22.69178" calcext:value-type="currency">
            <text:p>£22.69</text:p>
          </table:table-cell>
          <table:table-cell table:style-name="ce11" table:formula="of:=[.H2]/([.D2]/100)" office:value-type="currency" office:currency="GBP" office:value="11.8063371488033" calcext:value-type="currency">
            <text:p>£11.81</text:p>
          </table:table-cell>
          <table:table-cell table:style-name="ce11" table:formula="of:=[.H2]/([.D2]/60)" office:value-type="currency" office:currency="GBP" office:value="7.083802289282" calcext:value-type="currency">
            <text:p>£7.08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15" calcext:value-type="date">
            <text:p>15 March 2013</text:p>
          </table:table-cell>
          <table:table-cell table:style-name="ce8" office:value-type="float" office:value="15.16" calcext:value-type="float">
            <text:p>15.16</text:p>
          </table:table-cell>
          <table:table-cell table:style-name="ce8" table:formula="of:=0.219969248*[.B3]" office:value-type="float" office:value="3.33473379968" calcext:value-type="float">
            <text:p>3.33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3]/[.C3]" office:value-type="float" office:value="48.0398165560839" calcext:value-type="float">
            <text:p>4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3]" office:value-type="currency" office:currency="GBP" office:value="6.1781499" calcext:value-type="currency">
            <text:p>£6.18</text:p>
          </table:table-cell>
          <table:table-cell table:style-name="ce11" table:formula="of:=[.F3]*[.B3]" office:value-type="currency" office:currency="GBP" office:value="20.60244" calcext:value-type="currency">
            <text:p>£20.60</text:p>
          </table:table-cell>
          <table:table-cell table:style-name="ce11" table:formula="of:=[.H3]/([.D3]/100)" office:value-type="currency" office:currency="GBP" office:value="12.8604494382022" calcext:value-type="currency">
            <text:p>£12.86</text:p>
          </table:table-cell>
          <table:table-cell table:style-name="ce11" table:formula="of:=[.H3]/([.D3]/60)" office:value-type="currency" office:currency="GBP" office:value="7.71626966292135" calcext:value-type="currency">
            <text:p>£7.72</text:p>
          </table:table-cell>
          <table:table-cell table:style-name="ce11" office:value-type="string" calcext:value-type="string">
            <text:p>six hour traffic jam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3-22" calcext:value-type="date">
            <text:p>22 March 2013</text:p>
          </table:table-cell>
          <table:table-cell table:style-name="ce8" office:value-type="float" office:value="10.62" calcext:value-type="float">
            <text:p>10.62</text:p>
          </table:table-cell>
          <table:table-cell table:style-name="ce8" table:formula="of:=0.219969248*[.B4]" office:value-type="float" office:value="2.33607341376" calcext:value-type="float">
            <text:p>2.34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4]/[.C4]" office:value-type="float" office:value="55.6489360455329" calcext:value-type="float">
            <text:p>56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4]" office:value-type="currency" office:currency="GBP" office:value="6.1781499" calcext:value-type="currency">
            <text:p>£6.18</text:p>
          </table:table-cell>
          <table:table-cell table:style-name="ce11" table:formula="of:=[.F4]*[.B4]" office:value-type="currency" office:currency="GBP" office:value="14.43258" calcext:value-type="currency">
            <text:p>£14.43</text:p>
          </table:table-cell>
          <table:table-cell table:style-name="ce11" table:formula="of:=[.H4]/([.D4]/100)" office:value-type="currency" office:currency="GBP" office:value="11.1019846153846" calcext:value-type="currency">
            <text:p>£11.10</text:p>
          </table:table-cell>
          <table:table-cell table:style-name="ce11" table:formula="of:=[.H4]/([.D4]/60)" office:value-type="currency" office:currency="GBP" office:value="6.66119076923077" calcext:value-type="currency">
            <text:p>£6.6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3-27" calcext:value-type="date">
            <text:p>27 March 2013</text:p>
          </table:table-cell>
          <table:table-cell table:style-name="ce8" office:value-type="float" office:value="10" calcext:value-type="float">
            <text:p>10.00</text:p>
          </table:table-cell>
          <table:table-cell table:style-name="ce8" table:formula="of:=0.219969248*[.B5]" office:value-type="float" office:value="2.19969248" calcext:value-type="float">
            <text:p>2.20</text:p>
          </table:table-cell>
          <table:table-cell table:style-name="ce8" office:value-type="float" office:value="119.2" calcext:value-type="float">
            <text:p>119.20</text:p>
          </table:table-cell>
          <table:table-cell table:style-name="ce9" table:formula="of:=[.D5]/[.C5]" office:value-type="float" office:value="54.1893928736802" calcext:value-type="float">
            <text:p>54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5]" office:value-type="currency" office:currency="GBP" office:value="6.1781499" calcext:value-type="currency">
            <text:p>£6.18</text:p>
          </table:table-cell>
          <table:table-cell table:style-name="ce11" table:formula="of:=[.F5]*[.B5]" office:value-type="currency" office:currency="GBP" office:value="13.59" calcext:value-type="currency">
            <text:p>£13.59</text:p>
          </table:table-cell>
          <table:table-cell table:style-name="ce11" table:formula="of:=[.H5]/([.D5]/100)" office:value-type="currency" office:currency="GBP" office:value="11.4010067114094" calcext:value-type="currency">
            <text:p>£11.40</text:p>
          </table:table-cell>
          <table:table-cell table:style-name="ce11" table:formula="of:=[.H5]/([.D5]/60)" office:value-type="currency" office:currency="GBP" office:value="6.84060402684564" calcext:value-type="currency">
            <text:p>£6.8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04" calcext:value-type="date">
            <text:p>04 April 2013</text:p>
          </table:table-cell>
          <table:table-cell table:style-name="ce8" office:value-type="float" office:value="11.89" calcext:value-type="float">
            <text:p>11.89</text:p>
          </table:table-cell>
          <table:table-cell table:style-name="ce8" table:formula="of:=0.219969248*[.B6]" office:value-type="float" office:value="2.61543435872" calcext:value-type="float">
            <text:p>2.62</text:p>
          </table:table-cell>
          <table:table-cell table:style-name="ce8" office:value-type="float" office:value="152.4" calcext:value-type="float">
            <text:p>152.40</text:p>
          </table:table-cell>
          <table:table-cell table:style-name="ce9" table:formula="of:=[.D6]/[.C6]" office:value-type="float" office:value="58.2694799783027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6]" office:value-type="currency" office:currency="GBP" office:value="6.1781499" calcext:value-type="currency">
            <text:p>£6.18</text:p>
          </table:table-cell>
          <table:table-cell table:style-name="ce11" table:formula="of:=[.F6]*[.B6]" office:value-type="currency" office:currency="GBP" office:value="16.15851" calcext:value-type="currency">
            <text:p>£16.16</text:p>
          </table:table-cell>
          <table:table-cell table:style-name="ce11" table:formula="of:=[.H6]/([.D6]/100)" office:value-type="currency" office:currency="GBP" office:value="10.6026968503937" calcext:value-type="currency">
            <text:p>£10.60</text:p>
          </table:table-cell>
          <table:table-cell table:style-name="ce11" table:formula="of:=[.H6]/([.D6]/60)" office:value-type="currency" office:currency="GBP" office:value="6.36161811023622" calcext:value-type="currency">
            <text:p>£6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4-18" calcext:value-type="date">
            <text:p>18 April 2013</text:p>
          </table:table-cell>
          <table:table-cell table:style-name="ce8" office:value-type="float" office:value="9.39" calcext:value-type="float">
            <text:p>9.39</text:p>
          </table:table-cell>
          <table:table-cell table:style-name="ce8" table:formula="of:=0.219969248*[.B7]" office:value-type="float" office:value="2.06551123872" calcext:value-type="float">
            <text:p>2.07</text:p>
          </table:table-cell>
          <table:table-cell table:style-name="ce8" office:value-type="float" office:value="125.2" calcext:value-type="float">
            <text:p>125.20</text:p>
          </table:table-cell>
          <table:table-cell table:style-name="ce9" table:formula="of:=[.D7]/[.C7]" office:value-type="float" office:value="60.6145334157497" calcext:value-type="float">
            <text:p>61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7]" office:value-type="currency" office:currency="GBP" office:value="6.1781499" calcext:value-type="currency">
            <text:p>£6.18</text:p>
          </table:table-cell>
          <table:table-cell table:style-name="ce11" table:formula="of:=[.F7]*[.B7]" office:value-type="currency" office:currency="GBP" office:value="12.76101" calcext:value-type="currency">
            <text:p>£12.76</text:p>
          </table:table-cell>
          <table:table-cell table:style-name="ce11" table:formula="of:=[.H7]/([.D7]/100)" office:value-type="currency" office:currency="GBP" office:value="10.1925" calcext:value-type="currency">
            <text:p>£10.19</text:p>
          </table:table-cell>
          <table:table-cell table:style-name="ce11" table:formula="of:=[.H7]/([.D7]/60)" office:value-type="currency" office:currency="GBP" office:value="6.1155" calcext:value-type="currency">
            <text:p>£6.1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02" calcext:value-type="date">
            <text:p>02 May 2013</text:p>
          </table:table-cell>
          <table:table-cell table:style-name="ce8" office:value-type="float" office:value="15.33" calcext:value-type="float">
            <text:p>15.33</text:p>
          </table:table-cell>
          <table:table-cell table:style-name="ce8" table:formula="of:=0.219969248*[.B8]" office:value-type="float" office:value="3.37212857184" calcext:value-type="float">
            <text:p>3.37</text:p>
          </table:table-cell>
          <table:table-cell table:style-name="ce8" office:value-type="float" office:value="206.6" calcext:value-type="float">
            <text:p>206.60</text:p>
          </table:table-cell>
          <table:table-cell table:style-name="ce9" table:formula="of:=[.D8]/[.C8]" office:value-type="float" office:value="61.2669403311834" calcext:value-type="float">
            <text:p>61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8]" office:value-type="currency" office:currency="GBP" office:value="5.9508449" calcext:value-type="currency">
            <text:p>£5.95</text:p>
          </table:table-cell>
          <table:table-cell table:style-name="ce11" table:formula="of:=[.F8]*[.B8]" office:value-type="currency" office:currency="GBP" office:value="20.06697" calcext:value-type="currency">
            <text:p>£20.07</text:p>
          </table:table-cell>
          <table:table-cell table:style-name="ce11" table:formula="of:=[.H8]/([.D8]/100)" office:value-type="currency" office:currency="GBP" office:value="9.71295740561471" calcext:value-type="currency">
            <text:p>£9.71</text:p>
          </table:table-cell>
          <table:table-cell table:style-name="ce11" table:formula="of:=[.H8]/([.D8]/60)" office:value-type="currency" office:currency="GBP" office:value="5.82777444336883" calcext:value-type="currency">
            <text:p>£5.83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5-15" calcext:value-type="date">
            <text:p>15 May 2013</text:p>
          </table:table-cell>
          <table:table-cell table:style-name="ce8" office:value-type="float" office:value="15.9" calcext:value-type="float">
            <text:p>15.90</text:p>
          </table:table-cell>
          <table:table-cell table:style-name="ce8" table:formula="of:=0.219969248*[.B9]" office:value-type="float" office:value="3.4975110432" calcext:value-type="float">
            <text:p>3.50</text:p>
          </table:table-cell>
          <table:table-cell table:style-name="ce8" office:value-type="float" office:value="200.8" calcext:value-type="float">
            <text:p>200.80</text:p>
          </table:table-cell>
          <table:table-cell table:style-name="ce9" table:formula="of:=[.D9]/[.C9]" office:value-type="float" office:value="57.4122561786912" calcext:value-type="float">
            <text:p>57</text:p>
          </table:table-cell>
          <table:table-cell table:style-name="ce10" office:value-type="currency" office:currency="GBP" office:value="1.309" calcext:value-type="currency">
            <text:p>£1.309</text:p>
          </table:table-cell>
          <table:table-cell table:style-name="ce11" table:formula="of:=4.5461*[.F9]" office:value-type="currency" office:currency="GBP" office:value="5.9508449" calcext:value-type="currency">
            <text:p>£5.95</text:p>
          </table:table-cell>
          <table:table-cell table:style-name="ce11" table:formula="of:=[.F9]*[.B9]" office:value-type="currency" office:currency="GBP" office:value="20.8131" calcext:value-type="currency">
            <text:p>£20.81</text:p>
          </table:table-cell>
          <table:table-cell table:style-name="ce11" table:formula="of:=[.H9]/([.D9]/100)" office:value-type="currency" office:currency="GBP" office:value="10.3650896414343" calcext:value-type="currency">
            <text:p>£10.37</text:p>
          </table:table-cell>
          <table:table-cell table:style-name="ce11" table:formula="of:=[.H9]/([.D9]/60)" office:value-type="currency" office:currency="GBP" office:value="6.21905378486056" calcext:value-type="currency">
            <text:p>£6.2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06" calcext:value-type="date">
            <text:p>06 June 2013</text:p>
          </table:table-cell>
          <table:table-cell table:style-name="ce8" office:value-type="float" office:value="17.25" calcext:value-type="float">
            <text:p>17.25</text:p>
          </table:table-cell>
          <table:table-cell table:style-name="ce8" table:formula="of:=0.219969248*[.B10]" office:value-type="float" office:value="3.794469528" calcext:value-type="float">
            <text:p>3.79</text:p>
          </table:table-cell>
          <table:table-cell table:style-name="ce8" office:value-type="float" office:value="225.6" calcext:value-type="float">
            <text:p>225.60</text:p>
          </table:table-cell>
          <table:table-cell table:style-name="ce9" table:formula="of:=[.D10]/[.C10]" office:value-type="float" office:value="59.4549510373614" calcext:value-type="float">
            <text:p>59</text:p>
          </table:table-cell>
          <table:table-cell table:style-name="ce10" office:value-type="currency" office:currency="GBP" office:value="1.339" calcext:value-type="currency">
            <text:p>£1.339</text:p>
          </table:table-cell>
          <table:table-cell table:style-name="ce11" table:formula="of:=4.5461*[.F10]" office:value-type="currency" office:currency="GBP" office:value="6.0872279" calcext:value-type="currency">
            <text:p>£6.09</text:p>
          </table:table-cell>
          <table:table-cell table:style-name="ce11" table:formula="of:=[.F10]*[.B10]" office:value-type="currency" office:currency="GBP" office:value="23.09775" calcext:value-type="currency">
            <text:p>£23.10</text:p>
          </table:table-cell>
          <table:table-cell table:style-name="ce11" table:formula="of:=[.H10]/([.D10]/100)" office:value-type="currency" office:currency="GBP" office:value="10.2383643617021" calcext:value-type="currency">
            <text:p>£10.24</text:p>
          </table:table-cell>
          <table:table-cell table:style-name="ce11" table:formula="of:=[.H10]/([.D10]/60)" office:value-type="currency" office:currency="GBP" office:value="6.14301861702128" calcext:value-type="currency">
            <text:p>£6.14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6-16" calcext:value-type="date">
            <text:p>16 June 2013</text:p>
          </table:table-cell>
          <table:table-cell table:style-name="ce8" office:value-type="float" office:value="17.99" calcext:value-type="float">
            <text:p>17.99</text:p>
          </table:table-cell>
          <table:table-cell table:style-name="ce8" table:formula="of:=0.219969248*[.B11]" office:value-type="float" office:value="3.95724677152" calcext:value-type="float">
            <text:p>3.96</text:p>
          </table:table-cell>
          <table:table-cell table:style-name="ce8" office:value-type="float" office:value="213.5" calcext:value-type="float">
            <text:p>213.50</text:p>
          </table:table-cell>
          <table:table-cell table:style-name="ce9" table:formula="of:=[.D11]/[.C11]" office:value-type="float" office:value="53.9516518243297" calcext:value-type="float">
            <text:p>54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1]" office:value-type="currency" office:currency="GBP" office:value="6.0326747" calcext:value-type="currency">
            <text:p>£6.03</text:p>
          </table:table-cell>
          <table:table-cell table:style-name="ce11" table:formula="of:=[.F11]*[.B11]" office:value-type="currency" office:currency="GBP" office:value="23.87273" calcext:value-type="currency">
            <text:p>£23.87</text:p>
          </table:table-cell>
          <table:table-cell table:style-name="ce11" table:formula="of:=[.H11]/([.D11]/100)" office:value-type="currency" office:currency="GBP" office:value="11.1816065573771" calcext:value-type="currency">
            <text:p>£11.18</text:p>
          </table:table-cell>
          <table:table-cell table:style-name="ce11" table:formula="of:=[.H11]/([.D11]/60)" office:value-type="currency" office:currency="GBP" office:value="6.70896393442623" calcext:value-type="currency">
            <text:p>£6.71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1" calcext:value-type="date">
            <text:p>01 July 2013</text:p>
          </table:table-cell>
          <table:table-cell table:style-name="ce8" office:value-type="float" office:value="24.46" calcext:value-type="float">
            <text:p>24.46</text:p>
          </table:table-cell>
          <table:table-cell table:style-name="ce8" table:formula="of:=0.219969248*[.B12]" office:value-type="float" office:value="5.38044780608" calcext:value-type="float">
            <text:p>5.38</text:p>
          </table:table-cell>
          <table:table-cell table:style-name="ce8" office:value-type="float" office:value="327" calcext:value-type="float">
            <text:p>327.00</text:p>
          </table:table-cell>
          <table:table-cell table:style-name="ce9" table:formula="of:=[.D12]/[.C12]" office:value-type="float" office:value="60.7756104669363" calcext:value-type="float">
            <text:p>61</text:p>
          </table:table-cell>
          <table:table-cell table:style-name="ce10" office:value-type="currency" office:currency="GBP" office:value="1.319" calcext:value-type="currency">
            <text:p>£1.319</text:p>
          </table:table-cell>
          <table:table-cell table:style-name="ce11" table:formula="of:=4.5461*[.F12]" office:value-type="currency" office:currency="GBP" office:value="5.9963059" calcext:value-type="currency">
            <text:p>£6.00</text:p>
          </table:table-cell>
          <table:table-cell table:style-name="ce11" table:formula="of:=[.F12]*[.B12]" office:value-type="currency" office:currency="GBP" office:value="32.26274" calcext:value-type="currency">
            <text:p>£32.26</text:p>
          </table:table-cell>
          <table:table-cell table:style-name="ce11" table:formula="of:=[.H12]/([.D12]/100)" office:value-type="currency" office:currency="GBP" office:value="9.86628134556575" calcext:value-type="currency">
            <text:p>£9.87</text:p>
          </table:table-cell>
          <table:table-cell table:style-name="ce11" table:formula="of:=[.H12]/([.D12]/60)" office:value-type="currency" office:currency="GBP" office:value="5.91976880733945" calcext:value-type="currency">
            <text:p>£5.92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06" calcext:value-type="date">
            <text:p>06 July 2013</text:p>
          </table:table-cell>
          <table:table-cell table:style-name="ce8" office:value-type="float" office:value="7.12" calcext:value-type="float">
            <text:p>7.12</text:p>
          </table:table-cell>
          <table:table-cell table:style-name="ce8" table:formula="of:=0.219969248*[.B13]" office:value-type="float" office:value="1.56618104576" calcext:value-type="float">
            <text:p>1.57</text:p>
          </table:table-cell>
          <table:table-cell table:style-name="ce8" office:value-type="float" office:value="103.5" calcext:value-type="float">
            <text:p>103.50</text:p>
          </table:table-cell>
          <table:table-cell table:style-name="ce9" table:formula="of:=[.D13]/[.C13]" office:value-type="float" office:value="66.0843139943479" calcext:value-type="float">
            <text:p>66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13]" office:value-type="currency" office:currency="GBP" office:value="5.9053839" calcext:value-type="currency">
            <text:p>£5.91</text:p>
          </table:table-cell>
          <table:table-cell table:style-name="ce11" table:formula="of:=[.F13]*[.B13]" office:value-type="currency" office:currency="GBP" office:value="9.24888" calcext:value-type="currency">
            <text:p>£9.25</text:p>
          </table:table-cell>
          <table:table-cell table:style-name="ce11" table:formula="of:=[.H13]/([.D13]/100)" office:value-type="currency" office:currency="GBP" office:value="8.93611594202899" calcext:value-type="currency">
            <text:p>£8.94</text:p>
          </table:table-cell>
          <table:table-cell table:style-name="ce11" table:formula="of:=[.H13]/([.D13]/60)" office:value-type="currency" office:currency="GBP" office:value="5.36166956521739" calcext:value-type="currency">
            <text:p>£5.36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3" calcext:value-type="date">
            <text:p>23 July 2013</text:p>
          </table:table-cell>
          <table:table-cell table:style-name="ce8" office:value-type="float" office:value="17.48" calcext:value-type="float">
            <text:p>17.48</text:p>
          </table:table-cell>
          <table:table-cell table:style-name="ce8" table:formula="of:=0.219969248*[.B14]" office:value-type="float" office:value="3.84506245504" calcext:value-type="float">
            <text:p>3.85</text:p>
          </table:table-cell>
          <table:table-cell table:style-name="ce8" office:value-type="float" office:value="252" calcext:value-type="float">
            <text:p>252.00</text:p>
          </table:table-cell>
          <table:table-cell table:style-name="ce9" table:formula="of:=[.D14]/[.C14]" office:value-type="float" office:value="65.538597343116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4]" office:value-type="currency" office:currency="GBP" office:value="6.2236109" calcext:value-type="currency">
            <text:p>£6.22</text:p>
          </table:table-cell>
          <table:table-cell table:style-name="ce11" table:formula="of:=[.F14]*[.B14]" office:value-type="currency" office:currency="GBP" office:value="23.93012" calcext:value-type="currency">
            <text:p>£23.93</text:p>
          </table:table-cell>
          <table:table-cell table:style-name="ce11" table:formula="of:=[.H14]/([.D14]/100)" office:value-type="currency" office:currency="GBP" office:value="9.49607936507936" calcext:value-type="currency">
            <text:p>£9.50</text:p>
          </table:table-cell>
          <table:table-cell table:style-name="ce11" table:formula="of:=[.H14]/([.D14]/60)" office:value-type="currency" office:currency="GBP" office:value="5.69764761904762" calcext:value-type="currency">
            <text:p>£5.70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7-29" calcext:value-type="date">
            <text:p>29 July 2013</text:p>
          </table:table-cell>
          <table:table-cell table:style-name="ce8" office:value-type="float" office:value="25.5" calcext:value-type="float">
            <text:p>25.50</text:p>
          </table:table-cell>
          <table:table-cell table:style-name="ce8" table:formula="of:=0.219969248*[.B15]" office:value-type="float" office:value="5.609215824" calcext:value-type="float">
            <text:p>5.61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15]/[.C15]" office:value-type="float" office:value="55.6227483109233" calcext:value-type="float">
            <text:p>56</text:p>
          </table:table-cell>
          <table:table-cell table:style-name="ce10" office:value-type="currency" office:currency="GBP" office:value="1.347" calcext:value-type="currency">
            <text:p>£1.347</text:p>
          </table:table-cell>
          <table:table-cell table:style-name="ce11" table:formula="of:=4.5461*[.F15]" office:value-type="currency" office:currency="GBP" office:value="6.1235967" calcext:value-type="currency">
            <text:p>£6.12</text:p>
          </table:table-cell>
          <table:table-cell table:style-name="ce11" table:formula="of:=[.F15]*[.B15]" office:value-type="currency" office:currency="GBP" office:value="34.3485" calcext:value-type="currency">
            <text:p>£34.35</text:p>
          </table:table-cell>
          <table:table-cell table:style-name="ce11" table:formula="of:=[.H15]/([.D15]/100)" office:value-type="currency" office:currency="GBP" office:value="11.0091346153846" calcext:value-type="currency">
            <text:p>£11.01</text:p>
          </table:table-cell>
          <table:table-cell table:style-name="ce11" table:formula="of:=[.H15]/([.D15]/60)" office:value-type="currency" office:currency="GBP" office:value="6.60548076923077" calcext:value-type="currency">
            <text:p>£6.61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02" calcext:value-type="date">
            <text:p>02 August 2013</text:p>
          </table:table-cell>
          <table:table-cell table:style-name="ce8" office:value-type="float" office:value="15.05" calcext:value-type="float">
            <text:p>15.05</text:p>
          </table:table-cell>
          <table:table-cell table:style-name="ce8" table:formula="of:=0.219969248*[.B16]" office:value-type="float" office:value="3.3105371824" calcext:value-type="float">
            <text:p>3.31</text:p>
          </table:table-cell>
          <table:table-cell table:style-name="ce8" office:value-type="float" office:value="204" calcext:value-type="float">
            <text:p>204.00</text:p>
          </table:table-cell>
          <table:table-cell table:style-name="ce9" table:formula="of:=[.D16]/[.C16]" office:value-type="float" office:value="61.6214193528884" calcext:value-type="float">
            <text:p>62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6]" office:value-type="currency" office:currency="GBP" office:value="6.0326747" calcext:value-type="currency">
            <text:p>£6.03</text:p>
          </table:table-cell>
          <table:table-cell table:style-name="ce11" table:formula="of:=[.F16]*[.B16]" office:value-type="currency" office:currency="GBP" office:value="19.97135" calcext:value-type="currency">
            <text:p>£19.97</text:p>
          </table:table-cell>
          <table:table-cell table:style-name="ce11" table:formula="of:=[.H16]/([.D16]/100)" office:value-type="currency" office:currency="GBP" office:value="9.78987745098039" calcext:value-type="currency">
            <text:p>£9.79</text:p>
          </table:table-cell>
          <table:table-cell table:style-name="ce11" table:formula="of:=[.H16]/([.D16]/60)" office:value-type="currency" office:currency="GBP" office:value="5.87392647058824" calcext:value-type="currency">
            <text:p>£5.8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table:formula="of:=32.53+7.25" office:value-type="float" office:value="39.78" calcext:value-type="float">
            <text:p>39.78</text:p>
          </table:table-cell>
          <table:table-cell table:style-name="ce8" table:formula="of:=0.219969248*[.B17]" office:value-type="float" office:value="8.75037668544" calcext:value-type="float">
            <text:p>8.75</text:p>
          </table:table-cell>
          <table:table-cell table:style-name="ce8" office:value-type="float" office:value="512" calcext:value-type="float">
            <text:p>512.00</text:p>
          </table:table-cell>
          <table:table-cell table:style-name="ce9" table:formula="of:=[.D17]/[.C17]" office:value-type="float" office:value="58.5117667965005" calcext:value-type="float">
            <text:p>59</text:p>
          </table:table-cell>
          <table:table-cell table:style-name="ce10" office:value-type="currency" office:currency="GBP" office:value="1.327" calcext:value-type="currency">
            <text:p>£1.327</text:p>
          </table:table-cell>
          <table:table-cell table:style-name="ce11" table:formula="of:=4.5461*[.F17]" office:value-type="currency" office:currency="GBP" office:value="6.0326747" calcext:value-type="currency">
            <text:p>£6.03</text:p>
          </table:table-cell>
          <table:table-cell table:style-name="ce11" table:formula="of:=[.F17]*[.B17]" office:value-type="currency" office:currency="GBP" office:value="52.78806" calcext:value-type="currency">
            <text:p>£52.79</text:p>
          </table:table-cell>
          <table:table-cell table:style-name="ce11" table:formula="of:=[.H17]/([.D17]/100)" office:value-type="currency" office:currency="GBP" office:value="10.31016796875" calcext:value-type="currency">
            <text:p>£10.31</text:p>
          </table:table-cell>
          <table:table-cell table:style-name="ce11" table:formula="of:=[.H17]/([.D17]/60)" office:value-type="currency" office:currency="GBP" office:value="6.18610078125" calcext:value-type="currency">
            <text:p>£6.1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11" calcext:value-type="date">
            <text:p>11 August 2013</text:p>
          </table:table-cell>
          <table:table-cell table:style-name="ce8" office:value-type="float" office:value="13.01" calcext:value-type="float">
            <text:p>13.01</text:p>
          </table:table-cell>
          <table:table-cell table:style-name="ce8" table:formula="of:=0.219969248*[.B18]" office:value-type="float" office:value="2.86179991648" calcext:value-type="float">
            <text:p>2.86</text:p>
          </table:table-cell>
          <table:table-cell table:style-name="ce8" office:value-type="float" office:value="188" calcext:value-type="float">
            <text:p>188.00</text:p>
          </table:table-cell>
          <table:table-cell table:style-name="ce9" table:formula="of:=[.D18]/[.C18]" office:value-type="float" office:value="65.692922456731" calcext:value-type="float">
            <text:p>66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8]" office:value-type="currency" office:currency="GBP" office:value="6.2236109" calcext:value-type="currency">
            <text:p>£6.22</text:p>
          </table:table-cell>
          <table:table-cell table:style-name="ce11" table:formula="of:=[.F18]*[.B18]" office:value-type="currency" office:currency="GBP" office:value="17.81069" calcext:value-type="currency">
            <text:p>£17.81</text:p>
          </table:table-cell>
          <table:table-cell table:style-name="ce11" table:formula="of:=[.H18]/([.D18]/100)" office:value-type="currency" office:currency="GBP" office:value="9.47377127659575" calcext:value-type="currency">
            <text:p>£9.47</text:p>
          </table:table-cell>
          <table:table-cell table:style-name="ce11" table:formula="of:=[.H18]/([.D18]/60)" office:value-type="currency" office:currency="GBP" office:value="5.68426276595745" calcext:value-type="currency">
            <text:p>£5.68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3-08-23" calcext:value-type="date">
            <text:p>23 August 2013</text:p>
          </table:table-cell>
          <table:table-cell table:style-name="ce8" office:value-type="float" office:value="16.87" calcext:value-type="float">
            <text:p>16.87</text:p>
          </table:table-cell>
          <table:table-cell table:style-name="ce8" table:formula="of:=0.219969248*[.B19]" office:value-type="float" office:value="3.71088121376" calcext:value-type="float">
            <text:p>3.71</text:p>
          </table:table-cell>
          <table:table-cell table:style-name="ce8" office:value-type="float" office:value="248" calcext:value-type="float">
            <text:p>248.00</text:p>
          </table:table-cell>
          <table:table-cell table:style-name="ce9" table:formula="of:=[.D19]/[.C19]" office:value-type="float" office:value="66.8304873463512" calcext:value-type="float">
            <text:p>67</text:p>
          </table:table-cell>
          <table:table-cell table:style-name="ce10" office:value-type="currency" office:currency="GBP" office:value="1.369" calcext:value-type="currency">
            <text:p>£1.369</text:p>
          </table:table-cell>
          <table:table-cell table:style-name="ce11" table:formula="of:=4.5461*[.F19]" office:value-type="currency" office:currency="GBP" office:value="6.2236109" calcext:value-type="currency">
            <text:p>£6.22</text:p>
          </table:table-cell>
          <table:table-cell table:style-name="ce11" table:formula="of:=[.F19]*[.B19]" office:value-type="currency" office:currency="GBP" office:value="23.09503" calcext:value-type="currency">
            <text:p>£23.10</text:p>
          </table:table-cell>
          <table:table-cell table:style-name="ce11" table:formula="of:=[.H19]/([.D19]/100)" office:value-type="currency" office:currency="GBP" office:value="9.31251209677419" calcext:value-type="currency">
            <text:p>£9.31</text:p>
          </table:table-cell>
          <table:table-cell table:style-name="ce11" table:formula="of:=[.H19]/([.D19]/60)" office:value-type="currency" office:currency="GBP" office:value="5.58750725806452" calcext:value-type="currency">
            <text:p>£5.59</text:p>
          </table:table-cell>
          <table:table-cell table:style-name="ce11"/>
          <table:table-cell table:number-columns-repeated="1013"/>
        </table:table-row>
        <table:table-row table:style-name="ro1">
          <table:table-cell table:style-name="ce7" office:value-type="date" office:date-value="2013-09-06" calcext:value-type="date">
            <text:p>06 September 2013</text:p>
          </table:table-cell>
          <table:table-cell table:style-name="ce8" office:value-type="float" office:value="30.16" calcext:value-type="float">
            <text:p>30.16</text:p>
          </table:table-cell>
          <table:table-cell table:style-name="ce8" table:formula="of:=0.219969248*[.B20]" office:value-type="float" office:value="6.63427251968" calcext:value-type="float">
            <text:p>6.63</text:p>
          </table:table-cell>
          <table:table-cell table:style-name="ce8" office:value-type="float" office:value="417.4" calcext:value-type="float">
            <text:p>417.40</text:p>
          </table:table-cell>
          <table:table-cell table:style-name="ce9" table:formula="of:=[.D20]/[.C20]" office:value-type="float" office:value="62.9157151385956" calcext:value-type="float">
            <text:p>63</text:p>
          </table:table-cell>
          <table:table-cell table:style-name="ce10" office:value-type="currency" office:currency="GBP" office:value="1.349" calcext:value-type="currency">
            <text:p>£1.349</text:p>
          </table:table-cell>
          <table:table-cell table:style-name="ce11" table:formula="of:=4.5461*[.F20]" office:value-type="currency" office:currency="GBP" office:value="6.1326889" calcext:value-type="currency">
            <text:p>£6.13</text:p>
          </table:table-cell>
          <table:table-cell table:style-name="ce11" table:formula="of:=[.F20]*[.B20]" office:value-type="currency" office:currency="GBP" office:value="40.68584" calcext:value-type="currency">
            <text:p>£40.69</text:p>
          </table:table-cell>
          <table:table-cell table:style-name="ce11" table:formula="of:=[.H20]/([.D20]/100)" office:value-type="currency" office:currency="GBP" office:value="9.74744609487303" calcext:value-type="currency">
            <text:p>£9.75</text:p>
          </table:table-cell>
          <table:table-cell table:style-name="ce11" table:formula="of:=[.H20]/([.D20]/60)" office:value-type="currency" office:currency="GBP" office:value="5.84846765692381" calcext:value-type="currency">
            <text:p>£5.8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09-17" calcext:value-type="date">
            <text:p>17 September 2013</text:p>
          </table:table-cell>
          <table:table-cell table:style-name="ce8" office:value-type="float" office:value="15.87" calcext:value-type="float">
            <text:p>15.87</text:p>
          </table:table-cell>
          <table:table-cell table:style-name="ce8" table:formula="of:=0.219969248*[.B21]" office:value-type="float" office:value="3.49091196576" calcext:value-type="float">
            <text:p>3.49</text:p>
          </table:table-cell>
          <table:table-cell table:style-name="ce8" office:value-type="float" office:value="202.4" calcext:value-type="float">
            <text:p>202.40</text:p>
          </table:table-cell>
          <table:table-cell table:style-name="ce9" table:formula="of:=[.D21]/[.C21]" office:value-type="float" office:value="57.9791189194128" calcext:value-type="float">
            <text:p>58</text:p>
          </table:table-cell>
          <table:table-cell table:style-name="ce10" office:value-type="currency" office:currency="GBP" office:value="1.359" calcext:value-type="currency">
            <text:p>£1.359</text:p>
          </table:table-cell>
          <table:table-cell table:style-name="ce11" table:formula="of:=4.5461*[.F21]" office:value-type="currency" office:currency="GBP" office:value="6.1781499" calcext:value-type="currency">
            <text:p>£6.18</text:p>
          </table:table-cell>
          <table:table-cell table:style-name="ce11" table:formula="of:=[.F21]*[.B21]" office:value-type="currency" office:currency="GBP" office:value="21.56733" calcext:value-type="currency">
            <text:p>£21.57</text:p>
          </table:table-cell>
          <table:table-cell table:style-name="ce11" table:formula="of:=[.H21]/([.D21]/100)" office:value-type="currency" office:currency="GBP" office:value="10.6557954545455" calcext:value-type="currency">
            <text:p>£10.66</text:p>
          </table:table-cell>
          <table:table-cell table:style-name="ce11" table:formula="of:=[.H21]/([.D21]/60)" office:value-type="currency" office:currency="GBP" office:value="6.39347727272727" calcext:value-type="currency">
            <text:p>£6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03" calcext:value-type="date">
            <text:p>03 October 2013</text:p>
          </table:table-cell>
          <table:table-cell table:style-name="ce8" office:value-type="float" office:value="13.94" calcext:value-type="float">
            <text:p>13.94</text:p>
          </table:table-cell>
          <table:table-cell table:style-name="ce8" table:formula="of:=0.219969248*[.B22]" office:value-type="float" office:value="3.06637131712" calcext:value-type="float">
            <text:p>3.07</text:p>
          </table:table-cell>
          <table:table-cell table:style-name="ce8" office:value-type="float" office:value="191" calcext:value-type="float">
            <text:p>191.00</text:p>
          </table:table-cell>
          <table:table-cell table:style-name="ce9" table:formula="of:=[.D22]/[.C22]" office:value-type="float" office:value="62.2886076887098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2]" office:value-type="currency" office:currency="GBP" office:value="5.9053839" calcext:value-type="currency">
            <text:p>£5.91</text:p>
          </table:table-cell>
          <table:table-cell table:style-name="ce11" table:formula="of:=[.F22]*[.B22]" office:value-type="currency" office:currency="GBP" office:value="18.10806" calcext:value-type="currency">
            <text:p>£18.11</text:p>
          </table:table-cell>
          <table:table-cell table:style-name="ce11" table:formula="of:=[.H22]/([.D22]/100)" office:value-type="currency" office:currency="GBP" office:value="9.48065968586387" calcext:value-type="currency">
            <text:p>£9.48</text:p>
          </table:table-cell>
          <table:table-cell table:style-name="ce11" table:formula="of:=[.H22]/([.D22]/60)" office:value-type="currency" office:currency="GBP" office:value="5.68839581151832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13" calcext:value-type="date">
            <text:p>13 October 2013</text:p>
          </table:table-cell>
          <table:table-cell table:style-name="ce8" office:value-type="float" office:value="12.82" calcext:value-type="float">
            <text:p>12.82</text:p>
          </table:table-cell>
          <table:table-cell table:style-name="ce8" table:formula="of:=0.219969248*[.B23]" office:value-type="float" office:value="2.82000575936" calcext:value-type="float">
            <text:p>2.82</text:p>
          </table:table-cell>
          <table:table-cell table:style-name="ce8" office:value-type="float" office:value="160.2" calcext:value-type="float">
            <text:p>160.20</text:p>
          </table:table-cell>
          <table:table-cell table:style-name="ce9" table:formula="of:=[.D23]/[.C23]" office:value-type="float" office:value="56.8083946170228" calcext:value-type="float">
            <text:p>57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3]" office:value-type="currency" office:currency="GBP" office:value="5.9053839" calcext:value-type="currency">
            <text:p>£5.91</text:p>
          </table:table-cell>
          <table:table-cell table:style-name="ce11" table:formula="of:=[.F23]*[.B23]" office:value-type="currency" office:currency="GBP" office:value="16.65318" calcext:value-type="currency">
            <text:p>£16.65</text:p>
          </table:table-cell>
          <table:table-cell table:style-name="ce11" table:formula="of:=[.H23]/([.D23]/100)" office:value-type="currency" office:currency="GBP" office:value="10.3952434456929" calcext:value-type="currency">
            <text:p>£10.40</text:p>
          </table:table-cell>
          <table:table-cell table:style-name="ce11" table:formula="of:=[.H23]/([.D23]/60)" office:value-type="currency" office:currency="GBP" office:value="6.23714606741573" calcext:value-type="currency">
            <text:p>£6.2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0-22" calcext:value-type="date">
            <text:p>22 October 2013</text:p>
          </table:table-cell>
          <table:table-cell table:style-name="ce8" office:value-type="float" office:value="18.48" calcext:value-type="float">
            <text:p>18.48</text:p>
          </table:table-cell>
          <table:table-cell table:style-name="ce8" table:formula="of:=0.219969248*[.B24]" office:value-type="float" office:value="4.06503170304" calcext:value-type="float">
            <text:p>4.07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24]/[.C24]" office:value-type="float" office:value="60.7621337406257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4]" office:value-type="currency" office:currency="GBP" office:value="5.9053839" calcext:value-type="currency">
            <text:p>£5.91</text:p>
          </table:table-cell>
          <table:table-cell table:style-name="ce11" table:formula="of:=[.F24]*[.B24]" office:value-type="currency" office:currency="GBP" office:value="24.00552" calcext:value-type="currency">
            <text:p>£24.01</text:p>
          </table:table-cell>
          <table:table-cell table:style-name="ce11" table:formula="of:=[.H24]/([.D24]/100)" office:value-type="currency" office:currency="GBP" office:value="9.71883400809717" calcext:value-type="currency">
            <text:p>£9.72</text:p>
          </table:table-cell>
          <table:table-cell table:style-name="ce11" table:formula="of:=[.H24]/([.D24]/60)" office:value-type="currency" office:currency="GBP" office:value="5.8313004048583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04" calcext:value-type="date">
            <text:p>04 November 2013</text:p>
          </table:table-cell>
          <table:table-cell table:style-name="ce8" office:value-type="float" office:value="21.18" calcext:value-type="float">
            <text:p>21.18</text:p>
          </table:table-cell>
          <table:table-cell table:style-name="ce8" table:formula="of:=0.219969248*[.B25]" office:value-type="float" office:value="4.65894867264" calcext:value-type="float">
            <text:p>4.66</text:p>
          </table:table-cell>
          <table:table-cell table:style-name="ce8" office:value-type="float" office:value="282.7" calcext:value-type="float">
            <text:p>282.70</text:p>
          </table:table-cell>
          <table:table-cell table:style-name="ce9" table:formula="of:=[.D25]/[.C25]" office:value-type="float" office:value="60.678925625469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5]" office:value-type="currency" office:currency="GBP" office:value="5.8599229" calcext:value-type="currency">
            <text:p>£5.86</text:p>
          </table:table-cell>
          <table:table-cell table:style-name="ce11" table:formula="of:=[.F25]*[.B25]" office:value-type="currency" office:currency="GBP" office:value="27.30102" calcext:value-type="currency">
            <text:p>£27.30</text:p>
          </table:table-cell>
          <table:table-cell table:style-name="ce11" table:formula="of:=[.H25]/([.D25]/100)" office:value-type="currency" office:currency="GBP" office:value="9.65724089140432" calcext:value-type="currency">
            <text:p>£9.66</text:p>
          </table:table-cell>
          <table:table-cell table:style-name="ce11" table:formula="of:=[.H25]/([.D25]/60)" office:value-type="currency" office:currency="GBP" office:value="5.79434453484259" calcext:value-type="currency">
            <text:p>£5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11" calcext:value-type="date">
            <text:p>11 November 2013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6]" office:value-type="float" office:value="3.45571688608" calcext:value-type="float">
            <text:p>3.46</text:p>
          </table:table-cell>
          <table:table-cell table:style-name="ce8" office:value-type="float" office:value="197.2" calcext:value-type="float">
            <text:p>197.20</text:p>
          </table:table-cell>
          <table:table-cell table:style-name="ce9" table:formula="of:=[.D26]/[.C26]" office:value-type="float" office:value="57.0648599120903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26]" office:value-type="currency" office:currency="GBP" office:value="5.8144619" calcext:value-type="currency">
            <text:p>£5.81</text:p>
          </table:table-cell>
          <table:table-cell table:style-name="ce11" table:formula="of:=[.F26]*[.B26]" office:value-type="currency" office:currency="GBP" office:value="20.09309" calcext:value-type="currency">
            <text:p>£20.09</text:p>
          </table:table-cell>
          <table:table-cell table:style-name="ce11" table:formula="of:=[.H26]/([.D26]/100)" office:value-type="currency" office:currency="GBP" office:value="10.1891937119675" calcext:value-type="currency">
            <text:p>£10.19</text:p>
          </table:table-cell>
          <table:table-cell table:style-name="ce11" table:formula="of:=[.H26]/([.D26]/60)" office:value-type="currency" office:currency="GBP" office:value="6.11351622718053" calcext:value-type="currency">
            <text:p>£6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2" calcext:value-type="date">
            <text:p>22 November 2013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27]" office:value-type="float" office:value="6.75525560608" calcext:value-type="float">
            <text:p>6.76</text:p>
          </table:table-cell>
          <table:table-cell table:style-name="ce8" office:value-type="float" office:value="397.7" calcext:value-type="float">
            <text:p>397.70</text:p>
          </table:table-cell>
          <table:table-cell table:style-name="ce9" table:formula="of:=[.D27]/[.C27]" office:value-type="float" office:value="58.8726797609337" calcext:value-type="float">
            <text:p>59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27]" office:value-type="currency" office:currency="GBP" office:value="5.8599229" calcext:value-type="currency">
            <text:p>£5.86</text:p>
          </table:table-cell>
          <table:table-cell table:style-name="ce11" table:formula="of:=[.F27]*[.B27]" office:value-type="currency" office:currency="GBP" office:value="39.58519" calcext:value-type="currency">
            <text:p>£39.59</text:p>
          </table:table-cell>
          <table:table-cell table:style-name="ce11" table:formula="of:=[.H27]/([.D27]/100)" office:value-type="currency" office:currency="GBP" office:value="9.95353029922052" calcext:value-type="currency">
            <text:p>£9.95</text:p>
          </table:table-cell>
          <table:table-cell table:style-name="ce11" table:formula="of:=[.H27]/([.D27]/60)" office:value-type="currency" office:currency="GBP" office:value="5.97211817953231" calcext:value-type="currency">
            <text:p>£5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1-28" calcext:value-type="date">
            <text:p>28 November 2013</text:p>
          </table:table-cell>
          <table:table-cell table:style-name="ce8" office:value-type="float" office:value="14.14" calcext:value-type="float">
            <text:p>14.14</text:p>
          </table:table-cell>
          <table:table-cell table:style-name="ce8" table:formula="of:=0.219969248*[.B28]" office:value-type="float" office:value="3.11036516672" calcext:value-type="float">
            <text:p>3.11</text:p>
          </table:table-cell>
          <table:table-cell table:style-name="ce8" office:value-type="float" office:value="193.7" calcext:value-type="float">
            <text:p>193.70</text:p>
          </table:table-cell>
          <table:table-cell table:style-name="ce9" table:formula="of:=[.D28]/[.C28]" office:value-type="float" office:value="62.2756459828362" calcext:value-type="float">
            <text:p>62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8]" office:value-type="currency" office:currency="GBP" office:value="5.9053839" calcext:value-type="currency">
            <text:p>£5.91</text:p>
          </table:table-cell>
          <table:table-cell table:style-name="ce11" table:formula="of:=[.F28]*[.B28]" office:value-type="currency" office:currency="GBP" office:value="18.36786" calcext:value-type="currency">
            <text:p>£18.37</text:p>
          </table:table-cell>
          <table:table-cell table:style-name="ce11" table:formula="of:=[.H28]/([.D28]/100)" office:value-type="currency" office:currency="GBP" office:value="9.48263293753227" calcext:value-type="currency">
            <text:p>£9.48</text:p>
          </table:table-cell>
          <table:table-cell table:style-name="ce11" table:formula="of:=[.H28]/([.D28]/60)" office:value-type="currency" office:currency="GBP" office:value="5.68957976251936" calcext:value-type="currency">
            <text:p>£5.6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06" calcext:value-type="date">
            <text:p>06 December 2013</text:p>
          </table:table-cell>
          <table:table-cell table:style-name="ce8" office:value-type="float" office:value="11.32" calcext:value-type="float">
            <text:p>11.32</text:p>
          </table:table-cell>
          <table:table-cell table:style-name="ce8" table:formula="of:=0.219969248*[.B29]" office:value-type="float" office:value="2.49005188736" calcext:value-type="float">
            <text:p>2.49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29]/[.C29]" office:value-type="float" office:value="60.7216262309719" calcext:value-type="float">
            <text:p>61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29]" office:value-type="currency" office:currency="GBP" office:value="5.9053839" calcext:value-type="currency">
            <text:p>£5.91</text:p>
          </table:table-cell>
          <table:table-cell table:style-name="ce11" table:formula="of:=[.F29]*[.B29]" office:value-type="currency" office:currency="GBP" office:value="14.70468" calcext:value-type="currency">
            <text:p>£14.70</text:p>
          </table:table-cell>
          <table:table-cell table:style-name="ce11" table:formula="of:=[.H29]/([.D29]/100)" office:value-type="currency" office:currency="GBP" office:value="9.72531746031746" calcext:value-type="currency">
            <text:p>£9.73</text:p>
          </table:table-cell>
          <table:table-cell table:style-name="ce11" table:formula="of:=[.H29]/([.D29]/60)" office:value-type="currency" office:currency="GBP" office:value="5.83519047619048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10" calcext:value-type="date">
            <text:p>10 December 2013</text:p>
          </table:table-cell>
          <table:table-cell table:style-name="ce8" office:value-type="float" office:value="22.26" calcext:value-type="float">
            <text:p>22.26</text:p>
          </table:table-cell>
          <table:table-cell table:style-name="ce8" table:formula="of:=0.219969248*[.B30]" office:value-type="float" office:value="4.89651546048" calcext:value-type="float">
            <text:p>4.90</text:p>
          </table:table-cell>
          <table:table-cell table:style-name="ce8" office:value-type="float" office:value="289.8" calcext:value-type="float">
            <text:p>289.80</text:p>
          </table:table-cell>
          <table:table-cell table:style-name="ce9" table:formula="of:=[.D30]/[.C30]" office:value-type="float" office:value="59.1849453634915" calcext:value-type="float">
            <text:p>59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30]" office:value-type="currency" office:currency="GBP" office:value="5.9053839" calcext:value-type="currency">
            <text:p>£5.91</text:p>
          </table:table-cell>
          <table:table-cell table:style-name="ce11" table:formula="of:=[.F30]*[.B30]" office:value-type="currency" office:currency="GBP" office:value="28.91574" calcext:value-type="currency">
            <text:p>£28.92</text:p>
          </table:table-cell>
          <table:table-cell table:style-name="ce11" table:formula="of:=[.H30]/([.D30]/100)" office:value-type="currency" office:currency="GBP" office:value="9.97782608695652" calcext:value-type="currency">
            <text:p>£9.98</text:p>
          </table:table-cell>
          <table:table-cell table:style-name="ce11" table:formula="of:=[.H30]/([.D30]/60)" office:value-type="currency" office:currency="GBP" office:value="5.98669565217391" calcext:value-type="currency">
            <text:p>£5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20" calcext:value-type="date">
            <text:p>20 December 2013</text:p>
          </table:table-cell>
          <table:table-cell table:style-name="ce8" office:value-type="float" office:value="22.32" calcext:value-type="float">
            <text:p>22.32</text:p>
          </table:table-cell>
          <table:table-cell table:style-name="ce8" table:formula="of:=0.219969248*[.B31]" office:value-type="float" office:value="4.90971361536" calcext:value-type="float">
            <text:p>4.91</text:p>
          </table:table-cell>
          <table:table-cell table:style-name="ce8" office:value-type="float" office:value="289.7" calcext:value-type="float">
            <text:p>289.70</text:p>
          </table:table-cell>
          <table:table-cell table:style-name="ce9" table:formula="of:=[.D31]/[.C31]" office:value-type="float" office:value="59.0054782612322" calcext:value-type="float">
            <text:p>59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31]" office:value-type="currency" office:currency="GBP" office:value="5.7599087" calcext:value-type="currency">
            <text:p>£5.76</text:p>
          </table:table-cell>
          <table:table-cell table:style-name="ce11" table:formula="of:=[.F31]*[.B31]" office:value-type="currency" office:currency="GBP" office:value="28.27944" calcext:value-type="currency">
            <text:p>£28.28</text:p>
          </table:table-cell>
          <table:table-cell table:style-name="ce11" table:formula="of:=[.H31]/([.D31]/100)" office:value-type="currency" office:currency="GBP" office:value="9.76162927166034" calcext:value-type="currency">
            <text:p>£9.76</text:p>
          </table:table-cell>
          <table:table-cell table:style-name="ce11" table:formula="of:=[.H31]/([.D31]/60)" office:value-type="currency" office:currency="GBP" office:value="5.8569775629962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3-12-31" calcext:value-type="date">
            <text:p>31 December 2013</text:p>
          </table:table-cell>
          <table:table-cell table:style-name="ce8" office:value-type="float" office:value="23.86" calcext:value-type="float">
            <text:p>23.86</text:p>
          </table:table-cell>
          <table:table-cell table:style-name="ce8" table:formula="of:=0.219969248*[.B32]" office:value-type="float" office:value="5.24846625728" calcext:value-type="float">
            <text:p>5.25</text:p>
          </table:table-cell>
          <table:table-cell table:style-name="ce8" office:value-type="float" office:value="321.8" calcext:value-type="float">
            <text:p>321.80</text:p>
          </table:table-cell>
          <table:table-cell table:style-name="ce9" table:formula="of:=[.D32]/[.C32]" office:value-type="float" office:value="61.3131502090997" calcext:value-type="float">
            <text:p>61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2]" office:value-type="currency" office:currency="GBP" office:value="5.8599229" calcext:value-type="currency">
            <text:p>£5.86</text:p>
          </table:table-cell>
          <table:table-cell table:style-name="ce11" table:formula="of:=[.F32]*[.B32]" office:value-type="currency" office:currency="GBP" office:value="30.75554" calcext:value-type="currency">
            <text:p>£30.76</text:p>
          </table:table-cell>
          <table:table-cell table:style-name="ce11" table:formula="of:=[.H32]/([.D32]/100)" office:value-type="currency" office:currency="GBP" office:value="9.55734617775016" calcext:value-type="currency">
            <text:p>£9.56</text:p>
          </table:table-cell>
          <table:table-cell table:style-name="ce11" table:formula="of:=[.H32]/([.D32]/60)" office:value-type="currency" office:currency="GBP" office:value="5.73440770665009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1" calcext:value-type="date">
            <text:p>11 January 2014</text:p>
          </table:table-cell>
          <table:table-cell table:style-name="ce8" office:value-type="float" office:value="20.91" calcext:value-type="float">
            <text:p>20.91</text:p>
          </table:table-cell>
          <table:table-cell table:style-name="ce8" table:formula="of:=0.219969248*[.B33]" office:value-type="float" office:value="4.59955697568" calcext:value-type="float">
            <text:p>4.60</text:p>
          </table:table-cell>
          <table:table-cell table:style-name="ce8" office:value-type="float" office:value="264.8" calcext:value-type="float">
            <text:p>264.80</text:p>
          </table:table-cell>
          <table:table-cell table:style-name="ce9" table:formula="of:=[.D33]/[.C33]" office:value-type="float" office:value="57.5707620103677" calcext:value-type="float">
            <text:p>58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33]" office:value-type="currency" office:currency="GBP" office:value="5.8508307" calcext:value-type="currency">
            <text:p>£5.85</text:p>
          </table:table-cell>
          <table:table-cell table:style-name="ce11" table:formula="of:=[.F33]*[.B33]" office:value-type="currency" office:currency="GBP" office:value="26.91117" calcext:value-type="currency">
            <text:p>£26.91</text:p>
          </table:table-cell>
          <table:table-cell table:style-name="ce11" table:formula="of:=[.H33]/([.D33]/100)" office:value-type="currency" office:currency="GBP" office:value="10.1628285498489" calcext:value-type="currency">
            <text:p>£10.16</text:p>
          </table:table-cell>
          <table:table-cell table:style-name="ce11" table:formula="of:=[.H33]/([.D33]/60)" office:value-type="currency" office:currency="GBP" office:value="6.09769712990937" calcext:value-type="currency">
            <text:p>£6.1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17" calcext:value-type="date">
            <text:p>17 January 2014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34]" office:value-type="float" office:value="3.8604603024" calcext:value-type="float">
            <text:p>3.86</text:p>
          </table:table-cell>
          <table:table-cell table:style-name="ce8" office:value-type="float" office:value="237.5" calcext:value-type="float">
            <text:p>237.50</text:p>
          </table:table-cell>
          <table:table-cell table:style-name="ce9" table:formula="of:=[.D34]/[.C34]" office:value-type="float" office:value="61.5211610523101" calcext:value-type="float">
            <text:p>62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34]" office:value-type="currency" office:currency="GBP" office:value="5.8599229" calcext:value-type="currency">
            <text:p>£5.86</text:p>
          </table:table-cell>
          <table:table-cell table:style-name="ce11" table:formula="of:=[.F34]*[.B34]" office:value-type="currency" office:currency="GBP" office:value="22.62195" calcext:value-type="currency">
            <text:p>£22.62</text:p>
          </table:table-cell>
          <table:table-cell table:style-name="ce11" table:formula="of:=[.H34]/([.D34]/100)" office:value-type="currency" office:currency="GBP" office:value="9.52503157894737" calcext:value-type="currency">
            <text:p>£9.53</text:p>
          </table:table-cell>
          <table:table-cell table:style-name="ce11" table:formula="of:=[.H34]/([.D34]/60)" office:value-type="currency" office:currency="GBP" office:value="5.71501894736842" calcext:value-type="currency">
            <text:p>£5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1-31" calcext:value-type="date">
            <text:p>31 January 2014</text:p>
          </table:table-cell>
          <table:table-cell table:style-name="ce8" office:value-type="float" office:value="31.3" calcext:value-type="float">
            <text:p>31.30</text:p>
          </table:table-cell>
          <table:table-cell table:style-name="ce8" table:formula="of:=0.219969248*[.B35]" office:value-type="float" office:value="6.8850374624" calcext:value-type="float">
            <text:p>6.89</text:p>
          </table:table-cell>
          <table:table-cell table:style-name="ce8" office:value-type="float" office:value="418.5" calcext:value-type="float">
            <text:p>418.50</text:p>
          </table:table-cell>
          <table:table-cell table:style-name="ce9" table:formula="of:=[.D35]/[.C35]" office:value-type="float" office:value="60.783982989995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5]" office:value-type="currency" office:currency="GBP" office:value="5.8144619" calcext:value-type="currency">
            <text:p>£5.81</text:p>
          </table:table-cell>
          <table:table-cell table:style-name="ce11" table:formula="of:=[.F35]*[.B35]" office:value-type="currency" office:currency="GBP" office:value="40.0327" calcext:value-type="currency">
            <text:p>£40.03</text:p>
          </table:table-cell>
          <table:table-cell table:style-name="ce11" table:formula="of:=[.H35]/([.D35]/100)" office:value-type="currency" office:currency="GBP" office:value="9.5657586618877" calcext:value-type="currency">
            <text:p>£9.57</text:p>
          </table:table-cell>
          <table:table-cell table:style-name="ce11" table:formula="of:=[.H35]/([.D35]/60)" office:value-type="currency" office:currency="GBP" office:value="5.73945519713262" calcext:value-type="currency">
            <text:p>£5.7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14" calcext:value-type="date">
            <text:p>14 February 2014</text:p>
          </table:table-cell>
          <table:table-cell table:style-name="ce8" office:value-type="float" office:value="23.67" calcext:value-type="float">
            <text:p>23.67</text:p>
          </table:table-cell>
          <table:table-cell table:style-name="ce8" table:formula="of:=0.219969248*[.B36]" office:value-type="float" office:value="5.20667210016" calcext:value-type="float">
            <text:p>5.21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36]/[.C36]" office:value-type="float" office:value="56.8501327346702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6]" office:value-type="currency" office:currency="GBP" office:value="5.8144619" calcext:value-type="currency">
            <text:p>£5.81</text:p>
          </table:table-cell>
          <table:table-cell table:style-name="ce11" table:formula="of:=[.F36]*[.B36]" office:value-type="currency" office:currency="GBP" office:value="30.27393" calcext:value-type="currency">
            <text:p>£30.27</text:p>
          </table:table-cell>
          <table:table-cell table:style-name="ce11" table:formula="of:=[.H36]/([.D36]/100)" office:value-type="currency" office:currency="GBP" office:value="10.2276790540541" calcext:value-type="currency">
            <text:p>£10.23</text:p>
          </table:table-cell>
          <table:table-cell table:style-name="ce11" table:formula="of:=[.H36]/([.D36]/60)" office:value-type="currency" office:currency="GBP" office:value="6.13660743243243" calcext:value-type="currency">
            <text:p>£6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2-21" calcext:value-type="date">
            <text:p>21 February 2014</text:p>
          </table:table-cell>
          <table:table-cell table:style-name="ce8" office:value-type="float" office:value="13.89" calcext:value-type="float">
            <text:p>13.89</text:p>
          </table:table-cell>
          <table:table-cell table:style-name="ce8" table:formula="of:=0.219969248*[.B37]" office:value-type="float" office:value="3.05537285472" calcext:value-type="float">
            <text:p>3.06</text:p>
          </table:table-cell>
          <table:table-cell table:style-name="ce8" office:value-type="float" office:value="185.4" calcext:value-type="float">
            <text:p>185.40</text:p>
          </table:table-cell>
          <table:table-cell table:style-name="ce9" table:formula="of:=[.D37]/[.C37]" office:value-type="float" office:value="60.67999187516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7]" office:value-type="currency" office:currency="GBP" office:value="5.8144619" calcext:value-type="currency">
            <text:p>£5.81</text:p>
          </table:table-cell>
          <table:table-cell table:style-name="ce11" table:formula="of:=[.F37]*[.B37]" office:value-type="currency" office:currency="GBP" office:value="17.76531" calcext:value-type="currency">
            <text:p>£17.77</text:p>
          </table:table-cell>
          <table:table-cell table:style-name="ce11" table:formula="of:=[.H37]/([.D37]/100)" office:value-type="currency" office:currency="GBP" office:value="9.58215210355987" calcext:value-type="currency">
            <text:p>£9.58</text:p>
          </table:table-cell>
          <table:table-cell table:style-name="ce11" table:formula="of:=[.H37]/([.D37]/60)" office:value-type="currency" office:currency="GBP" office:value="5.74929126213592" calcext:value-type="currency">
            <text:p>£5.7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03" calcext:value-type="date">
            <text:p>03 March 2014</text:p>
          </table:table-cell>
          <table:table-cell table:style-name="ce8" office:value-type="float" office:value="16.85" calcext:value-type="float">
            <text:p>16.85</text:p>
          </table:table-cell>
          <table:table-cell table:style-name="ce8" table:formula="of:=0.219969248*[.B38]" office:value-type="float" office:value="3.7064818288" calcext:value-type="float">
            <text:p>3.71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8]/[.C38]" office:value-type="float" office:value="56.6575015607156" calcext:value-type="float">
            <text:p>57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8]" office:value-type="currency" office:currency="GBP" office:value="5.8144619" calcext:value-type="currency">
            <text:p>£5.81</text:p>
          </table:table-cell>
          <table:table-cell table:style-name="ce11" table:formula="of:=[.F38]*[.B38]" office:value-type="currency" office:currency="GBP" office:value="21.55115" calcext:value-type="currency">
            <text:p>£21.55</text:p>
          </table:table-cell>
          <table:table-cell table:style-name="ce11" table:formula="of:=[.H38]/([.D38]/100)" office:value-type="currency" office:currency="GBP" office:value="10.2624523809524" calcext:value-type="currency">
            <text:p>£10.26</text:p>
          </table:table-cell>
          <table:table-cell table:style-name="ce11" table:formula="of:=[.H38]/([.D38]/60)" office:value-type="currency" office:currency="GBP" office:value="6.15747142857143" calcext:value-type="currency">
            <text:p>£6.1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14" calcext:value-type="date">
            <text:p>14 March 2014</text:p>
          </table:table-cell>
          <table:table-cell table:style-name="ce8" office:value-type="float" office:value="15.6" calcext:value-type="float">
            <text:p>15.60</text:p>
          </table:table-cell>
          <table:table-cell table:style-name="ce8" table:formula="of:=0.219969248*[.B39]" office:value-type="float" office:value="3.4315202688" calcext:value-type="float">
            <text:p>3.43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39]/[.C39]" office:value-type="float" office:value="61.1973654678242" calcext:value-type="float">
            <text:p>61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39]" office:value-type="currency" office:currency="GBP" office:value="5.8144619" calcext:value-type="currency">
            <text:p>£5.81</text:p>
          </table:table-cell>
          <table:table-cell table:style-name="ce11" table:formula="of:=[.F39]*[.B39]" office:value-type="currency" office:currency="GBP" office:value="19.9524" calcext:value-type="currency">
            <text:p>£19.95</text:p>
          </table:table-cell>
          <table:table-cell table:style-name="ce11" table:formula="of:=[.H39]/([.D39]/100)" office:value-type="currency" office:currency="GBP" office:value="9.50114285714286" calcext:value-type="currency">
            <text:p>£9.50</text:p>
          </table:table-cell>
          <table:table-cell table:style-name="ce11" table:formula="of:=[.H39]/([.D39]/60)" office:value-type="currency" office:currency="GBP" office:value="5.70068571428571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27" calcext:value-type="date">
            <text:p>27 March 2014</text:p>
          </table:table-cell>
          <table:table-cell table:style-name="ce8" office:value-type="float" office:value="26.77" calcext:value-type="float">
            <text:p>26.77</text:p>
          </table:table-cell>
          <table:table-cell table:style-name="ce8" table:formula="of:=0.219969248*[.B40]" office:value-type="float" office:value="5.88857676896" calcext:value-type="float">
            <text:p>5.89</text:p>
          </table:table-cell>
          <table:table-cell table:style-name="ce8" office:value-type="float" office:value="349.6" calcext:value-type="float">
            <text:p>349.60</text:p>
          </table:table-cell>
          <table:table-cell table:style-name="ce9" table:formula="of:=[.D40]/[.C40]" office:value-type="float" office:value="59.3691843915188" calcext:value-type="float">
            <text:p>5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0]" office:value-type="currency" office:currency="GBP" office:value="5.8144619" calcext:value-type="currency">
            <text:p>£5.81</text:p>
          </table:table-cell>
          <table:table-cell table:style-name="ce11" table:formula="of:=[.F40]*[.B40]" office:value-type="currency" office:currency="GBP" office:value="34.23883" calcext:value-type="currency">
            <text:p>£34.24</text:p>
          </table:table-cell>
          <table:table-cell table:style-name="ce11" table:formula="of:=[.H40]/([.D40]/100)" office:value-type="currency" office:currency="GBP" office:value="9.79371567505721" calcext:value-type="currency">
            <text:p>£9.79</text:p>
          </table:table-cell>
          <table:table-cell table:style-name="ce11" table:formula="of:=[.H40]/([.D40]/60)" office:value-type="currency" office:currency="GBP" office:value="5.87622940503433" calcext:value-type="currency">
            <text:p>£5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3-30" calcext:value-type="date">
            <text:p>30 March 2014</text:p>
          </table:table-cell>
          <table:table-cell table:style-name="ce8" office:value-type="float" office:value="14.68" calcext:value-type="float">
            <text:p>14.68</text:p>
          </table:table-cell>
          <table:table-cell table:style-name="ce8" table:formula="of:=0.219969248*[.B41]" office:value-type="float" office:value="3.22914856064" calcext:value-type="float">
            <text:p>3.23</text:p>
          </table:table-cell>
          <table:table-cell table:style-name="ce8" office:value-type="float" office:value="218" calcext:value-type="float">
            <text:p>218.00</text:p>
          </table:table-cell>
          <table:table-cell table:style-name="ce9" table:formula="of:=[.D41]/[.C41]" office:value-type="float" office:value="67.5100559501027" calcext:value-type="float">
            <text:p>6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41]" office:value-type="currency" office:currency="GBP" office:value="5.7235399" calcext:value-type="currency">
            <text:p>£5.72</text:p>
          </table:table-cell>
          <table:table-cell table:style-name="ce11" table:formula="of:=[.F41]*[.B41]" office:value-type="currency" office:currency="GBP" office:value="18.48212" calcext:value-type="currency">
            <text:p>£18.48</text:p>
          </table:table-cell>
          <table:table-cell table:style-name="ce11" table:formula="of:=[.H41]/([.D41]/100)" office:value-type="currency" office:currency="GBP" office:value="8.4780366972477" calcext:value-type="currency">
            <text:p>£8.48</text:p>
          </table:table-cell>
          <table:table-cell table:style-name="ce11" table:formula="of:=[.H41]/([.D41]/60)" office:value-type="currency" office:currency="GBP" office:value="5.08682201834862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04" calcext:value-type="date">
            <text:p>04 April 2014</text:p>
          </table:table-cell>
          <table:table-cell table:style-name="ce8" office:value-type="float" office:value="18.3" calcext:value-type="float">
            <text:p>18.30</text:p>
          </table:table-cell>
          <table:table-cell table:style-name="ce8" table:formula="of:=0.219969248*[.B42]" office:value-type="float" office:value="4.0254372384" calcext:value-type="float">
            <text:p>4.03</text:p>
          </table:table-cell>
          <table:table-cell table:style-name="ce8" office:value-type="float" office:value="274.4" calcext:value-type="float">
            <text:p>274.40</text:p>
          </table:table-cell>
          <table:table-cell table:style-name="ce9" table:formula="of:=[.D42]/[.C42]" office:value-type="float" office:value="68.1665080708267" calcext:value-type="float">
            <text:p>68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2]" office:value-type="currency" office:currency="GBP" office:value="5.8144619" calcext:value-type="currency">
            <text:p>£5.81</text:p>
          </table:table-cell>
          <table:table-cell table:style-name="ce11" table:formula="of:=[.F42]*[.B42]" office:value-type="currency" office:currency="GBP" office:value="23.4057" calcext:value-type="currency">
            <text:p>£23.41</text:p>
          </table:table-cell>
          <table:table-cell table:style-name="ce11" table:formula="of:=[.H42]/([.D42]/100)" office:value-type="currency" office:currency="GBP" office:value="8.52977405247814" calcext:value-type="currency">
            <text:p>£8.53</text:p>
          </table:table-cell>
          <table:table-cell table:style-name="ce11" table:formula="of:=[.H42]/([.D42]/60)" office:value-type="currency" office:currency="GBP" office:value="5.11786443148688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17" calcext:value-type="date">
            <text:p>17 April 2014</text:p>
          </table:table-cell>
          <table:table-cell table:style-name="ce8" office:value-type="float" office:value="24.63" calcext:value-type="float">
            <text:p>24.63</text:p>
          </table:table-cell>
          <table:table-cell table:style-name="ce8" table:formula="of:=0.219969248*[.B43]" office:value-type="float" office:value="5.41784257824" calcext:value-type="float">
            <text:p>5.42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43]/[.C43]" office:value-type="float" office:value="57.9566488810761" calcext:value-type="float">
            <text:p>5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3]" office:value-type="currency" office:currency="GBP" office:value="5.7599087" calcext:value-type="currency">
            <text:p>£5.76</text:p>
          </table:table-cell>
          <table:table-cell table:style-name="ce11" table:formula="of:=[.F43]*[.B43]" office:value-type="currency" office:currency="GBP" office:value="31.20621" calcext:value-type="currency">
            <text:p>£31.21</text:p>
          </table:table-cell>
          <table:table-cell table:style-name="ce11" table:formula="of:=[.H43]/([.D43]/100)" office:value-type="currency" office:currency="GBP" office:value="9.93828343949044" calcext:value-type="currency">
            <text:p>£9.94</text:p>
          </table:table-cell>
          <table:table-cell table:style-name="ce11" table:formula="of:=[.H43]/([.D43]/60)" office:value-type="currency" office:currency="GBP" office:value="5.96297006369427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1" calcext:value-type="date">
            <text:p>21 April 2014</text:p>
          </table:table-cell>
          <table:table-cell table:style-name="ce8" office:value-type="float" office:value="26.06" calcext:value-type="float">
            <text:p>26.06</text:p>
          </table:table-cell>
          <table:table-cell table:style-name="ce8" table:formula="of:=0.219969248*[.B44]" office:value-type="float" office:value="5.73239860288" calcext:value-type="float">
            <text:p>5.73</text:p>
          </table:table-cell>
          <table:table-cell table:style-name="ce8" office:value-type="float" office:value="312" calcext:value-type="float">
            <text:p>312.00</text:p>
          </table:table-cell>
          <table:table-cell table:style-name="ce9" table:formula="of:=[.D44]/[.C44]" office:value-type="float" office:value="54.4274782014023" calcext:value-type="float">
            <text:p>5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44]" office:value-type="currency" office:currency="GBP" office:value="5.7599087" calcext:value-type="currency">
            <text:p>£5.76</text:p>
          </table:table-cell>
          <table:table-cell table:style-name="ce11" table:formula="of:=[.F44]*[.B44]" office:value-type="currency" office:currency="GBP" office:value="33.01802" calcext:value-type="currency">
            <text:p>£33.02</text:p>
          </table:table-cell>
          <table:table-cell table:style-name="ce11" table:formula="of:=[.H44]/([.D44]/100)" office:value-type="currency" office:currency="GBP" office:value="10.5826987179487" calcext:value-type="currency">
            <text:p>£10.58</text:p>
          </table:table-cell>
          <table:table-cell table:style-name="ce11" table:formula="of:=[.H44]/([.D44]/60)" office:value-type="currency" office:currency="GBP" office:value="6.34961923076923" calcext:value-type="currency">
            <text:p>£6.3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4-25" calcext:value-type="date">
            <text:p>25 April 2014</text:p>
          </table:table-cell>
          <table:table-cell table:style-name="ce8" office:value-type="float" office:value="18.42" calcext:value-type="float">
            <text:p>18.42</text:p>
          </table:table-cell>
          <table:table-cell table:style-name="ce8" table:formula="of:=0.219969248*[.B45]" office:value-type="float" office:value="4.05183354816" calcext:value-type="float">
            <text:p>4.05</text:p>
          </table:table-cell>
          <table:table-cell table:style-name="ce8" office:value-type="float" office:value="258.2" calcext:value-type="float">
            <text:p>258.20</text:p>
          </table:table-cell>
          <table:table-cell table:style-name="ce9" table:formula="of:=[.D45]/[.C45]" office:value-type="float" office:value="63.7242366773069" calcext:value-type="float">
            <text:p>64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45]" office:value-type="currency" office:currency="GBP" office:value="5.8144619" calcext:value-type="currency">
            <text:p>£5.81</text:p>
          </table:table-cell>
          <table:table-cell table:style-name="ce11" table:formula="of:=[.F45]*[.B45]" office:value-type="currency" office:currency="GBP" office:value="23.55918" calcext:value-type="currency">
            <text:p>£23.56</text:p>
          </table:table-cell>
          <table:table-cell table:style-name="ce11" table:formula="of:=[.H45]/([.D45]/100)" office:value-type="currency" office:currency="GBP" office:value="9.12439194422928" calcext:value-type="currency">
            <text:p>£9.12</text:p>
          </table:table-cell>
          <table:table-cell table:style-name="ce11" table:formula="of:=[.H45]/([.D45]/60)" office:value-type="currency" office:currency="GBP" office:value="5.47463516653757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08" calcext:value-type="date">
            <text:p>08 May 2014</text:p>
          </table:table-cell>
          <table:table-cell table:style-name="ce8" office:value-type="float" office:value="10.72" calcext:value-type="float">
            <text:p>10.72</text:p>
          </table:table-cell>
          <table:table-cell table:style-name="ce8" table:formula="of:=0.219969248*[.B46]" office:value-type="float" office:value="2.35807033856" calcext:value-type="float">
            <text:p>2.36</text:p>
          </table:table-cell>
          <table:table-cell table:style-name="ce8" office:value-type="float" office:value="151.2" calcext:value-type="float">
            <text:p>151.20</text:p>
          </table:table-cell>
          <table:table-cell table:style-name="ce9" table:formula="of:=[.D46]/[.C46]" office:value-type="float" office:value="64.1202247140487" calcext:value-type="float">
            <text:p>64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6]" office:value-type="currency" office:currency="GBP" office:value="5.8599229" calcext:value-type="currency">
            <text:p>£5.86</text:p>
          </table:table-cell>
          <table:table-cell table:style-name="ce11" table:formula="of:=[.F46]*[.B46]" office:value-type="currency" office:currency="GBP" office:value="13.81808" calcext:value-type="currency">
            <text:p>£13.82</text:p>
          </table:table-cell>
          <table:table-cell table:style-name="ce11" table:formula="of:=[.H46]/([.D46]/100)" office:value-type="currency" office:currency="GBP" office:value="9.1389417989418" calcext:value-type="currency">
            <text:p>£9.14</text:p>
          </table:table-cell>
          <table:table-cell table:style-name="ce11" table:formula="of:=[.H46]/([.D46]/60)" office:value-type="currency" office:currency="GBP" office:value="5.48336507936508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16" calcext:value-type="date">
            <text:p>16 May 2014</text:p>
          </table:table-cell>
          <table:table-cell table:style-name="ce8" office:value-type="float" office:value="10.09" calcext:value-type="float">
            <text:p>10.09</text:p>
          </table:table-cell>
          <table:table-cell table:style-name="ce8" table:formula="of:=0.219969248*[.B47]" office:value-type="float" office:value="2.21948971232" calcext:value-type="float">
            <text:p>2.22</text:p>
          </table:table-cell>
          <table:table-cell table:style-name="ce8" office:value-type="float" office:value="139.6" calcext:value-type="float">
            <text:p>139.60</text:p>
          </table:table-cell>
          <table:table-cell table:style-name="ce9" table:formula="of:=[.D47]/[.C47]" office:value-type="float" office:value="62.8973404224876" calcext:value-type="float">
            <text:p>63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7]" office:value-type="currency" office:currency="GBP" office:value="5.8599229" calcext:value-type="currency">
            <text:p>£5.86</text:p>
          </table:table-cell>
          <table:table-cell table:style-name="ce11" table:formula="of:=[.F47]*[.B47]" office:value-type="currency" office:currency="GBP" office:value="13.00601" calcext:value-type="currency">
            <text:p>£13.01</text:p>
          </table:table-cell>
          <table:table-cell table:style-name="ce11" table:formula="of:=[.H47]/([.D47]/100)" office:value-type="currency" office:currency="GBP" office:value="9.31662607449857" calcext:value-type="currency">
            <text:p>£9.32</text:p>
          </table:table-cell>
          <table:table-cell table:style-name="ce11" table:formula="of:=[.H47]/([.D47]/60)" office:value-type="currency" office:currency="GBP" office:value="5.58997564469914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5-28" calcext:value-type="date">
            <text:p>28 May 2014</text:p>
          </table:table-cell>
          <table:table-cell table:style-name="ce8" office:value-type="float" office:value="13.29" calcext:value-type="float">
            <text:p>13.29</text:p>
          </table:table-cell>
          <table:table-cell table:style-name="ce8" table:formula="of:=0.219969248*[.B48]" office:value-type="float" office:value="2.92339130592" calcext:value-type="float">
            <text:p>2.92</text:p>
          </table:table-cell>
          <table:table-cell table:style-name="ce8" office:value-type="float" office:value="190.7" calcext:value-type="float">
            <text:p>190.70</text:p>
          </table:table-cell>
          <table:table-cell table:style-name="ce9" table:formula="of:=[.D48]/[.C48]" office:value-type="float" office:value="65.2324578012611" calcext:value-type="float">
            <text:p>65</text:p>
          </table:table-cell>
          <table:table-cell table:style-name="ce10" office:value-type="currency" office:currency="GBP" office:value="1.289" calcext:value-type="currency">
            <text:p>£1.289</text:p>
          </table:table-cell>
          <table:table-cell table:style-name="ce11" table:formula="of:=4.5461*[.F48]" office:value-type="currency" office:currency="GBP" office:value="5.8599229" calcext:value-type="currency">
            <text:p>£5.86</text:p>
          </table:table-cell>
          <table:table-cell table:style-name="ce11" table:formula="of:=[.F48]*[.B48]" office:value-type="currency" office:currency="GBP" office:value="17.13081" calcext:value-type="currency">
            <text:p>£17.13</text:p>
          </table:table-cell>
          <table:table-cell table:style-name="ce11" table:formula="of:=[.H48]/([.D48]/100)" office:value-type="currency" office:currency="GBP" office:value="8.98312008390142" calcext:value-type="currency">
            <text:p>£8.98</text:p>
          </table:table-cell>
          <table:table-cell table:style-name="ce11" table:formula="of:=[.H48]/([.D48]/60)" office:value-type="currency" office:currency="GBP" office:value="5.38987205034085" calcext:value-type="currency">
            <text:p>£5.3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08" calcext:value-type="date">
            <text:p>08 June 2014</text:p>
          </table:table-cell>
          <table:table-cell table:style-name="ce8" office:value-type="float" office:value="16" calcext:value-type="float">
            <text:p>16.00</text:p>
          </table:table-cell>
          <table:table-cell table:style-name="ce8" table:formula="of:=0.219969248*[.B49]" office:value-type="float" office:value="3.519507968" calcext:value-type="float">
            <text:p>3.52</text:p>
          </table:table-cell>
          <table:table-cell table:style-name="ce8" office:value-type="float" office:value="223" calcext:value-type="float">
            <text:p>223.00</text:p>
          </table:table-cell>
          <table:table-cell table:style-name="ce9" table:formula="of:=[.D49]/[.C49]" office:value-type="float" office:value="63.3611294611509" calcext:value-type="float">
            <text:p>63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49]" office:value-type="currency" office:currency="GBP" office:value="5.9053839" calcext:value-type="currency">
            <text:p>£5.91</text:p>
          </table:table-cell>
          <table:table-cell table:style-name="ce11" table:formula="of:=[.F49]*[.B49]" office:value-type="currency" office:currency="GBP" office:value="20.784" calcext:value-type="currency">
            <text:p>£20.78</text:p>
          </table:table-cell>
          <table:table-cell table:style-name="ce11" table:formula="of:=[.H49]/([.D49]/100)" office:value-type="currency" office:currency="GBP" office:value="9.32017937219731" calcext:value-type="currency">
            <text:p>£9.32</text:p>
          </table:table-cell>
          <table:table-cell table:style-name="ce11" table:formula="of:=[.H49]/([.D49]/60)" office:value-type="currency" office:currency="GBP" office:value="5.59210762331839" calcext:value-type="currency">
            <text:p>£5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6-27" calcext:value-type="date">
            <text:p>27 June 2014</text:p>
          </table:table-cell>
          <table:table-cell table:style-name="ce8" office:value-type="float" office:value="16.92" calcext:value-type="float">
            <text:p>16.92</text:p>
          </table:table-cell>
          <table:table-cell table:style-name="ce8" table:formula="of:=0.219969248*[.B50]" office:value-type="float" office:value="3.72187967616" calcext:value-type="float">
            <text:p>3.72</text:p>
          </table:table-cell>
          <table:table-cell table:style-name="ce8" office:value-type="float" office:value="216.7" calcext:value-type="float">
            <text:p>216.70</text:p>
          </table:table-cell>
          <table:table-cell table:style-name="ce9" table:formula="of:=[.D50]/[.C50]" office:value-type="float" office:value="58.223268577983" calcext:value-type="float">
            <text:p>58</text:p>
          </table:table-cell>
          <table:table-cell table:style-name="ce10" office:value-type="currency" office:currency="GBP" office:value="1.299" calcext:value-type="currency">
            <text:p>£1.299</text:p>
          </table:table-cell>
          <table:table-cell table:style-name="ce11" table:formula="of:=4.5461*[.F50]" office:value-type="currency" office:currency="GBP" office:value="5.9053839" calcext:value-type="currency">
            <text:p>£5.91</text:p>
          </table:table-cell>
          <table:table-cell table:style-name="ce11" table:formula="of:=[.F50]*[.B50]" office:value-type="currency" office:currency="GBP" office:value="21.97908" calcext:value-type="currency">
            <text:p>£21.98</text:p>
          </table:table-cell>
          <table:table-cell table:style-name="ce11" table:formula="of:=[.H50]/([.D50]/100)" office:value-type="currency" office:currency="GBP" office:value="10.1426303645593" calcext:value-type="currency">
            <text:p>£10.14</text:p>
          </table:table-cell>
          <table:table-cell table:style-name="ce11" table:formula="of:=[.H50]/([.D50]/60)" office:value-type="currency" office:currency="GBP" office:value="6.08557821873558" calcext:value-type="currency">
            <text:p>£6.09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4-07-28" calcext:value-type="date">
            <text:p>28 July 2014</text:p>
          </table:table-cell>
          <table:table-cell table:style-name="ce8" office:value-type="float" office:value="26.55" calcext:value-type="float">
            <text:p>26.55</text:p>
          </table:table-cell>
          <table:table-cell table:style-name="ce8" table:formula="of:=0.219969248*[.B52]" office:value-type="float" office:value="5.8401835344" calcext:value-type="float">
            <text:p>5.84</text:p>
          </table:table-cell>
          <table:table-cell table:style-name="ce8" office:value-type="float" office:value="345.4" calcext:value-type="float">
            <text:p>345.40</text:p>
          </table:table-cell>
          <table:table-cell table:style-name="ce9" table:formula="of:=[.D52]/[.C52]" office:value-type="float" office:value="59.1419769542371" calcext:value-type="float">
            <text:p>5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52]" office:value-type="currency" office:currency="GBP" office:value="5.8053697" calcext:value-type="currency">
            <text:p>£5.81</text:p>
          </table:table-cell>
          <table:table-cell table:style-name="ce11" table:formula="of:=[.F52]*[.B52]" office:value-type="currency" office:currency="GBP" office:value="33.90435" calcext:value-type="currency">
            <text:p>£33.90</text:p>
          </table:table-cell>
          <table:table-cell table:style-name="ce11" table:formula="of:=[.H52]/([.D52]/100)" office:value-type="currency" office:currency="GBP" office:value="9.81596699478865" calcext:value-type="currency">
            <text:p>£9.82</text:p>
          </table:table-cell>
          <table:table-cell table:style-name="ce11" table:formula="of:=[.H52]/([.D52]/60)" office:value-type="currency" office:currency="GBP" office:value="5.88958019687319" calcext:value-type="currency">
            <text:p>£5.8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2" calcext:value-type="date">
            <text:p>02 August 2014</text:p>
          </table:table-cell>
          <table:table-cell table:style-name="ce8" office:value-type="float" office:value="24.26" calcext:value-type="float">
            <text:p>24.26</text:p>
          </table:table-cell>
          <table:table-cell table:style-name="ce8" table:formula="of:=0.219969248*[.B53]" office:value-type="float" office:value="5.33645395648" calcext:value-type="float">
            <text:p>5.34</text:p>
          </table:table-cell>
          <table:table-cell table:style-name="ce8" office:value-type="float" office:value="296" calcext:value-type="float">
            <text:p>296.00</text:p>
          </table:table-cell>
          <table:table-cell table:style-name="ce9" table:formula="of:=[.D53]/[.C53]" office:value-type="float" office:value="55.4675450053439" calcext:value-type="float">
            <text:p>5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3]" office:value-type="currency" office:currency="GBP" office:value="5.8144619" calcext:value-type="currency">
            <text:p>£5.81</text:p>
          </table:table-cell>
          <table:table-cell table:style-name="ce11" table:formula="of:=[.F53]*[.B53]" office:value-type="currency" office:currency="GBP" office:value="31.02854" calcext:value-type="currency">
            <text:p>£31.03</text:p>
          </table:table-cell>
          <table:table-cell table:style-name="ce11" table:formula="of:=[.H53]/([.D53]/100)" office:value-type="currency" office:currency="GBP" office:value="10.4826148648649" calcext:value-type="currency">
            <text:p>£10.48</text:p>
          </table:table-cell>
          <table:table-cell table:style-name="ce11" table:formula="of:=[.H53]/([.D53]/60)" office:value-type="currency" office:currency="GBP" office:value="6.28956891891892" calcext:value-type="currency">
            <text:p>£6.29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4-08-03" calcext:value-type="date">
            <text:p>03 August 2014</text:p>
          </table:table-cell>
          <table:table-cell table:style-name="ce8" office:value-type="float" office:value="20.67" calcext:value-type="float">
            <text:p>20.67</text:p>
          </table:table-cell>
          <table:table-cell table:style-name="ce8" table:formula="of:=0.219969248*[.B54]" office:value-type="float" office:value="4.54676435616" calcext:value-type="float">
            <text:p>4.55</text:p>
          </table:table-cell>
          <table:table-cell table:style-name="ce8" office:value-type="float" office:value="313" calcext:value-type="float">
            <text:p>313.00</text:p>
          </table:table-cell>
          <table:table-cell table:style-name="ce9" table:formula="of:=[.D54]/[.C54]" office:value-type="float" office:value="68.8401631318202" calcext:value-type="float">
            <text:p>69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4]" office:value-type="currency" office:currency="GBP" office:value="5.8144619" calcext:value-type="currency">
            <text:p>£5.81</text:p>
          </table:table-cell>
          <table:table-cell table:style-name="ce11" table:formula="of:=[.F54]*[.B54]" office:value-type="currency" office:currency="GBP" office:value="26.43693" calcext:value-type="currency">
            <text:p>£26.44</text:p>
          </table:table-cell>
          <table:table-cell table:style-name="ce11" table:formula="of:=[.H54]/([.D54]/100)" office:value-type="currency" office:currency="GBP" office:value="8.446303514377" calcext:value-type="currency">
            <text:p>£8.45</text:p>
          </table:table-cell>
          <table:table-cell table:style-name="ce11" table:formula="of:=[.H54]/([.D54]/60)" office:value-type="currency" office:currency="GBP" office:value="5.0677821086262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3" calcext:value-type="date">
            <text:p>13 August 2014</text:p>
          </table:table-cell>
          <table:table-cell table:style-name="ce8" office:value-type="float" office:value="16.33" calcext:value-type="float">
            <text:p>16.33</text:p>
          </table:table-cell>
          <table:table-cell table:style-name="ce8" table:formula="of:=0.219969248*[.B55]" office:value-type="float" office:value="3.59209781984" calcext:value-type="float">
            <text:p>3.59</text:p>
          </table:table-cell>
          <table:table-cell table:style-name="ce8" office:value-type="float" office:value="238.5" calcext:value-type="float">
            <text:p>238.50</text:p>
          </table:table-cell>
          <table:table-cell table:style-name="ce9" table:formula="of:=[.D55]/[.C55]" office:value-type="float" office:value="66.3957419763762" calcext:value-type="float">
            <text:p>66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55]" office:value-type="currency" office:currency="GBP" office:value="5.8144619" calcext:value-type="currency">
            <text:p>£5.81</text:p>
          </table:table-cell>
          <table:table-cell table:style-name="ce11" table:formula="of:=[.F55]*[.B55]" office:value-type="currency" office:currency="GBP" office:value="20.88607" calcext:value-type="currency">
            <text:p>£20.89</text:p>
          </table:table-cell>
          <table:table-cell table:style-name="ce11" table:formula="of:=[.H55]/([.D55]/100)" office:value-type="currency" office:currency="GBP" office:value="8.75726205450734" calcext:value-type="currency">
            <text:p>£8.76</text:p>
          </table:table-cell>
          <table:table-cell table:style-name="ce11" table:formula="of:=[.H55]/([.D55]/60)" office:value-type="currency" office:currency="GBP" office:value="5.2543572327044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8-19" calcext:value-type="date">
            <text:p>19 August 2014</text:p>
          </table:table-cell>
          <table:table-cell table:style-name="ce8" office:value-type="float" office:value="20.06" calcext:value-type="float">
            <text:p>20.06</text:p>
          </table:table-cell>
          <table:table-cell table:style-name="ce8" table:formula="of:=0.219969248*[.B56]" office:value-type="float" office:value="4.41258311488" calcext:value-type="float">
            <text:p>4.41</text:p>
          </table:table-cell>
          <table:table-cell table:style-name="ce8" office:value-type="float" office:value="283.6" calcext:value-type="float">
            <text:p>283.60</text:p>
          </table:table-cell>
          <table:table-cell table:style-name="ce9" table:formula="of:=[.D56]/[.C56]" office:value-type="float" office:value="64.2707440554834" calcext:value-type="float">
            <text:p>64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6]" office:value-type="currency" office:currency="GBP" office:value="5.7235399" calcext:value-type="currency">
            <text:p>£5.72</text:p>
          </table:table-cell>
          <table:table-cell table:style-name="ce11" table:formula="of:=[.F56]*[.B56]" office:value-type="currency" office:currency="GBP" office:value="25.25554" calcext:value-type="currency">
            <text:p>£25.26</text:p>
          </table:table-cell>
          <table:table-cell table:style-name="ce11" table:formula="of:=[.H56]/([.D56]/100)" office:value-type="currency" office:currency="GBP" office:value="8.90533850493653" calcext:value-type="currency">
            <text:p>£8.91</text:p>
          </table:table-cell>
          <table:table-cell table:style-name="ce11" table:formula="of:=[.H56]/([.D56]/60)" office:value-type="currency" office:currency="GBP" office:value="5.34320310296192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02" calcext:value-type="date">
            <text:p>02 September 2014</text:p>
          </table:table-cell>
          <table:table-cell table:style-name="ce8" office:value-type="float" office:value="21.11" calcext:value-type="float">
            <text:p>21.11</text:p>
          </table:table-cell>
          <table:table-cell table:style-name="ce8" table:formula="of:=0.219969248*[.B57]" office:value-type="float" office:value="4.64355082528" calcext:value-type="float">
            <text:p>4.64</text:p>
          </table:table-cell>
          <table:table-cell table:style-name="ce8" office:value-type="float" office:value="313.4" calcext:value-type="float">
            <text:p>313.40</text:p>
          </table:table-cell>
          <table:table-cell table:style-name="ce9" table:formula="of:=[.D57]/[.C57]" office:value-type="float" office:value="67.49145466306" calcext:value-type="float">
            <text:p>67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57]" office:value-type="currency" office:currency="GBP" office:value="5.7235399" calcext:value-type="currency">
            <text:p>£5.72</text:p>
          </table:table-cell>
          <table:table-cell table:style-name="ce11" table:formula="of:=[.F57]*[.B57]" office:value-type="currency" office:currency="GBP" office:value="26.57749" calcext:value-type="currency">
            <text:p>£26.58</text:p>
          </table:table-cell>
          <table:table-cell table:style-name="ce11" table:formula="of:=[.H57]/([.D57]/100)" office:value-type="currency" office:currency="GBP" office:value="8.48037332482451" calcext:value-type="currency">
            <text:p>£8.48</text:p>
          </table:table-cell>
          <table:table-cell table:style-name="ce11" table:formula="of:=[.H57]/([.D57]/60)" office:value-type="currency" office:currency="GBP" office:value="5.0882239948947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16" calcext:value-type="date">
            <text:p>16 September 2014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58]" office:value-type="float" office:value="3.41172303648" calcext:value-type="float">
            <text:p>3.41</text:p>
          </table:table-cell>
          <table:table-cell table:style-name="ce8" office:value-type="float" office:value="222.1" calcext:value-type="float">
            <text:p>222.10</text:p>
          </table:table-cell>
          <table:table-cell table:style-name="ce9" table:formula="of:=[.D58]/[.C58]" office:value-type="float" office:value="65.0990709460252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8]" office:value-type="currency" office:currency="GBP" office:value="5.7690009" calcext:value-type="currency">
            <text:p>£5.77</text:p>
          </table:table-cell>
          <table:table-cell table:style-name="ce11" table:formula="of:=[.F58]*[.B58]" office:value-type="currency" office:currency="GBP" office:value="19.68219" calcext:value-type="currency">
            <text:p>£19.68</text:p>
          </table:table-cell>
          <table:table-cell table:style-name="ce11" table:formula="of:=[.H58]/([.D58]/100)" office:value-type="currency" office:currency="GBP" office:value="8.8618595227375" calcext:value-type="currency">
            <text:p>£8.86</text:p>
          </table:table-cell>
          <table:table-cell table:style-name="ce11" table:formula="of:=[.H58]/([.D58]/60)" office:value-type="currency" office:currency="GBP" office:value="5.317115713642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09-27" calcext:value-type="date">
            <text:p>27 September 2014</text:p>
          </table:table-cell>
          <table:table-cell table:style-name="ce8" office:value-type="float" office:value="19.23" calcext:value-type="float">
            <text:p>19.23</text:p>
          </table:table-cell>
          <table:table-cell table:style-name="ce8" table:formula="of:=0.219969248*[.B59]" office:value-type="float" office:value="4.23000863904" calcext:value-type="float">
            <text:p>4.23</text:p>
          </table:table-cell>
          <table:table-cell table:style-name="ce8" office:value-type="float" office:value="277" calcext:value-type="float">
            <text:p>277.00</text:p>
          </table:table-cell>
          <table:table-cell table:style-name="ce9" table:formula="of:=[.D59]/[.C59]" office:value-type="float" office:value="65.4844998290276" calcext:value-type="float">
            <text:p>65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59]" office:value-type="currency" office:currency="GBP" office:value="5.7690009" calcext:value-type="currency">
            <text:p>£5.77</text:p>
          </table:table-cell>
          <table:table-cell table:style-name="ce11" table:formula="of:=[.F59]*[.B59]" office:value-type="currency" office:currency="GBP" office:value="24.40287" calcext:value-type="currency">
            <text:p>£24.40</text:p>
          </table:table-cell>
          <table:table-cell table:style-name="ce11" table:formula="of:=[.H59]/([.D59]/100)" office:value-type="currency" office:currency="GBP" office:value="8.80970036101083" calcext:value-type="currency">
            <text:p>£8.81</text:p>
          </table:table-cell>
          <table:table-cell table:style-name="ce11" table:formula="of:=[.H59]/([.D59]/60)" office:value-type="currency" office:currency="GBP" office:value="5.2858202166065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09" calcext:value-type="date">
            <text:p>09 October 2014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60]" office:value-type="float" office:value="3.51730827552" calcext:value-type="float">
            <text:p>3.52</text:p>
          </table:table-cell>
          <table:table-cell table:style-name="ce8" office:value-type="float" office:value="207" calcext:value-type="float">
            <text:p>207.00</text:p>
          </table:table-cell>
          <table:table-cell table:style-name="ce9" table:formula="of:=[.D60]/[.C60]" office:value-type="float" office:value="58.8518218436219" calcext:value-type="float">
            <text:p>59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60]" office:value-type="currency" office:currency="GBP" office:value="5.7235399" calcext:value-type="currency">
            <text:p>£5.72</text:p>
          </table:table-cell>
          <table:table-cell table:style-name="ce11" table:formula="of:=[.F60]*[.B60]" office:value-type="currency" office:currency="GBP" office:value="20.13141" calcext:value-type="currency">
            <text:p>£20.13</text:p>
          </table:table-cell>
          <table:table-cell table:style-name="ce11" table:formula="of:=[.H60]/([.D60]/100)" office:value-type="currency" office:currency="GBP" office:value="9.72531884057971" calcext:value-type="currency">
            <text:p>£9.73</text:p>
          </table:table-cell>
          <table:table-cell table:style-name="ce11" table:formula="of:=[.H60]/([.D60]/60)" office:value-type="currency" office:currency="GBP" office:value="5.83519130434783" calcext:value-type="currency">
            <text:p>£5.8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0-23" calcext:value-type="date">
            <text:p>23 October 2014</text:p>
          </table:table-cell>
          <table:table-cell table:style-name="ce8" office:value-type="float" office:value="16.67" calcext:value-type="float">
            <text:p>16.67</text:p>
          </table:table-cell>
          <table:table-cell table:style-name="ce8" table:formula="of:=0.219969248*[.B61]" office:value-type="float" office:value="3.66688736416" calcext:value-type="float">
            <text:p>3.67</text:p>
          </table:table-cell>
          <table:table-cell table:style-name="ce8" office:value-type="float" office:value="208.4" calcext:value-type="float">
            <text:p>208.40</text:p>
          </table:table-cell>
          <table:table-cell table:style-name="ce9" table:formula="of:=[.D61]/[.C61]" office:value-type="float" office:value="56.8329428487203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61]" office:value-type="currency" office:currency="GBP" office:value="5.6326179" calcext:value-type="currency">
            <text:p>£5.63</text:p>
          </table:table-cell>
          <table:table-cell table:style-name="ce11" table:formula="of:=[.F61]*[.B61]" office:value-type="currency" office:currency="GBP" office:value="20.65413" calcext:value-type="currency">
            <text:p>£20.65</text:p>
          </table:table-cell>
          <table:table-cell table:style-name="ce11" table:formula="of:=[.H61]/([.D61]/100)" office:value-type="currency" office:currency="GBP" office:value="9.91081094049904" calcext:value-type="currency">
            <text:p>£9.91</text:p>
          </table:table-cell>
          <table:table-cell table:style-name="ce11" table:formula="of:=[.H61]/([.D61]/60)" office:value-type="currency" office:currency="GBP" office:value="5.94648656429942" calcext:value-type="currency">
            <text:p>£5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06" calcext:value-type="date">
            <text:p>06 November 2014</text:p>
          </table:table-cell>
          <table:table-cell table:style-name="ce8" office:value-type="float" office:value="19.49" calcext:value-type="float">
            <text:p>19.49</text:p>
          </table:table-cell>
          <table:table-cell table:style-name="ce8" table:formula="of:=0.219969248*[.B62]" office:value-type="float" office:value="4.28720064352" calcext:value-type="float">
            <text:p>4.29</text:p>
          </table:table-cell>
          <table:table-cell table:style-name="ce8" office:value-type="float" office:value="250" calcext:value-type="float">
            <text:p>250.00</text:p>
          </table:table-cell>
          <table:table-cell table:style-name="ce9" table:formula="of:=[.D62]/[.C62]" office:value-type="float" office:value="58.3131093661009" calcext:value-type="float">
            <text:p>58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62]" office:value-type="currency" office:currency="GBP" office:value="5.5416959" calcext:value-type="currency">
            <text:p>£5.54</text:p>
          </table:table-cell>
          <table:table-cell table:style-name="ce11" table:formula="of:=[.F62]*[.B62]" office:value-type="currency" office:currency="GBP" office:value="23.75831" calcext:value-type="currency">
            <text:p>£23.76</text:p>
          </table:table-cell>
          <table:table-cell table:style-name="ce11" table:formula="of:=[.H62]/([.D62]/100)" office:value-type="currency" office:currency="GBP" office:value="9.503324" calcext:value-type="currency">
            <text:p>£9.50</text:p>
          </table:table-cell>
          <table:table-cell table:style-name="ce11" table:formula="of:=[.H62]/([.D62]/60)" office:value-type="currency" office:currency="GBP" office:value="5.7019944" calcext:value-type="currency">
            <text:p>£5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13" calcext:value-type="date">
            <text:p>13 November 2014</text:p>
          </table:table-cell>
          <table:table-cell table:style-name="ce8" office:value-type="float" office:value="20.98" calcext:value-type="float">
            <text:p>20.98</text:p>
          </table:table-cell>
          <table:table-cell table:style-name="ce8" table:formula="of:=0.219969248*[.B63]" office:value-type="float" office:value="4.61495482304" calcext:value-type="float">
            <text:p>4.61</text:p>
          </table:table-cell>
          <table:table-cell table:style-name="ce8" office:value-type="float" office:value="279.3" calcext:value-type="float">
            <text:p>279.30</text:p>
          </table:table-cell>
          <table:table-cell table:style-name="ce9" table:formula="of:=[.D63]/[.C63]" office:value-type="float" office:value="60.520635782956" calcext:value-type="float">
            <text:p>61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3]" office:value-type="currency" office:currency="GBP" office:value="5.4962349" calcext:value-type="currency">
            <text:p>£5.50</text:p>
          </table:table-cell>
          <table:table-cell table:style-name="ce11" table:formula="of:=[.F63]*[.B63]" office:value-type="currency" office:currency="GBP" office:value="25.36482" calcext:value-type="currency">
            <text:p>£25.36</text:p>
          </table:table-cell>
          <table:table-cell table:style-name="ce11" table:formula="of:=[.H63]/([.D63]/100)" office:value-type="currency" office:currency="GBP" office:value="9.08156820622986" calcext:value-type="currency">
            <text:p>£9.08</text:p>
          </table:table-cell>
          <table:table-cell table:style-name="ce11" table:formula="of:=[.H63]/([.D63]/60)" office:value-type="currency" office:currency="GBP" office:value="5.44894092373792" calcext:value-type="currency">
            <text:p>£5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0" calcext:value-type="date">
            <text:p>20 November 2014</text:p>
          </table:table-cell>
          <table:table-cell table:style-name="ce8" office:value-type="float" office:value="15.94" calcext:value-type="float">
            <text:p>15.94</text:p>
          </table:table-cell>
          <table:table-cell table:style-name="ce8" table:formula="of:=0.219969248*[.B64]" office:value-type="float" office:value="3.50630981312" calcext:value-type="float">
            <text:p>3.51</text:p>
          </table:table-cell>
          <table:table-cell table:style-name="ce8" office:value-type="float" office:value="203.7" calcext:value-type="float">
            <text:p>203.70</text:p>
          </table:table-cell>
          <table:table-cell table:style-name="ce9" table:formula="of:=[.D64]/[.C64]" office:value-type="float" office:value="58.0952656373348" calcext:value-type="float">
            <text:p>58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4]" office:value-type="currency" office:currency="GBP" office:value="5.4962349" calcext:value-type="currency">
            <text:p>£5.50</text:p>
          </table:table-cell>
          <table:table-cell table:style-name="ce11" table:formula="of:=[.F64]*[.B64]" office:value-type="currency" office:currency="GBP" office:value="19.27146" calcext:value-type="currency">
            <text:p>£19.27</text:p>
          </table:table-cell>
          <table:table-cell table:style-name="ce11" table:formula="of:=[.H64]/([.D64]/100)" office:value-type="currency" office:currency="GBP" office:value="9.46070692194404" calcext:value-type="currency">
            <text:p>£9.46</text:p>
          </table:table-cell>
          <table:table-cell table:style-name="ce11" table:formula="of:=[.H64]/([.D64]/60)" office:value-type="currency" office:currency="GBP" office:value="5.67642415316642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1-26" calcext:value-type="date">
            <text:p>26 November 2014</text:p>
          </table:table-cell>
          <table:table-cell table:style-name="ce8" office:value-type="float" office:value="14.31" calcext:value-type="float">
            <text:p>14.31</text:p>
          </table:table-cell>
          <table:table-cell table:style-name="ce8" table:formula="of:=0.219969248*[.B65]" office:value-type="float" office:value="3.14775993888" calcext:value-type="float">
            <text:p>3.15</text:p>
          </table:table-cell>
          <table:table-cell table:style-name="ce8" office:value-type="float" office:value="175" calcext:value-type="float">
            <text:p>175.00</text:p>
          </table:table-cell>
          <table:table-cell table:style-name="ce9" table:formula="of:=[.D65]/[.C65]" office:value-type="float" office:value="55.5950909211541" calcext:value-type="float">
            <text:p>56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65]" office:value-type="currency" office:currency="GBP" office:value="5.4962349" calcext:value-type="currency">
            <text:p>£5.50</text:p>
          </table:table-cell>
          <table:table-cell table:style-name="ce11" table:formula="of:=[.F65]*[.B65]" office:value-type="currency" office:currency="GBP" office:value="17.30079" calcext:value-type="currency">
            <text:p>£17.30</text:p>
          </table:table-cell>
          <table:table-cell table:style-name="ce11" table:formula="of:=[.H65]/([.D65]/100)" office:value-type="currency" office:currency="GBP" office:value="9.88616571428572" calcext:value-type="currency">
            <text:p>£9.89</text:p>
          </table:table-cell>
          <table:table-cell table:style-name="ce11" table:formula="of:=[.H65]/([.D65]/60)" office:value-type="currency" office:currency="GBP" office:value="5.93169942857143" calcext:value-type="currency">
            <text:p>£5.9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05" calcext:value-type="date">
            <text:p>05 December 2014</text:p>
          </table:table-cell>
          <table:table-cell table:style-name="ce8" office:value-type="float" office:value="14.74" calcext:value-type="float">
            <text:p>14.74</text:p>
          </table:table-cell>
          <table:table-cell table:style-name="ce8" table:formula="of:=0.219969248*[.B66]" office:value-type="float" office:value="3.24234671552" calcext:value-type="float">
            <text:p>3.24</text:p>
          </table:table-cell>
          <table:table-cell table:style-name="ce8" office:value-type="float" office:value="195.7" calcext:value-type="float">
            <text:p>195.70</text:p>
          </table:table-cell>
          <table:table-cell table:style-name="ce9" table:formula="of:=[.D66]/[.C66]" office:value-type="float" office:value="60.3575179246721" calcext:value-type="float">
            <text:p>60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66]" office:value-type="currency" office:currency="GBP" office:value="5.4053129" calcext:value-type="currency">
            <text:p>£5.41</text:p>
          </table:table-cell>
          <table:table-cell table:style-name="ce11" table:formula="of:=[.F66]*[.B66]" office:value-type="currency" office:currency="GBP" office:value="17.52586" calcext:value-type="currency">
            <text:p>£17.53</text:p>
          </table:table-cell>
          <table:table-cell table:style-name="ce11" table:formula="of:=[.H66]/([.D66]/100)" office:value-type="currency" office:currency="GBP" office:value="8.95547266223812" calcext:value-type="currency">
            <text:p>£8.96</text:p>
          </table:table-cell>
          <table:table-cell table:style-name="ce11" table:formula="of:=[.H66]/([.D66]/60)" office:value-type="currency" office:currency="GBP" office:value="5.37328359734287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2" calcext:value-type="date">
            <text:p>12 December 2014</text:p>
          </table:table-cell>
          <table:table-cell table:style-name="ce8" office:value-type="float" office:value="14.37" calcext:value-type="float">
            <text:p>14.37</text:p>
          </table:table-cell>
          <table:table-cell table:style-name="ce8" table:formula="of:=0.219969248*[.B67]" office:value-type="float" office:value="3.16095809376" calcext:value-type="float">
            <text:p>3.16</text:p>
          </table:table-cell>
          <table:table-cell table:style-name="ce8" office:value-type="float" office:value="177.4" calcext:value-type="float">
            <text:p>177.40</text:p>
          </table:table-cell>
          <table:table-cell table:style-name="ce9" table:formula="of:=[.D67]/[.C67]" office:value-type="float" office:value="56.122224571785" calcext:value-type="float">
            <text:p>56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67]" office:value-type="currency" office:currency="GBP" office:value="5.2689299" calcext:value-type="currency">
            <text:p>£5.27</text:p>
          </table:table-cell>
          <table:table-cell table:style-name="ce11" table:formula="of:=[.F67]*[.B67]" office:value-type="currency" office:currency="GBP" office:value="16.65483" calcext:value-type="currency">
            <text:p>£16.65</text:p>
          </table:table-cell>
          <table:table-cell table:style-name="ce11" table:formula="of:=[.H67]/([.D67]/100)" office:value-type="currency" office:currency="GBP" office:value="9.38829199549042" calcext:value-type="currency">
            <text:p>£9.39</text:p>
          </table:table-cell>
          <table:table-cell table:style-name="ce11" table:formula="of:=[.H67]/([.D67]/60)" office:value-type="currency" office:currency="GBP" office:value="5.63297519729425" calcext:value-type="currency">
            <text:p>£5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19" calcext:value-type="date">
            <text:p>19 December 2014</text:p>
          </table:table-cell>
          <table:table-cell table:style-name="ce8" office:value-type="float" office:value="18.38" calcext:value-type="float">
            <text:p>18.38</text:p>
          </table:table-cell>
          <table:table-cell table:style-name="ce8" table:formula="of:=0.219969248*[.B68]" office:value-type="float" office:value="4.04303477824" calcext:value-type="float">
            <text:p>4.04</text:p>
          </table:table-cell>
          <table:table-cell table:style-name="ce8" office:value-type="float" office:value="247" calcext:value-type="float">
            <text:p>247.00</text:p>
          </table:table-cell>
          <table:table-cell table:style-name="ce9" table:formula="of:=[.D68]/[.C68]" office:value-type="float" office:value="61.09272206348" calcext:value-type="float">
            <text:p>61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68]" office:value-type="currency" office:currency="GBP" office:value="5.1325469" calcext:value-type="currency">
            <text:p>£5.13</text:p>
          </table:table-cell>
          <table:table-cell table:style-name="ce11" table:formula="of:=[.F68]*[.B68]" office:value-type="currency" office:currency="GBP" office:value="20.75102" calcext:value-type="currency">
            <text:p>£20.75</text:p>
          </table:table-cell>
          <table:table-cell table:style-name="ce11" table:formula="of:=[.H68]/([.D68]/100)" office:value-type="currency" office:currency="GBP" office:value="8.40122267206478" calcext:value-type="currency">
            <text:p>£8.40</text:p>
          </table:table-cell>
          <table:table-cell table:style-name="ce11" table:formula="of:=[.H68]/([.D68]/60)" office:value-type="currency" office:currency="GBP" office:value="5.04073360323887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4-12-28" calcext:value-type="date">
            <text:p>28 December 2014</text:p>
          </table:table-cell>
          <table:table-cell table:style-name="ce8" office:value-type="float" office:value="15.62" calcext:value-type="float">
            <text:p>15.62</text:p>
          </table:table-cell>
          <table:table-cell table:style-name="ce8" table:formula="of:=0.219969248*[.B69]" office:value-type="float" office:value="3.43591965376" calcext:value-type="float">
            <text:p>3.44</text:p>
          </table:table-cell>
          <table:table-cell table:style-name="ce8" office:value-type="float" office:value="221.5" calcext:value-type="float">
            <text:p>221.50</text:p>
          </table:table-cell>
          <table:table-cell table:style-name="ce9" table:formula="of:=[.D69]/[.C69]" office:value-type="float" office:value="64.4660010479604" calcext:value-type="float">
            <text:p>64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69]" office:value-type="currency" office:currency="GBP" office:value="5.0870859" calcext:value-type="currency">
            <text:p>£5.09</text:p>
          </table:table-cell>
          <table:table-cell table:style-name="ce11" table:formula="of:=[.F69]*[.B69]" office:value-type="currency" office:currency="GBP" office:value="17.47878" calcext:value-type="currency">
            <text:p>£17.48</text:p>
          </table:table-cell>
          <table:table-cell table:style-name="ce11" table:formula="of:=[.H69]/([.D69]/100)" office:value-type="currency" office:currency="GBP" office:value="7.89109706546275" calcext:value-type="currency">
            <text:p>£7.89</text:p>
          </table:table-cell>
          <table:table-cell table:style-name="ce11" table:formula="of:=[.H69]/([.D69]/60)" office:value-type="currency" office:currency="GBP" office:value="4.73465823927765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08" calcext:value-type="date">
            <text:p>08 January 2015</text:p>
          </table:table-cell>
          <table:table-cell table:style-name="ce8" office:value-type="float" office:value="16.14" calcext:value-type="float">
            <text:p>16.14</text:p>
          </table:table-cell>
          <table:table-cell table:style-name="ce8" table:formula="of:=0.219969248*[.B70]" office:value-type="float" office:value="3.55030366272" calcext:value-type="float">
            <text:p>3.55</text:p>
          </table:table-cell>
          <table:table-cell table:style-name="ce8" office:value-type="float" office:value="186.2" calcext:value-type="float">
            <text:p>186.20</text:p>
          </table:table-cell>
          <table:table-cell table:style-name="ce9" table:formula="of:=[.D70]/[.C70]" office:value-type="float" office:value="52.446218039092" calcext:value-type="float">
            <text:p>52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70]" office:value-type="currency" office:currency="GBP" office:value="4.9052419" calcext:value-type="currency">
            <text:p>£4.91</text:p>
          </table:table-cell>
          <table:table-cell table:style-name="ce11" table:formula="of:=[.F70]*[.B70]" office:value-type="currency" office:currency="GBP" office:value="17.41506" calcext:value-type="currency">
            <text:p>£17.42</text:p>
          </table:table-cell>
          <table:table-cell table:style-name="ce11" table:formula="of:=[.H70]/([.D70]/100)" office:value-type="currency" office:currency="GBP" office:value="9.35287862513427" calcext:value-type="currency">
            <text:p>£9.35</text:p>
          </table:table-cell>
          <table:table-cell table:style-name="ce11" table:formula="of:=[.H70]/([.D70]/60)" office:value-type="currency" office:currency="GBP" office:value="5.611727175080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15" calcext:value-type="date">
            <text:p>15 January 2015</text:p>
          </table:table-cell>
          <table:table-cell table:style-name="ce8" office:value-type="float" office:value="13.86" calcext:value-type="float">
            <text:p>13.86</text:p>
          </table:table-cell>
          <table:table-cell table:style-name="ce8" table:formula="of:=0.219969248*[.B71]" office:value-type="float" office:value="3.04877377728" calcext:value-type="float">
            <text:p>3.05</text:p>
          </table:table-cell>
          <table:table-cell table:style-name="ce8" office:value-type="float" office:value="188.4" calcext:value-type="float">
            <text:p>188.40</text:p>
          </table:table-cell>
          <table:table-cell table:style-name="ce9" table:formula="of:=[.D71]/[.C71]" office:value-type="float" office:value="61.7953360147578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1]" office:value-type="currency" office:currency="GBP" office:value="4.7688589" calcext:value-type="currency">
            <text:p>£4.77</text:p>
          </table:table-cell>
          <table:table-cell table:style-name="ce11" table:formula="of:=[.F71]*[.B71]" office:value-type="currency" office:currency="GBP" office:value="14.53914" calcext:value-type="currency">
            <text:p>£14.54</text:p>
          </table:table-cell>
          <table:table-cell table:style-name="ce11" table:formula="of:=[.H71]/([.D71]/100)" office:value-type="currency" office:currency="GBP" office:value="7.71716560509554" calcext:value-type="currency">
            <text:p>£7.72</text:p>
          </table:table-cell>
          <table:table-cell table:style-name="ce11" table:formula="of:=[.H71]/([.D71]/60)" office:value-type="currency" office:currency="GBP" office:value="4.63029936305732" calcext:value-type="currency">
            <text:p>£4.6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1-28" calcext:value-type="date">
            <text:p>28 January 2015</text:p>
          </table:table-cell>
          <table:table-cell table:style-name="ce8" office:value-type="float" office:value="19.71" calcext:value-type="float">
            <text:p>19.71</text:p>
          </table:table-cell>
          <table:table-cell table:style-name="ce8" table:formula="of:=0.219969248*[.B72]" office:value-type="float" office:value="4.33559387808" calcext:value-type="float">
            <text:p>4.34</text:p>
          </table:table-cell>
          <table:table-cell table:style-name="ce8" office:value-type="float" office:value="259.6" calcext:value-type="float">
            <text:p>259.60</text:p>
          </table:table-cell>
          <table:table-cell table:style-name="ce9" table:formula="of:=[.D72]/[.C72]" office:value-type="float" office:value="59.8764569053601" calcext:value-type="float">
            <text:p>60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72]" office:value-type="currency" office:currency="GBP" office:value="4.7688589" calcext:value-type="currency">
            <text:p>£4.77</text:p>
          </table:table-cell>
          <table:table-cell table:style-name="ce11" table:formula="of:=[.F72]*[.B72]" office:value-type="currency" office:currency="GBP" office:value="20.67579" calcext:value-type="currency">
            <text:p>£20.68</text:p>
          </table:table-cell>
          <table:table-cell table:style-name="ce11" table:formula="of:=[.H72]/([.D72]/100)" office:value-type="currency" office:currency="GBP" office:value="7.96447996918336" calcext:value-type="currency">
            <text:p>£7.96</text:p>
          </table:table-cell>
          <table:table-cell table:style-name="ce11" table:formula="of:=[.H72]/([.D72]/60)" office:value-type="currency" office:currency="GBP" office:value="4.77868798151002" calcext:value-type="currency">
            <text:p>£4.7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06" calcext:value-type="date">
            <text:p>06 February 2015</text:p>
          </table:table-cell>
          <table:table-cell table:style-name="ce8" office:value-type="float" office:value="15.99" calcext:value-type="float">
            <text:p>15.99</text:p>
          </table:table-cell>
          <table:table-cell table:style-name="ce8" table:formula="of:=0.219969248*[.B73]" office:value-type="float" office:value="3.51730827552" calcext:value-type="float">
            <text:p>3.52</text:p>
          </table:table-cell>
          <table:table-cell table:style-name="ce8" office:value-type="float" office:value="201.6" calcext:value-type="float">
            <text:p>201.60</text:p>
          </table:table-cell>
          <table:table-cell table:style-name="ce9" table:formula="of:=[.D73]/[.C73]" office:value-type="float" office:value="57.3165569259622" calcext:value-type="float">
            <text:p>57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73]" office:value-type="currency" office:currency="GBP" office:value="4.7233979" calcext:value-type="currency">
            <text:p>£4.72</text:p>
          </table:table-cell>
          <table:table-cell table:style-name="ce11" table:formula="of:=[.F73]*[.B73]" office:value-type="currency" office:currency="GBP" office:value="16.61361" calcext:value-type="currency">
            <text:p>£16.61</text:p>
          </table:table-cell>
          <table:table-cell table:style-name="ce11" table:formula="of:=[.H73]/([.D73]/100)" office:value-type="currency" office:currency="GBP" office:value="8.24087797619048" calcext:value-type="currency">
            <text:p>£8.24</text:p>
          </table:table-cell>
          <table:table-cell table:style-name="ce11" table:formula="of:=[.H73]/([.D73]/60)" office:value-type="currency" office:currency="GBP" office:value="4.94452678571429" calcext:value-type="currency">
            <text:p>£4.9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2-25" calcext:value-type="date">
            <text:p>25 February 2015</text:p>
          </table:table-cell>
          <table:table-cell table:style-name="ce8" office:value-type="float" office:value="18.86" calcext:value-type="float">
            <text:p>18.86</text:p>
          </table:table-cell>
          <table:table-cell table:style-name="ce8" table:formula="of:=0.219969248*[.B74]" office:value-type="float" office:value="4.14862001728" calcext:value-type="float">
            <text:p>4.15</text:p>
          </table:table-cell>
          <table:table-cell table:style-name="ce8" office:value-type="float" office:value="236.5" calcext:value-type="float">
            <text:p>236.50</text:p>
          </table:table-cell>
          <table:table-cell table:style-name="ce9" table:formula="of:=[.D74]/[.C74]" office:value-type="float" office:value="57.0069080838738" calcext:value-type="float">
            <text:p>57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74]" office:value-type="currency" office:currency="GBP" office:value="4.9507029" calcext:value-type="currency">
            <text:p>£4.95</text:p>
          </table:table-cell>
          <table:table-cell table:style-name="ce11" table:formula="of:=[.F74]*[.B74]" office:value-type="currency" office:currency="GBP" office:value="20.53854" calcext:value-type="currency">
            <text:p>£20.54</text:p>
          </table:table-cell>
          <table:table-cell table:style-name="ce11" table:formula="of:=[.H74]/([.D74]/100)" office:value-type="currency" office:currency="GBP" office:value="8.68437209302325" calcext:value-type="currency">
            <text:p>£8.68</text:p>
          </table:table-cell>
          <table:table-cell table:style-name="ce11" table:formula="of:=[.H74]/([.D74]/60)" office:value-type="currency" office:currency="GBP" office:value="5.21062325581395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10" calcext:value-type="date">
            <text:p>10 March 2015</text:p>
          </table:table-cell>
          <table:table-cell table:style-name="ce8" office:value-type="float" office:value="16.79" calcext:value-type="float">
            <text:p>16.79</text:p>
          </table:table-cell>
          <table:table-cell table:style-name="ce8" table:formula="of:=0.219969248*[.B75]" office:value-type="float" office:value="3.69328367392" calcext:value-type="float">
            <text:p>3.69</text:p>
          </table:table-cell>
          <table:table-cell table:style-name="ce8" office:value-type="float" office:value="222.2" calcext:value-type="float">
            <text:p>222.20</text:p>
          </table:table-cell>
          <table:table-cell table:style-name="ce9" table:formula="of:=[.D75]/[.C75]" office:value-type="float" office:value="60.1632638102126" calcext:value-type="float">
            <text:p>60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5]" office:value-type="currency" office:currency="GBP" office:value="5.0416249" calcext:value-type="currency">
            <text:p>£5.04</text:p>
          </table:table-cell>
          <table:table-cell table:style-name="ce11" table:formula="of:=[.F75]*[.B75]" office:value-type="currency" office:currency="GBP" office:value="18.62011" calcext:value-type="currency">
            <text:p>£18.62</text:p>
          </table:table-cell>
          <table:table-cell table:style-name="ce11" table:formula="of:=[.H75]/([.D75]/100)" office:value-type="currency" office:currency="GBP" office:value="8.37988748874887" calcext:value-type="currency">
            <text:p>£8.38</text:p>
          </table:table-cell>
          <table:table-cell table:style-name="ce11" table:formula="of:=[.H75]/([.D75]/60)" office:value-type="currency" office:currency="GBP" office:value="5.02793249324933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3-26" calcext:value-type="date">
            <text:p>26 March 2015</text:p>
          </table:table-cell>
          <table:table-cell table:style-name="ce8" office:value-type="float" office:value="22.37" calcext:value-type="float">
            <text:p>22.37</text:p>
          </table:table-cell>
          <table:table-cell table:style-name="ce8" table:formula="of:=0.219969248*[.B76]" office:value-type="float" office:value="4.92071207776" calcext:value-type="float">
            <text:p>4.92</text:p>
          </table:table-cell>
          <table:table-cell table:style-name="ce8" office:value-type="float" office:value="280.4" calcext:value-type="float">
            <text:p>280.40</text:p>
          </table:table-cell>
          <table:table-cell table:style-name="ce9" table:formula="of:=[.D76]/[.C76]" office:value-type="float" office:value="56.9836226076538" calcext:value-type="float">
            <text:p>57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76]" office:value-type="currency" office:currency="GBP" office:value="5.0870859" calcext:value-type="currency">
            <text:p>£5.09</text:p>
          </table:table-cell>
          <table:table-cell table:style-name="ce11" table:formula="of:=[.F76]*[.B76]" office:value-type="currency" office:currency="GBP" office:value="25.03203" calcext:value-type="currency">
            <text:p>£25.03</text:p>
          </table:table-cell>
          <table:table-cell table:style-name="ce11" table:formula="of:=[.H76]/([.D76]/100)" office:value-type="currency" office:currency="GBP" office:value="8.927257489301" calcext:value-type="currency">
            <text:p>£8.93</text:p>
          </table:table-cell>
          <table:table-cell table:style-name="ce11" table:formula="of:=[.H76]/([.D76]/60)" office:value-type="currency" office:currency="GBP" office:value="5.35635449358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2" calcext:value-type="date">
            <text:p>02 April 2015</text:p>
          </table:table-cell>
          <table:table-cell table:style-name="ce8" office:value-type="float" office:value="17.74" calcext:value-type="float">
            <text:p>17.74</text:p>
          </table:table-cell>
          <table:table-cell table:style-name="ce8" table:formula="of:=0.219969248*[.B77]" office:value-type="float" office:value="3.90225445952" calcext:value-type="float">
            <text:p>3.90</text:p>
          </table:table-cell>
          <table:table-cell table:style-name="ce8" office:value-type="float" office:value="267.1" calcext:value-type="float">
            <text:p>267.10</text:p>
          </table:table-cell>
          <table:table-cell table:style-name="ce9" table:formula="of:=[.D77]/[.C77]" office:value-type="float" office:value="68.4476122125708" calcext:value-type="float">
            <text:p>68</text:p>
          </table:table-cell>
          <table:table-cell table:style-name="ce10" office:value-type="currency" office:currency="GBP" office:value="1.097" calcext:value-type="currency">
            <text:p>£1.097</text:p>
          </table:table-cell>
          <table:table-cell table:style-name="ce11" table:formula="of:=4.5461*[.F77]" office:value-type="currency" office:currency="GBP" office:value="4.9870717" calcext:value-type="currency">
            <text:p>£4.99</text:p>
          </table:table-cell>
          <table:table-cell table:style-name="ce11" table:formula="of:=[.F77]*[.B77]" office:value-type="currency" office:currency="GBP" office:value="19.46078" calcext:value-type="currency">
            <text:p>£19.46</text:p>
          </table:table-cell>
          <table:table-cell table:style-name="ce11" table:formula="of:=[.H77]/([.D77]/100)" office:value-type="currency" office:currency="GBP" office:value="7.28595282665668" calcext:value-type="currency">
            <text:p>£7.29</text:p>
          </table:table-cell>
          <table:table-cell table:style-name="ce11" table:formula="of:=[.H77]/([.D77]/60)" office:value-type="currency" office:currency="GBP" office:value="4.37157169599401" calcext:value-type="currency">
            <text:p>£4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07" calcext:value-type="date">
            <text:p>07 April 2015</text:p>
          </table:table-cell>
          <table:table-cell table:style-name="ce8" office:value-type="float" office:value="27.9" calcext:value-type="float">
            <text:p>27.90</text:p>
          </table:table-cell>
          <table:table-cell table:style-name="ce8" table:formula="of:=0.219969248*[.B78]" office:value-type="float" office:value="6.1371420192" calcext:value-type="float">
            <text:p>6.14</text:p>
          </table:table-cell>
          <table:table-cell table:style-name="ce8" office:value-type="float" office:value="390" calcext:value-type="float">
            <text:p>390.00</text:p>
          </table:table-cell>
          <table:table-cell table:style-name="ce9" table:formula="of:=[.D78]/[.C78]" office:value-type="float" office:value="63.5474947100602" calcext:value-type="float">
            <text:p>64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8]" office:value-type="currency" office:currency="GBP" office:value="5.0416249" calcext:value-type="currency">
            <text:p>£5.04</text:p>
          </table:table-cell>
          <table:table-cell table:style-name="ce11" table:formula="of:=[.F78]*[.B78]" office:value-type="currency" office:currency="GBP" office:value="30.9411" calcext:value-type="currency">
            <text:p>£30.94</text:p>
          </table:table-cell>
          <table:table-cell table:style-name="ce11" table:formula="of:=[.H78]/([.D78]/100)" office:value-type="currency" office:currency="GBP" office:value="7.93361538461538" calcext:value-type="currency">
            <text:p>£7.93</text:p>
          </table:table-cell>
          <table:table-cell table:style-name="ce11" table:formula="of:=[.H78]/([.D78]/60)" office:value-type="currency" office:currency="GBP" office:value="4.76016923076923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10" calcext:value-type="date">
            <text:p>10 April 2015</text:p>
          </table:table-cell>
          <table:table-cell table:style-name="ce8" office:value-type="float" office:value="13.75" calcext:value-type="float">
            <text:p>13.75</text:p>
          </table:table-cell>
          <table:table-cell table:style-name="ce8" table:formula="of:=0.219969248*[.B79]" office:value-type="float" office:value="3.02457716" calcext:value-type="float">
            <text:p>3.02</text:p>
          </table:table-cell>
          <table:table-cell table:style-name="ce8" office:value-type="float" office:value="218.8" calcext:value-type="float">
            <text:p>218.80</text:p>
          </table:table-cell>
          <table:table-cell table:style-name="ce9" table:formula="of:=[.D79]/[.C79]" office:value-type="float" office:value="72.3406904256329" calcext:value-type="float">
            <text:p>72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79]" office:value-type="currency" office:currency="GBP" office:value="5.0416249" calcext:value-type="currency">
            <text:p>£5.04</text:p>
          </table:table-cell>
          <table:table-cell table:style-name="ce11" table:formula="of:=[.F79]*[.B79]" office:value-type="currency" office:currency="GBP" office:value="15.24875" calcext:value-type="currency">
            <text:p>£15.25</text:p>
          </table:table-cell>
          <table:table-cell table:style-name="ce11" table:formula="of:=[.H79]/([.D79]/100)" office:value-type="currency" office:currency="GBP" office:value="6.96926416819013" calcext:value-type="currency">
            <text:p>£6.97</text:p>
          </table:table-cell>
          <table:table-cell table:style-name="ce11" table:formula="of:=[.H79]/([.D79]/60)" office:value-type="currency" office:currency="GBP" office:value="4.18155850091408" calcext:value-type="currency">
            <text:p>£4.1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22" calcext:value-type="date">
            <text:p>22 April 2015</text:p>
          </table:table-cell>
          <table:table-cell table:style-name="ce8" office:value-type="float" office:value="14.45" calcext:value-type="float">
            <text:p>14.45</text:p>
          </table:table-cell>
          <table:table-cell table:style-name="ce8" table:formula="of:=0.219969248*[.B80]" office:value-type="float" office:value="3.1785556336" calcext:value-type="float">
            <text:p>3.18</text:p>
          </table:table-cell>
          <table:table-cell table:style-name="ce8" office:value-type="float" office:value="209.8" calcext:value-type="float">
            <text:p>209.80</text:p>
          </table:table-cell>
          <table:table-cell table:style-name="ce9" table:formula="of:=[.D80]/[.C80]" office:value-type="float" office:value="66.0048223734825" calcext:value-type="float">
            <text:p>66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0]" office:value-type="currency" office:currency="GBP" office:value="5.1325469" calcext:value-type="currency">
            <text:p>£5.13</text:p>
          </table:table-cell>
          <table:table-cell table:style-name="ce11" table:formula="of:=[.F80]*[.B80]" office:value-type="currency" office:currency="GBP" office:value="16.31405" calcext:value-type="currency">
            <text:p>£16.31</text:p>
          </table:table-cell>
          <table:table-cell table:style-name="ce11" table:formula="of:=[.H80]/([.D80]/100)" office:value-type="currency" office:currency="GBP" office:value="7.77600095328884" calcext:value-type="currency">
            <text:p>£7.78</text:p>
          </table:table-cell>
          <table:table-cell table:style-name="ce11" table:formula="of:=[.H80]/([.D80]/60)" office:value-type="currency" office:currency="GBP" office:value="4.66560057197331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4-30" calcext:value-type="date">
            <text:p>30 April 2015</text:p>
          </table:table-cell>
          <table:table-cell table:style-name="ce8" office:value-type="float" office:value="18.27" calcext:value-type="float">
            <text:p>18.27</text:p>
          </table:table-cell>
          <table:table-cell table:style-name="ce8" table:formula="of:=0.219969248*[.B81]" office:value-type="float" office:value="4.01883816096" calcext:value-type="float">
            <text:p>4.02</text:p>
          </table:table-cell>
          <table:table-cell table:style-name="ce8" office:value-type="float" office:value="244.1" calcext:value-type="float">
            <text:p>244.10</text:p>
          </table:table-cell>
          <table:table-cell table:style-name="ce9" table:formula="of:=[.D81]/[.C81]" office:value-type="float" office:value="60.738947482695" calcext:value-type="float">
            <text:p>61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81]" office:value-type="currency" office:currency="GBP" office:value="5.0870859" calcext:value-type="currency">
            <text:p>£5.09</text:p>
          </table:table-cell>
          <table:table-cell table:style-name="ce11" table:formula="of:=[.F81]*[.B81]" office:value-type="currency" office:currency="GBP" office:value="20.44413" calcext:value-type="currency">
            <text:p>£20.44</text:p>
          </table:table-cell>
          <table:table-cell table:style-name="ce11" table:formula="of:=[.H81]/([.D81]/100)" office:value-type="currency" office:currency="GBP" office:value="8.37530929946743" calcext:value-type="currency">
            <text:p>£8.38</text:p>
          </table:table-cell>
          <table:table-cell table:style-name="ce11" table:formula="of:=[.H81]/([.D81]/60)" office:value-type="currency" office:currency="GBP" office:value="5.02518557968046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5-14" calcext:value-type="date">
            <text:p>14 May 2015</text:p>
          </table:table-cell>
          <table:table-cell table:style-name="ce8" office:value-type="float" office:value="18.79" calcext:value-type="float">
            <text:p>18.79</text:p>
          </table:table-cell>
          <table:table-cell table:style-name="ce8" table:formula="of:=0.219969248*[.B82]" office:value-type="float" office:value="4.13322216992" calcext:value-type="float">
            <text:p>4.13</text:p>
          </table:table-cell>
          <table:table-cell table:style-name="ce8" office:value-type="float" office:value="260" calcext:value-type="float">
            <text:p>260.00</text:p>
          </table:table-cell>
          <table:table-cell table:style-name="ce9" table:formula="of:=[.D82]/[.C82]" office:value-type="float" office:value="62.904917594844" calcext:value-type="float">
            <text:p>63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82]" office:value-type="currency" office:currency="GBP" office:value="5.2689299" calcext:value-type="currency">
            <text:p>£5.27</text:p>
          </table:table-cell>
          <table:table-cell table:style-name="ce11" table:formula="of:=[.F82]*[.B82]" office:value-type="currency" office:currency="GBP" office:value="21.77761" calcext:value-type="currency">
            <text:p>£21.78</text:p>
          </table:table-cell>
          <table:table-cell table:style-name="ce11" table:formula="of:=[.H82]/([.D82]/100)" office:value-type="currency" office:currency="GBP" office:value="8.37600384615385" calcext:value-type="currency">
            <text:p>£8.38</text:p>
          </table:table-cell>
          <table:table-cell table:style-name="ce11" table:formula="of:=[.H82]/([.D82]/60)" office:value-type="currency" office:currency="GBP" office:value="5.02560230769231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07" calcext:value-type="date">
            <text:p>07 July 2015</text:p>
          </table:table-cell>
          <table:table-cell table:style-name="ce8" office:value-type="float" office:value="27.42" calcext:value-type="float">
            <text:p>27.42</text:p>
          </table:table-cell>
          <table:table-cell table:style-name="ce8" table:formula="of:=0.219969248*[.B83]" office:value-type="float" office:value="6.03155678016" calcext:value-type="float">
            <text:p>6.03</text:p>
          </table:table-cell>
          <table:table-cell table:style-name="ce8" office:value-type="float" office:value="368" calcext:value-type="float">
            <text:p>368.00</text:p>
          </table:table-cell>
          <table:table-cell table:style-name="ce9" table:formula="of:=[.D83]/[.C83]" office:value-type="float" office:value="61.0124406372973" calcext:value-type="float">
            <text:p>61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3]" office:value-type="currency" office:currency="GBP" office:value="5.2234689" calcext:value-type="currency">
            <text:p>£5.22</text:p>
          </table:table-cell>
          <table:table-cell table:style-name="ce11" table:formula="of:=[.F83]*[.B83]" office:value-type="currency" office:currency="GBP" office:value="31.50558" calcext:value-type="currency">
            <text:p>£31.51</text:p>
          </table:table-cell>
          <table:table-cell table:style-name="ce11" table:formula="of:=[.H83]/([.D83]/100)" office:value-type="currency" office:currency="GBP" office:value="8.56129891304348" calcext:value-type="currency">
            <text:p>£8.56</text:p>
          </table:table-cell>
          <table:table-cell table:style-name="ce11" table:formula="of:=[.H83]/([.D83]/60)" office:value-type="currency" office:currency="GBP" office:value="5.13677934782609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7-27" calcext:value-type="date">
            <text:p>27 July 2015</text:p>
          </table:table-cell>
          <table:table-cell table:style-name="ce8" table:formula="of:=21.21+26.96" office:value-type="float" office:value="48.17" calcext:value-type="float">
            <text:p>48.17</text:p>
          </table:table-cell>
          <table:table-cell table:style-name="ce8" table:formula="of:=0.219969248*[.B84]" office:value-type="float" office:value="10.59591867616" calcext:value-type="float">
            <text:p>10.60</text:p>
          </table:table-cell>
          <table:table-cell table:style-name="ce8" table:formula="of:=261.7+415.8" office:value-type="float" office:value="677.5" calcext:value-type="float">
            <text:p>677.50</text:p>
          </table:table-cell>
          <table:table-cell table:style-name="ce9" table:formula="of:=[.D84]/[.C84]" office:value-type="float" office:value="63.939713082578" calcext:value-type="float">
            <text:p>64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4]" office:value-type="currency" office:currency="GBP" office:value="5.2234689" calcext:value-type="currency">
            <text:p>£5.22</text:p>
          </table:table-cell>
          <table:table-cell table:style-name="ce11" table:formula="of:=[.F84]*[.B84]" office:value-type="currency" office:currency="GBP" office:value="55.34733" calcext:value-type="currency">
            <text:p>£55.35</text:p>
          </table:table-cell>
          <table:table-cell table:style-name="ce11" table:formula="of:=[.H84]/([.D84]/100)" office:value-type="currency" office:currency="GBP" office:value="8.16934760147601" calcext:value-type="currency">
            <text:p>£8.17</text:p>
          </table:table-cell>
          <table:table-cell table:style-name="ce11" table:formula="of:=[.H84]/([.D84]/60)" office:value-type="currency" office:currency="GBP" office:value="4.90160856088561" calcext:value-type="currency">
            <text:p>£4.90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8-07" calcext:value-type="date">
            <text:p>07 August 2015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0.219969248*[.B85]" office:value-type="float" office:value="4.22120986912" calcext:value-type="float">
            <text:p>4.22</text:p>
          </table:table-cell>
          <table:table-cell table:style-name="ce8" office:value-type="float" office:value="288.2" calcext:value-type="float">
            <text:p>288.20</text:p>
          </table:table-cell>
          <table:table-cell table:style-name="ce9" table:formula="of:=[.D85]/[.C85]" office:value-type="float" office:value="68.2742647098192" calcext:value-type="float">
            <text:p>68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85]" office:value-type="currency" office:currency="GBP" office:value="5.2234689" calcext:value-type="currency">
            <text:p>£5.22</text:p>
          </table:table-cell>
          <table:table-cell table:style-name="ce11" table:formula="of:=[.F85]*[.B85]" office:value-type="currency" office:currency="GBP" office:value="22.04931" calcext:value-type="currency">
            <text:p>£22.05</text:p>
          </table:table-cell>
          <table:table-cell table:style-name="ce11" table:formula="of:=[.H85]/([.D85]/100)" office:value-type="currency" office:currency="GBP" office:value="7.65069743233866" calcext:value-type="currency">
            <text:p>£7.65</text:p>
          </table:table-cell>
          <table:table-cell table:style-name="ce11" table:formula="of:=[.H85]/([.D85]/60)" office:value-type="currency" office:currency="GBP" office:value="4.5904184594031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0" calcext:value-type="date">
            <text:p>10 August 2015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86]" office:value-type="float" office:value="5.40464442336" calcext:value-type="float">
            <text:p>5.40</text:p>
          </table:table-cell>
          <table:table-cell table:style-name="ce8" office:value-type="float" office:value="369.5" calcext:value-type="float">
            <text:p>369.50</text:p>
          </table:table-cell>
          <table:table-cell table:style-name="ce9" table:formula="of:=[.D86]/[.C86]" office:value-type="float" office:value="68.3671248385822" calcext:value-type="float">
            <text:p>68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6]" office:value-type="currency" office:currency="GBP" office:value="5.1325469" calcext:value-type="currency">
            <text:p>£5.13</text:p>
          </table:table-cell>
          <table:table-cell table:style-name="ce11" table:formula="of:=[.F86]*[.B86]" office:value-type="currency" office:currency="GBP" office:value="27.73953" calcext:value-type="currency">
            <text:p>£27.74</text:p>
          </table:table-cell>
          <table:table-cell table:style-name="ce11" table:formula="of:=[.H86]/([.D86]/100)" office:value-type="currency" office:currency="GBP" office:value="7.5073152909337" calcext:value-type="currency">
            <text:p>£7.51</text:p>
          </table:table-cell>
          <table:table-cell table:style-name="ce11" table:formula="of:=[.H86]/([.D86]/60)" office:value-type="currency" office:currency="GBP" office:value="4.50438917456022" calcext:value-type="currency">
            <text:p>£4.5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8-18" calcext:value-type="date">
            <text:p>18 August 2015</text:p>
          </table:table-cell>
          <table:table-cell table:style-name="ce8" office:value-type="float" office:value="30.07" calcext:value-type="float">
            <text:p>30.07</text:p>
          </table:table-cell>
          <table:table-cell table:style-name="ce8" table:formula="of:=0.219969248*[.B87]" office:value-type="float" office:value="6.61447528736" calcext:value-type="float">
            <text:p>6.61</text:p>
          </table:table-cell>
          <table:table-cell table:style-name="ce8" office:value-type="float" office:value="419.7" calcext:value-type="float">
            <text:p>419.70</text:p>
          </table:table-cell>
          <table:table-cell table:style-name="ce9" table:formula="of:=[.D87]/[.C87]" office:value-type="float" office:value="63.4517451145414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87]" office:value-type="currency" office:currency="GBP" office:value="5.1325469" calcext:value-type="currency">
            <text:p>£5.13</text:p>
          </table:table-cell>
          <table:table-cell table:style-name="ce11" table:formula="of:=[.F87]*[.B87]" office:value-type="currency" office:currency="GBP" office:value="33.94903" calcext:value-type="currency">
            <text:p>£33.95</text:p>
          </table:table-cell>
          <table:table-cell table:style-name="ce11" table:formula="of:=[.H87]/([.D87]/100)" office:value-type="currency" office:currency="GBP" office:value="8.08888015248987" calcext:value-type="currency">
            <text:p>£8.09</text:p>
          </table:table-cell>
          <table:table-cell table:style-name="ce11" table:formula="of:=[.H87]/([.D87]/60)" office:value-type="currency" office:currency="GBP" office:value="4.85332809149392" calcext:value-type="currency">
            <text:p>£4.85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5-09-07" calcext:value-type="date">
            <text:p>07 September 2015</text:p>
          </table:table-cell>
          <table:table-cell table:style-name="ce8" office:value-type="float" office:value="30.93" calcext:value-type="float">
            <text:p>30.93</text:p>
          </table:table-cell>
          <table:table-cell table:style-name="ce8" table:formula="of:=0.219969248*[.B88]" office:value-type="float" office:value="6.80364884064" calcext:value-type="float">
            <text:p>6.80</text:p>
          </table:table-cell>
          <table:table-cell table:style-name="ce8" office:value-type="float" office:value="440.3" calcext:value-type="float">
            <text:p>440.30</text:p>
          </table:table-cell>
          <table:table-cell table:style-name="ce9" table:formula="of:=[.D88]/[.C88]" office:value-type="float" office:value="64.7152741584738" calcext:value-type="float">
            <text:p>65</text:p>
          </table:table-cell>
          <table:table-cell table:style-name="ce10" office:value-type="currency" office:currency="GBP" office:value="1.089" calcext:value-type="currency">
            <text:p>£1.089</text:p>
          </table:table-cell>
          <table:table-cell table:style-name="ce11" table:formula="of:=4.5461*[.F88]" office:value-type="currency" office:currency="GBP" office:value="4.9507029" calcext:value-type="currency">
            <text:p>£4.95</text:p>
          </table:table-cell>
          <table:table-cell table:style-name="ce11" table:formula="of:=[.F88]*[.B88]" office:value-type="currency" office:currency="GBP" office:value="33.68277" calcext:value-type="currency">
            <text:p>£33.68</text:p>
          </table:table-cell>
          <table:table-cell table:style-name="ce11" table:formula="of:=[.H88]/([.D88]/100)" office:value-type="currency" office:currency="GBP" office:value="7.64995911878265" calcext:value-type="currency">
            <text:p>£7.65</text:p>
          </table:table-cell>
          <table:table-cell table:style-name="ce11" table:formula="of:=[.H88]/([.D88]/60)" office:value-type="currency" office:currency="GBP" office:value="4.58997547126959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09-30" calcext:value-type="date">
            <text:p>30 September 2015</text:p>
          </table:table-cell>
          <table:table-cell table:style-name="ce8" office:value-type="float" office:value="19.82" calcext:value-type="float">
            <text:p>19.82</text:p>
          </table:table-cell>
          <table:table-cell table:style-name="ce8" table:formula="of:=0.219969248*[.B89]" office:value-type="float" office:value="4.35979049536" calcext:value-type="float">
            <text:p>4.36</text:p>
          </table:table-cell>
          <table:table-cell table:style-name="ce8" office:value-type="float" office:value="278.2" calcext:value-type="float">
            <text:p>278.20</text:p>
          </table:table-cell>
          <table:table-cell table:style-name="ce9" table:formula="of:=[.D89]/[.C89]" office:value-type="float" office:value="63.8104056367113" calcext:value-type="float">
            <text:p>64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89]" office:value-type="currency" office:currency="GBP" office:value="4.8597809" calcext:value-type="currency">
            <text:p>£4.86</text:p>
          </table:table-cell>
          <table:table-cell table:style-name="ce11" table:formula="of:=[.F89]*[.B89]" office:value-type="currency" office:currency="GBP" office:value="21.18758" calcext:value-type="currency">
            <text:p>£21.19</text:p>
          </table:table-cell>
          <table:table-cell table:style-name="ce11" table:formula="of:=[.H89]/([.D89]/100)" office:value-type="currency" office:currency="GBP" office:value="7.61595255212078" calcext:value-type="currency">
            <text:p>£7.62</text:p>
          </table:table-cell>
          <table:table-cell table:style-name="ce11" table:formula="of:=[.H89]/([.D89]/60)" office:value-type="currency" office:currency="GBP" office:value="4.56957153127247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5-10-24" calcext:value-type="date">
            <text:p>24 October 2015</text:p>
          </table:table-cell>
          <table:table-cell table:style-name="ce8" office:value-type="float" office:value="11.38" calcext:value-type="float">
            <text:p>11.38</text:p>
          </table:table-cell>
          <table:table-cell table:style-name="ce8" table:formula="of:=0.219969248*[.B91]" office:value-type="float" office:value="2.50325004224" calcext:value-type="float">
            <text:p>2.50</text:p>
          </table:table-cell>
          <table:table-cell table:style-name="ce8" office:value-type="float" office:value="154.3" calcext:value-type="float">
            <text:p>154.30</text:p>
          </table:table-cell>
          <table:table-cell table:style-name="ce9" table:formula="of:=[.D91]/[.C91]" office:value-type="float" office:value="61.6398671312622" calcext:value-type="float">
            <text:p>62</text:p>
          </table:table-cell>
          <table:table-cell table:style-name="ce10" office:value-type="currency" office:currency="GBP" office:value="1.039" calcext:value-type="currency">
            <text:p>£1.039</text:p>
          </table:table-cell>
          <table:table-cell table:style-name="ce11" table:formula="of:=4.5461*[.F91]" office:value-type="currency" office:currency="GBP" office:value="4.7233979" calcext:value-type="currency">
            <text:p>£4.72</text:p>
          </table:table-cell>
          <table:table-cell table:style-name="ce11" table:formula="of:=[.F91]*[.B91]" office:value-type="currency" office:currency="GBP" office:value="11.82382" calcext:value-type="currency">
            <text:p>£11.82</text:p>
          </table:table-cell>
          <table:table-cell table:style-name="ce11" table:formula="of:=[.H91]/([.D91]/100)" office:value-type="currency" office:currency="GBP" office:value="7.66287751134154" calcext:value-type="currency">
            <text:p>£7.66</text:p>
          </table:table-cell>
          <table:table-cell table:style-name="ce11" table:formula="of:=[.H91]/([.D91]/60)" office:value-type="currency" office:currency="GBP" office:value="4.59772650680493" calcext:value-type="currency">
            <text:p>£4.6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0-30" calcext:value-type="date">
            <text:p>30 October 2015</text:p>
          </table:table-cell>
          <table:table-cell table:style-name="ce8" office:value-type="float" office:value="18.04" calcext:value-type="float">
            <text:p>18.04</text:p>
          </table:table-cell>
          <table:table-cell table:style-name="ce8" table:formula="of:=0.219969248*[.B92]" office:value-type="float" office:value="3.96824523392" calcext:value-type="float">
            <text:p>3.97</text:p>
          </table:table-cell>
          <table:table-cell table:style-name="ce8" office:value-type="float" office:value="265" calcext:value-type="float">
            <text:p>265.00</text:p>
          </table:table-cell>
          <table:table-cell table:style-name="ce9" table:formula="of:=[.D92]/[.C92]" office:value-type="float" office:value="66.7801469865868" calcext:value-type="float">
            <text:p>67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2]" office:value-type="currency" office:currency="GBP" office:value="4.7688589" calcext:value-type="currency">
            <text:p>£4.77</text:p>
          </table:table-cell>
          <table:table-cell table:style-name="ce11" table:formula="of:=[.F92]*[.B92]" office:value-type="currency" office:currency="GBP" office:value="18.92396" calcext:value-type="currency">
            <text:p>£18.92</text:p>
          </table:table-cell>
          <table:table-cell table:style-name="ce11" table:formula="of:=[.H92]/([.D92]/100)" office:value-type="currency" office:currency="GBP" office:value="7.14111698113207" calcext:value-type="currency">
            <text:p>£7.14</text:p>
          </table:table-cell>
          <table:table-cell table:style-name="ce11" table:formula="of:=[.H92]/([.D92]/60)" office:value-type="currency" office:currency="GBP" office:value="4.28467018867924" calcext:value-type="currency">
            <text:p>£4.2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14" calcext:value-type="date">
            <text:p>14 November 2015</text:p>
          </table:table-cell>
          <table:table-cell table:style-name="ce8" office:value-type="float" office:value="23.08" calcext:value-type="float">
            <text:p>23.08</text:p>
          </table:table-cell>
          <table:table-cell table:style-name="ce8" table:formula="of:=0.219969248*[.B93]" office:value-type="float" office:value="5.07689024384" calcext:value-type="float">
            <text:p>5.08</text:p>
          </table:table-cell>
          <table:table-cell table:style-name="ce8" office:value-type="float" office:value="307.2" calcext:value-type="float">
            <text:p>307.20</text:p>
          </table:table-cell>
          <table:table-cell table:style-name="ce9" table:formula="of:=[.D93]/[.C93]" office:value-type="float" office:value="60.5094822313203" calcext:value-type="float">
            <text:p>61</text:p>
          </table:table-cell>
          <table:table-cell table:style-name="ce10" office:value-type="currency" office:currency="GBP" office:value="1.047" calcext:value-type="currency">
            <text:p>£1.047</text:p>
          </table:table-cell>
          <table:table-cell table:style-name="ce11" table:formula="of:=4.5461*[.F93]" office:value-type="currency" office:currency="GBP" office:value="4.7597667" calcext:value-type="currency">
            <text:p>£4.76</text:p>
          </table:table-cell>
          <table:table-cell table:style-name="ce11" table:formula="of:=[.F93]*[.B93]" office:value-type="currency" office:currency="GBP" office:value="24.16476" calcext:value-type="currency">
            <text:p>£24.16</text:p>
          </table:table-cell>
          <table:table-cell table:style-name="ce11" table:formula="of:=[.H93]/([.D93]/100)" office:value-type="currency" office:currency="GBP" office:value="7.8661328125" calcext:value-type="currency">
            <text:p>£7.87</text:p>
          </table:table-cell>
          <table:table-cell table:style-name="ce11" table:formula="of:=[.H93]/([.D93]/60)" office:value-type="currency" office:currency="GBP" office:value="4.7196796875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0" calcext:value-type="date">
            <text:p>20 November 2015</text:p>
          </table:table-cell>
          <table:table-cell table:style-name="ce8" office:value-type="float" office:value="17.05" calcext:value-type="float">
            <text:p>17.05</text:p>
          </table:table-cell>
          <table:table-cell table:style-name="ce8" table:formula="of:=0.219969248*[.B94]" office:value-type="float" office:value="3.7504756784" calcext:value-type="float">
            <text:p>3.75</text:p>
          </table:table-cell>
          <table:table-cell table:style-name="ce8" office:value-type="float" office:value="227.2" calcext:value-type="float">
            <text:p>227.20</text:p>
          </table:table-cell>
          <table:table-cell table:style-name="ce9" table:formula="of:=[.D94]/[.C94]" office:value-type="float" office:value="60.5789823697581" calcext:value-type="float">
            <text:p>61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4]" office:value-type="currency" office:currency="GBP" office:value="4.7688589" calcext:value-type="currency">
            <text:p>£4.77</text:p>
          </table:table-cell>
          <table:table-cell table:style-name="ce11" table:formula="of:=[.F94]*[.B94]" office:value-type="currency" office:currency="GBP" office:value="17.88545" calcext:value-type="currency">
            <text:p>£17.89</text:p>
          </table:table-cell>
          <table:table-cell table:style-name="ce11" table:formula="of:=[.H94]/([.D94]/100)" office:value-type="currency" office:currency="GBP" office:value="7.87211707746479" calcext:value-type="currency">
            <text:p>£7.87</text:p>
          </table:table-cell>
          <table:table-cell table:style-name="ce11" table:formula="of:=[.H94]/([.D94]/60)" office:value-type="currency" office:currency="GBP" office:value="4.72327024647887" calcext:value-type="currency">
            <text:p>£4.7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1-25" calcext:value-type="date">
            <text:p>25 November 2015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95]" office:value-type="float" office:value="3.63609166944" calcext:value-type="float">
            <text:p>3.64</text:p>
          </table:table-cell>
          <table:table-cell table:style-name="ce8" office:value-type="float" office:value="216.3" calcext:value-type="float">
            <text:p>216.30</text:p>
          </table:table-cell>
          <table:table-cell table:style-name="ce9" table:formula="of:=[.D95]/[.C95]" office:value-type="float" office:value="59.4869490826981" calcext:value-type="float">
            <text:p>59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5]" office:value-type="currency" office:currency="GBP" office:value="4.7688589" calcext:value-type="currency">
            <text:p>£4.77</text:p>
          </table:table-cell>
          <table:table-cell table:style-name="ce11" table:formula="of:=[.F95]*[.B95]" office:value-type="currency" office:currency="GBP" office:value="17.33997" calcext:value-type="currency">
            <text:p>£17.34</text:p>
          </table:table-cell>
          <table:table-cell table:style-name="ce11" table:formula="of:=[.H95]/([.D95]/100)" office:value-type="currency" office:currency="GBP" office:value="8.01662968099861" calcext:value-type="currency">
            <text:p>£8.02</text:p>
          </table:table-cell>
          <table:table-cell table:style-name="ce11" table:formula="of:=[.H95]/([.D95]/60)" office:value-type="currency" office:currency="GBP" office:value="4.80997780859917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07" calcext:value-type="date">
            <text:p>07 December 2015</text:p>
          </table:table-cell>
          <table:table-cell table:style-name="ce8" office:value-type="float" office:value="25.08" calcext:value-type="float">
            <text:p>25.08</text:p>
          </table:table-cell>
          <table:table-cell table:style-name="ce8" table:formula="of:=0.219969248*[.B96]" office:value-type="float" office:value="5.51682873984" calcext:value-type="float">
            <text:p>5.52</text:p>
          </table:table-cell>
          <table:table-cell table:style-name="ce8" office:value-type="float" office:value="344.7" calcext:value-type="float">
            <text:p>344.70</text:p>
          </table:table-cell>
          <table:table-cell table:style-name="ce9" table:formula="of:=[.D96]/[.C96]" office:value-type="float" office:value="62.4815480514621" calcext:value-type="float">
            <text:p>62</text:p>
          </table:table-cell>
          <table:table-cell table:style-name="ce10" office:value-type="currency" office:currency="GBP" office:value="1.049" calcext:value-type="currency">
            <text:p>£1.049</text:p>
          </table:table-cell>
          <table:table-cell table:style-name="ce11" table:formula="of:=4.5461*[.F96]" office:value-type="currency" office:currency="GBP" office:value="4.7688589" calcext:value-type="currency">
            <text:p>£4.77</text:p>
          </table:table-cell>
          <table:table-cell table:style-name="ce11" table:formula="of:=[.F96]*[.B96]" office:value-type="currency" office:currency="GBP" office:value="26.30892" calcext:value-type="currency">
            <text:p>£26.31</text:p>
          </table:table-cell>
          <table:table-cell table:style-name="ce11" table:formula="of:=[.H96]/([.D96]/100)" office:value-type="currency" office:currency="GBP" office:value="7.63241079199304" calcext:value-type="currency">
            <text:p>£7.63</text:p>
          </table:table-cell>
          <table:table-cell table:style-name="ce11" table:formula="of:=[.H96]/([.D96]/60)" office:value-type="currency" office:currency="GBP" office:value="4.57944647519582" calcext:value-type="currency">
            <text:p>£4.5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12" calcext:value-type="date">
            <text:p>12 December 2015</text:p>
          </table:table-cell>
          <table:table-cell table:style-name="ce8" office:value-type="float" office:value="15.09" calcext:value-type="float">
            <text:p>15.09</text:p>
          </table:table-cell>
          <table:table-cell table:style-name="ce8" table:formula="of:=0.219969248*[.B97]" office:value-type="float" office:value="3.31933595232" calcext:value-type="float">
            <text:p>3.32</text:p>
          </table:table-cell>
          <table:table-cell table:style-name="ce8" office:value-type="float" office:value="210" calcext:value-type="float">
            <text:p>210.00</text:p>
          </table:table-cell>
          <table:table-cell table:style-name="ce9" table:formula="of:=[.D97]/[.C97]" office:value-type="float" office:value="63.2656660899972" calcext:value-type="float">
            <text:p>63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7]" office:value-type="currency" office:currency="GBP" office:value="4.5415539" calcext:value-type="currency">
            <text:p>£4.54</text:p>
          </table:table-cell>
          <table:table-cell table:style-name="ce11" table:formula="of:=[.F97]*[.B97]" office:value-type="currency" office:currency="GBP" office:value="15.07491" calcext:value-type="currency">
            <text:p>£15.07</text:p>
          </table:table-cell>
          <table:table-cell table:style-name="ce11" table:formula="of:=[.H97]/([.D97]/100)" office:value-type="currency" office:currency="GBP" office:value="7.17852857142857" calcext:value-type="currency">
            <text:p>£7.18</text:p>
          </table:table-cell>
          <table:table-cell table:style-name="ce11" table:formula="of:=[.H97]/([.D97]/60)" office:value-type="currency" office:currency="GBP" office:value="4.30711714285714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5-12-24" calcext:value-type="date">
            <text:p>24 December 2015</text:p>
          </table:table-cell>
          <table:table-cell table:style-name="ce8" office:value-type="float" office:value="25.86" calcext:value-type="float">
            <text:p>25.86</text:p>
          </table:table-cell>
          <table:table-cell table:style-name="ce8" table:formula="of:=0.219969248*[.B98]" office:value-type="float" office:value="5.68840475328" calcext:value-type="float">
            <text:p>5.69</text:p>
          </table:table-cell>
          <table:table-cell table:style-name="ce8" office:value-type="float" office:value="345.8" calcext:value-type="float">
            <text:p>345.80</text:p>
          </table:table-cell>
          <table:table-cell table:style-name="ce9" table:formula="of:=[.D98]/[.C98]" office:value-type="float" office:value="60.7903296263522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8]" office:value-type="currency" office:currency="GBP" office:value="4.5415539" calcext:value-type="currency">
            <text:p>£4.54</text:p>
          </table:table-cell>
          <table:table-cell table:style-name="ce11" table:formula="of:=[.F98]*[.B98]" office:value-type="currency" office:currency="GBP" office:value="25.83414" calcext:value-type="currency">
            <text:p>£25.83</text:p>
          </table:table-cell>
          <table:table-cell table:style-name="ce11" table:formula="of:=[.H98]/([.D98]/100)" office:value-type="currency" office:currency="GBP" office:value="7.47083285135917" calcext:value-type="currency">
            <text:p>£7.47</text:p>
          </table:table-cell>
          <table:table-cell table:style-name="ce11" table:formula="of:=[.H98]/([.D98]/60)" office:value-type="currency" office:currency="GBP" office:value="4.4824997108155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14" calcext:value-type="date">
            <text:p>14 January 2016</text:p>
          </table:table-cell>
          <table:table-cell table:style-name="ce8" office:value-type="float" office:value="29.2" calcext:value-type="float">
            <text:p>29.20</text:p>
          </table:table-cell>
          <table:table-cell table:style-name="ce8" table:formula="of:=0.219969248*[.B99]" office:value-type="float" office:value="6.4231020416" calcext:value-type="float">
            <text:p>6.42</text:p>
          </table:table-cell>
          <table:table-cell table:style-name="ce8" office:value-type="float" office:value="383.1" calcext:value-type="float">
            <text:p>383.10</text:p>
          </table:table-cell>
          <table:table-cell table:style-name="ce9" table:formula="of:=[.D99]/[.C99]" office:value-type="float" office:value="59.6440781290421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99]" office:value-type="currency" office:currency="GBP" office:value="4.5415539" calcext:value-type="currency">
            <text:p>£4.54</text:p>
          </table:table-cell>
          <table:table-cell table:style-name="ce11" table:formula="of:=[.F99]*[.B99]" office:value-type="currency" office:currency="GBP" office:value="29.1708" calcext:value-type="currency">
            <text:p>£29.17</text:p>
          </table:table-cell>
          <table:table-cell table:style-name="ce11" table:formula="of:=[.H99]/([.D99]/100)" office:value-type="currency" office:currency="GBP" office:value="7.61440877055599" calcext:value-type="currency">
            <text:p>£7.61</text:p>
          </table:table-cell>
          <table:table-cell table:style-name="ce11" table:formula="of:=[.H99]/([.D99]/60)" office:value-type="currency" office:currency="GBP" office:value="4.56864526233359" calcext:value-type="currency">
            <text:p>£4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2" calcext:value-type="date">
            <text:p>22 January 2016</text:p>
          </table:table-cell>
          <table:table-cell table:style-name="ce8" office:value-type="float" office:value="23.5" calcext:value-type="float">
            <text:p>23.50</text:p>
          </table:table-cell>
          <table:table-cell table:style-name="ce8" table:formula="of:=0.219969248*[.B100]" office:value-type="float" office:value="5.169277328" calcext:value-type="float">
            <text:p>5.17</text:p>
          </table:table-cell>
          <table:table-cell table:style-name="ce8" office:value-type="float" office:value="319.8" calcext:value-type="float">
            <text:p>319.80</text:p>
          </table:table-cell>
          <table:table-cell table:style-name="ce9" table:formula="of:=[.D100]/[.C100]" office:value-type="float" office:value="61.8655142117769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0]" office:value-type="currency" office:currency="GBP" office:value="4.5415539" calcext:value-type="currency">
            <text:p>£4.54</text:p>
          </table:table-cell>
          <table:table-cell table:style-name="ce11" table:formula="of:=[.F100]*[.B100]" office:value-type="currency" office:currency="GBP" office:value="23.4765" calcext:value-type="currency">
            <text:p>£23.48</text:p>
          </table:table-cell>
          <table:table-cell table:style-name="ce11" table:formula="of:=[.H100]/([.D100]/100)" office:value-type="currency" office:currency="GBP" office:value="7.34099437148218" calcext:value-type="currency">
            <text:p>£7.34</text:p>
          </table:table-cell>
          <table:table-cell table:style-name="ce11" table:formula="of:=[.H100]/([.D100]/60)" office:value-type="currency" office:currency="GBP" office:value="4.40459662288931" calcext:value-type="currency">
            <text:p>£4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1-29" calcext:value-type="date">
            <text:p>29 January 2016</text:p>
          </table:table-cell>
          <table:table-cell table:style-name="ce8" office:value-type="float" office:value="10.22" calcext:value-type="float">
            <text:p>10.22</text:p>
          </table:table-cell>
          <table:table-cell table:style-name="ce8" table:formula="of:=0.219969248*[.B101]" office:value-type="float" office:value="2.24808571456" calcext:value-type="float">
            <text:p>2.25</text:p>
          </table:table-cell>
          <table:table-cell table:style-name="ce8" office:value-type="float" office:value="137" calcext:value-type="float">
            <text:p>137.00</text:p>
          </table:table-cell>
          <table:table-cell table:style-name="ce9" table:formula="of:=[.D101]/[.C101]" office:value-type="float" office:value="60.940736873466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1]" office:value-type="currency" office:currency="GBP" office:value="4.5415539" calcext:value-type="currency">
            <text:p>£4.54</text:p>
          </table:table-cell>
          <table:table-cell table:style-name="ce11" table:formula="of:=[.F101]*[.B101]" office:value-type="currency" office:currency="GBP" office:value="10.20978" calcext:value-type="currency">
            <text:p>£10.21</text:p>
          </table:table-cell>
          <table:table-cell table:style-name="ce11" table:formula="of:=[.H101]/([.D101]/100)" office:value-type="currency" office:currency="GBP" office:value="7.45239416058394" calcext:value-type="currency">
            <text:p>£7.45</text:p>
          </table:table-cell>
          <table:table-cell table:style-name="ce11" table:formula="of:=[.H101]/([.D101]/60)" office:value-type="currency" office:currency="GBP" office:value="4.47143649635037" calcext:value-type="currency">
            <text:p>£4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06" calcext:value-type="date">
            <text:p>06 February 2016</text:p>
          </table:table-cell>
          <table:table-cell table:style-name="ce8" office:value-type="float" office:value="12.66" calcext:value-type="float">
            <text:p>12.66</text:p>
          </table:table-cell>
          <table:table-cell table:style-name="ce8" table:formula="of:=0.219969248*[.B102]" office:value-type="float" office:value="2.78481067968" calcext:value-type="float">
            <text:p>2.78</text:p>
          </table:table-cell>
          <table:table-cell table:style-name="ce8" office:value-type="float" office:value="171.7" calcext:value-type="float">
            <text:p>171.70</text:p>
          </table:table-cell>
          <table:table-cell table:style-name="ce9" table:formula="of:=[.D102]/[.C102]" office:value-type="float" office:value="61.6558968452857" calcext:value-type="float">
            <text:p>62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2]" office:value-type="currency" office:currency="GBP" office:value="4.5415539" calcext:value-type="currency">
            <text:p>£4.54</text:p>
          </table:table-cell>
          <table:table-cell table:style-name="ce11" table:formula="of:=[.F102]*[.B102]" office:value-type="currency" office:currency="GBP" office:value="12.64734" calcext:value-type="currency">
            <text:p>£12.65</text:p>
          </table:table-cell>
          <table:table-cell table:style-name="ce11" table:formula="of:=[.H102]/([.D102]/100)" office:value-type="currency" office:currency="GBP" office:value="7.36595224228305" calcext:value-type="currency">
            <text:p>£7.37</text:p>
          </table:table-cell>
          <table:table-cell table:style-name="ce11" table:formula="of:=[.H102]/([.D102]/60)" office:value-type="currency" office:currency="GBP" office:value="4.41957134536983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17" calcext:value-type="date">
            <text:p>17 February 2016</text:p>
          </table:table-cell>
          <table:table-cell table:style-name="ce8" office:value-type="float" office:value="27.45" calcext:value-type="float">
            <text:p>27.45</text:p>
          </table:table-cell>
          <table:table-cell table:style-name="ce8" table:formula="of:=0.219969248*[.B103]" office:value-type="float" office:value="6.0381558576" calcext:value-type="float">
            <text:p>6.04</text:p>
          </table:table-cell>
          <table:table-cell table:style-name="ce8" office:value-type="float" office:value="364.2" calcext:value-type="float">
            <text:p>364.20</text:p>
          </table:table-cell>
          <table:table-cell table:style-name="ce9" table:formula="of:=[.D103]/[.C103]" office:value-type="float" office:value="60.3164291530493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3]" office:value-type="currency" office:currency="GBP" office:value="4.5415539" calcext:value-type="currency">
            <text:p>£4.54</text:p>
          </table:table-cell>
          <table:table-cell table:style-name="ce11" table:formula="of:=[.F103]*[.B103]" office:value-type="currency" office:currency="GBP" office:value="27.42255" calcext:value-type="currency">
            <text:p>£27.42</text:p>
          </table:table-cell>
          <table:table-cell table:style-name="ce11" table:formula="of:=[.H103]/([.D103]/100)" office:value-type="currency" office:currency="GBP" office:value="7.52953047775947" calcext:value-type="currency">
            <text:p>£7.53</text:p>
          </table:table-cell>
          <table:table-cell table:style-name="ce11" table:formula="of:=[.H103]/([.D103]/60)" office:value-type="currency" office:currency="GBP" office:value="4.51771828665568" calcext:value-type="currency">
            <text:p>£4.5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0" calcext:value-type="date">
            <text:p>20 February 2016</text:p>
          </table:table-cell>
          <table:table-cell table:style-name="ce8" office:value-type="float" office:value="25.31" calcext:value-type="float">
            <text:p>25.31</text:p>
          </table:table-cell>
          <table:table-cell table:style-name="ce8" table:formula="of:=0.219969248*[.B104]" office:value-type="float" office:value="5.56742166688" calcext:value-type="float">
            <text:p>5.57</text:p>
          </table:table-cell>
          <table:table-cell table:style-name="ce8" office:value-type="float" office:value="315.6" calcext:value-type="float">
            <text:p>315.60</text:p>
          </table:table-cell>
          <table:table-cell table:style-name="ce9" table:formula="of:=[.D104]/[.C104]" office:value-type="float" office:value="56.6869224002685" calcext:value-type="float">
            <text:p>57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4]" office:value-type="currency" office:currency="GBP" office:value="4.5415539" calcext:value-type="currency">
            <text:p>£4.54</text:p>
          </table:table-cell>
          <table:table-cell table:style-name="ce11" table:formula="of:=[.F104]*[.B104]" office:value-type="currency" office:currency="GBP" office:value="25.28469" calcext:value-type="currency">
            <text:p>£25.28</text:p>
          </table:table-cell>
          <table:table-cell table:style-name="ce11" table:formula="of:=[.H104]/([.D104]/100)" office:value-type="currency" office:currency="GBP" office:value="8.01162547528517" calcext:value-type="currency">
            <text:p>£8.01</text:p>
          </table:table-cell>
          <table:table-cell table:style-name="ce11" table:formula="of:=[.H104]/([.D104]/60)" office:value-type="currency" office:currency="GBP" office:value="4.8069752851711" calcext:value-type="currency">
            <text:p>£4.8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2-26" calcext:value-type="date">
            <text:p>26 February 2016</text:p>
          </table:table-cell>
          <table:table-cell table:style-name="ce8" office:value-type="float" office:value="19.16" calcext:value-type="float">
            <text:p>19.16</text:p>
          </table:table-cell>
          <table:table-cell table:style-name="ce8" table:formula="of:=0.219969248*[.B105]" office:value-type="float" office:value="4.21461079168" calcext:value-type="float">
            <text:p>4.21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05]/[.C105]" office:value-type="float" office:value="60.1241757602465" calcext:value-type="float">
            <text:p>60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5]" office:value-type="currency" office:currency="GBP" office:value="4.5415539" calcext:value-type="currency">
            <text:p>£4.54</text:p>
          </table:table-cell>
          <table:table-cell table:style-name="ce11" table:formula="of:=[.F105]*[.B105]" office:value-type="currency" office:currency="GBP" office:value="19.14084" calcext:value-type="currency">
            <text:p>£19.14</text:p>
          </table:table-cell>
          <table:table-cell table:style-name="ce11" table:formula="of:=[.H105]/([.D105]/100)" office:value-type="currency" office:currency="GBP" office:value="7.55360694554065" calcext:value-type="currency">
            <text:p>£7.55</text:p>
          </table:table-cell>
          <table:table-cell table:style-name="ce11" table:formula="of:=[.H105]/([.D105]/60)" office:value-type="currency" office:currency="GBP" office:value="4.53216416732439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05" calcext:value-type="date">
            <text:p>05 March 2016</text:p>
          </table:table-cell>
          <table:table-cell table:style-name="ce8" office:value-type="float" office:value="18.69" calcext:value-type="float">
            <text:p>18.69</text:p>
          </table:table-cell>
          <table:table-cell table:style-name="ce8" table:formula="of:=0.219969248*[.B106]" office:value-type="float" office:value="4.11122524512" calcext:value-type="float">
            <text:p>4.11</text:p>
          </table:table-cell>
          <table:table-cell table:style-name="ce8" office:value-type="float" office:value="241.1" calcext:value-type="float">
            <text:p>241.10</text:p>
          </table:table-cell>
          <table:table-cell table:style-name="ce9" table:formula="of:=[.D106]/[.C106]" office:value-type="float" office:value="58.6443178432474" calcext:value-type="float">
            <text:p>59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6]" office:value-type="currency" office:currency="GBP" office:value="4.5415539" calcext:value-type="currency">
            <text:p>£4.54</text:p>
          </table:table-cell>
          <table:table-cell table:style-name="ce11" table:formula="of:=[.F106]*[.B106]" office:value-type="currency" office:currency="GBP" office:value="18.67131" calcext:value-type="currency">
            <text:p>£18.67</text:p>
          </table:table-cell>
          <table:table-cell table:style-name="ce11" table:formula="of:=[.H106]/([.D106]/100)" office:value-type="currency" office:currency="GBP" office:value="7.7442181667358" calcext:value-type="currency">
            <text:p>£7.74</text:p>
          </table:table-cell>
          <table:table-cell table:style-name="ce11" table:formula="of:=[.H106]/([.D106]/60)" office:value-type="currency" office:currency="GBP" office:value="4.64653090004148" calcext:value-type="currency">
            <text:p>£4.6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3-18" calcext:value-type="date">
            <text:p>18 March 2016</text:p>
          </table:table-cell>
          <table:table-cell table:style-name="ce8" office:value-type="float" office:value="18.35" calcext:value-type="float">
            <text:p>18.35</text:p>
          </table:table-cell>
          <table:table-cell table:style-name="ce8" table:formula="of:=0.219969248*[.B107]" office:value-type="float" office:value="4.0364357008" calcext:value-type="float">
            <text:p>4.04</text:p>
          </table:table-cell>
          <table:table-cell table:style-name="ce8" office:value-type="float" office:value="247.4" calcext:value-type="float">
            <text:p>247.40</text:p>
          </table:table-cell>
          <table:table-cell table:style-name="ce9" table:formula="of:=[.D107]/[.C107]" office:value-type="float" office:value="61.2916985029556" calcext:value-type="float">
            <text:p>61</text:p>
          </table:table-cell>
          <table:table-cell table:style-name="ce10" office:value-type="currency" office:currency="GBP" office:value="0.999" calcext:value-type="currency">
            <text:p>£0.999</text:p>
          </table:table-cell>
          <table:table-cell table:style-name="ce11" table:formula="of:=4.5461*[.F107]" office:value-type="currency" office:currency="GBP" office:value="4.5415539" calcext:value-type="currency">
            <text:p>£4.54</text:p>
          </table:table-cell>
          <table:table-cell table:style-name="ce11" table:formula="of:=[.F107]*[.B107]" office:value-type="currency" office:currency="GBP" office:value="18.33165" calcext:value-type="currency">
            <text:p>£18.33</text:p>
          </table:table-cell>
          <table:table-cell table:style-name="ce11" table:formula="of:=[.H107]/([.D107]/100)" office:value-type="currency" office:currency="GBP" office:value="7.40972109943411" calcext:value-type="currency">
            <text:p>£7.41</text:p>
          </table:table-cell>
          <table:table-cell table:style-name="ce11" table:formula="of:=[.H107]/([.D107]/60)" office:value-type="currency" office:currency="GBP" office:value="4.44583265966047" calcext:value-type="currency">
            <text:p>£4.4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4-04" calcext:value-type="date">
            <text:p>04 April 2016</text:p>
          </table:table-cell>
          <table:table-cell table:style-name="ce8" office:value-type="float" office:value="19.93" calcext:value-type="float">
            <text:p>19.93</text:p>
          </table:table-cell>
          <table:table-cell table:style-name="ce8" table:formula="of:=0.219969248*[.B108]" office:value-type="float" office:value="4.38398711264" calcext:value-type="float">
            <text:p>4.38</text:p>
          </table:table-cell>
          <table:table-cell table:style-name="ce8" office:value-type="float" office:value="271.5" calcext:value-type="float">
            <text:p>271.50</text:p>
          </table:table-cell>
          <table:table-cell table:style-name="ce9" table:formula="of:=[.D108]/[.C108]" office:value-type="float" office:value="61.9299265769294" calcext:value-type="float">
            <text:p>62</text:p>
          </table:table-cell>
          <table:table-cell table:style-name="ce10" office:value-type="currency" office:currency="GBP" office:value="1.029" calcext:value-type="currency">
            <text:p>£1.029</text:p>
          </table:table-cell>
          <table:table-cell table:style-name="ce11" table:formula="of:=4.5461*[.F108]" office:value-type="currency" office:currency="GBP" office:value="4.6779369" calcext:value-type="currency">
            <text:p>£4.68</text:p>
          </table:table-cell>
          <table:table-cell table:style-name="ce11" table:formula="of:=[.F108]*[.B108]" office:value-type="currency" office:currency="GBP" office:value="20.50797" calcext:value-type="currency">
            <text:p>£20.51</text:p>
          </table:table-cell>
          <table:table-cell table:style-name="ce11" table:formula="of:=[.H108]/([.D108]/100)" office:value-type="currency" office:currency="GBP" office:value="7.55358011049724" calcext:value-type="currency">
            <text:p>£7.55</text:p>
          </table:table-cell>
          <table:table-cell table:style-name="ce11" table:formula="of:=[.H108]/([.D108]/60)" office:value-type="currency" office:currency="GBP" office:value="4.53214806629834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4-10" calcext:value-type="date">
            <text:p>10 April 2016</text:p>
          </table:table-cell>
          <table:table-cell table:style-name="ce8" office:value-type="float" office:value="20.89" calcext:value-type="float">
            <text:p>20.89</text:p>
          </table:table-cell>
          <table:table-cell table:style-name="ce8" table:formula="of:=0.219969248*[.B110]" office:value-type="float" office:value="4.59515759072" calcext:value-type="float">
            <text:p>4.60</text:p>
          </table:table-cell>
          <table:table-cell table:style-name="ce8" office:value-type="float" office:value="279" calcext:value-type="float">
            <text:p>279.00</text:p>
          </table:table-cell>
          <table:table-cell table:style-name="ce9" table:formula="of:=[.D110]/[.C110]" office:value-type="float" office:value="60.7160895990695" calcext:value-type="float">
            <text:p>61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0]" office:value-type="currency" office:currency="GBP" office:value="4.8597809" calcext:value-type="currency">
            <text:p>£4.86</text:p>
          </table:table-cell>
          <table:table-cell table:style-name="ce11" table:formula="of:=[.F110]*[.B110]" office:value-type="currency" office:currency="GBP" office:value="22.33141" calcext:value-type="currency">
            <text:p>£22.33</text:p>
          </table:table-cell>
          <table:table-cell table:style-name="ce11" table:formula="of:=[.H110]/([.D110]/100)" office:value-type="currency" office:currency="GBP" office:value="8.00408960573477" calcext:value-type="currency">
            <text:p>£8.00</text:p>
          </table:table-cell>
          <table:table-cell table:style-name="ce11" table:formula="of:=[.H110]/([.D110]/60)" office:value-type="currency" office:currency="GBP" office:value="4.80245376344086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1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1]/[.C111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1]" office:value-type="currency" office:currency="GBP" office:value="4.9961639" calcext:value-type="currency">
            <text:p>£5.00</text:p>
          </table:table-cell>
          <table:table-cell table:style-name="ce11" table:formula="of:=[.F111]*[.B111]" office:value-type="currency" office:currency="GBP" office:value="23.78236" calcext:value-type="currency">
            <text:p>£23.78</text:p>
          </table:table-cell>
          <table:table-cell table:style-name="ce11" table:formula="of:=[.H111]/([.D111]/100)" office:value-type="currency" office:currency="GBP" office:value="7.80261154855643" calcext:value-type="currency">
            <text:p>£7.80</text:p>
          </table:table-cell>
          <table:table-cell table:style-name="ce11" table:formula="of:=[.H111]/([.D111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09" calcext:value-type="date">
            <text:p>09 June 2016</text:p>
          </table:table-cell>
          <table:table-cell table:style-name="ce8" office:value-type="float" office:value="21.64" calcext:value-type="float">
            <text:p>21.64</text:p>
          </table:table-cell>
          <table:table-cell table:style-name="ce8" table:formula="of:=0.219969248*[.B112]" office:value-type="float" office:value="4.76013452672" calcext:value-type="float">
            <text:p>4.76</text:p>
          </table:table-cell>
          <table:table-cell table:style-name="ce8" office:value-type="float" office:value="304.8" calcext:value-type="float">
            <text:p>304.80</text:p>
          </table:table-cell>
          <table:table-cell table:style-name="ce9" table:formula="of:=[.D112]/[.C112]" office:value-type="float" office:value="64.0318037839204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2]" office:value-type="currency" office:currency="GBP" office:value="4.9961639" calcext:value-type="currency">
            <text:p>£5.00</text:p>
          </table:table-cell>
          <table:table-cell table:style-name="ce11" table:formula="of:=[.F112]*[.B112]" office:value-type="currency" office:currency="GBP" office:value="23.78236" calcext:value-type="currency">
            <text:p>£23.78</text:p>
          </table:table-cell>
          <table:table-cell table:style-name="ce11" table:formula="of:=[.H112]/([.D112]/100)" office:value-type="currency" office:currency="GBP" office:value="7.80261154855643" calcext:value-type="currency">
            <text:p>£7.80</text:p>
          </table:table-cell>
          <table:table-cell table:style-name="ce11" table:formula="of:=[.H112]/([.D112]/60)" office:value-type="currency" office:currency="GBP" office:value="4.68156692913386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12" calcext:value-type="date">
            <text:p>12 June 2016</text:p>
          </table:table-cell>
          <table:table-cell table:style-name="ce8" office:value-type="float" office:value="34.89" calcext:value-type="float">
            <text:p>34.89</text:p>
          </table:table-cell>
          <table:table-cell table:style-name="ce8" table:formula="of:=0.219969248*[.B113]" office:value-type="float" office:value="7.67472706272" calcext:value-type="float">
            <text:p>7.67</text:p>
          </table:table-cell>
          <table:table-cell table:style-name="ce8" office:value-type="float" office:value="540.2" calcext:value-type="float">
            <text:p>540.20</text:p>
          </table:table-cell>
          <table:table-cell table:style-name="ce9" table:formula="of:=[.D113]/[.C113]" office:value-type="float" office:value="70.3868679088306" calcext:value-type="float">
            <text:p>70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3]" office:value-type="currency" office:currency="GBP" office:value="4.9961639" calcext:value-type="currency">
            <text:p>£5.00</text:p>
          </table:table-cell>
          <table:table-cell table:style-name="ce11" table:formula="of:=[.F113]*[.B113]" office:value-type="currency" office:currency="GBP" office:value="38.34411" calcext:value-type="currency">
            <text:p>£38.34</text:p>
          </table:table-cell>
          <table:table-cell table:style-name="ce11" table:formula="of:=[.H113]/([.D113]/100)" office:value-type="currency" office:currency="GBP" office:value="7.09813217326916" calcext:value-type="currency">
            <text:p>£7.10</text:p>
          </table:table-cell>
          <table:table-cell table:style-name="ce11" table:formula="of:=[.H113]/([.D113]/60)" office:value-type="currency" office:currency="GBP" office:value="4.2588793039615" calcext:value-type="currency">
            <text:p>£4.2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6-26" calcext:value-type="date">
            <text:p>26 June 2016</text:p>
          </table:table-cell>
          <table:table-cell table:style-name="ce8" office:value-type="float" office:value="16.53" calcext:value-type="float">
            <text:p>16.53</text:p>
          </table:table-cell>
          <table:table-cell table:style-name="ce8" table:formula="of:=0.219969248*[.B114]" office:value-type="float" office:value="3.63609166944" calcext:value-type="float">
            <text:p>3.64</text:p>
          </table:table-cell>
          <table:table-cell table:style-name="ce8" office:value-type="float" office:value="238.9" calcext:value-type="float">
            <text:p>238.90</text:p>
          </table:table-cell>
          <table:table-cell table:style-name="ce9" table:formula="of:=[.D114]/[.C114]" office:value-type="float" office:value="65.7024139429338" calcext:value-type="float">
            <text:p>66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4]" office:value-type="currency" office:currency="GBP" office:value="4.9961639" calcext:value-type="currency">
            <text:p>£5.00</text:p>
          </table:table-cell>
          <table:table-cell table:style-name="ce11" table:formula="of:=[.F114]*[.B114]" office:value-type="currency" office:currency="GBP" office:value="18.16647" calcext:value-type="currency">
            <text:p>£18.17</text:p>
          </table:table-cell>
          <table:table-cell table:style-name="ce11" table:formula="of:=[.H114]/([.D114]/100)" office:value-type="currency" office:currency="GBP" office:value="7.60421515278359" calcext:value-type="currency">
            <text:p>£7.60</text:p>
          </table:table-cell>
          <table:table-cell table:style-name="ce11" table:formula="of:=[.H114]/([.D114]/60)" office:value-type="currency" office:currency="GBP" office:value="4.56252909167015" calcext:value-type="currency">
            <text:p>£4.56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6-07-19" calcext:value-type="date">
            <text:p>19 July 2016</text:p>
          </table:table-cell>
          <table:table-cell table:style-name="ce8" office:value-type="float" office:value="23.57" calcext:value-type="float">
            <text:p>23.57</text:p>
          </table:table-cell>
          <table:table-cell table:style-name="ce8" table:formula="of:=0.219969248*[.B116]" office:value-type="float" office:value="5.18467517536" calcext:value-type="float">
            <text:p>5.18</text:p>
          </table:table-cell>
          <table:table-cell table:style-name="ce8" office:value-type="float" office:value="351.7" calcext:value-type="float">
            <text:p>351.70</text:p>
          </table:table-cell>
          <table:table-cell table:style-name="ce9" table:formula="of:=[.D116]/[.C116]" office:value-type="float" office:value="67.8345292818811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6]" office:value-type="currency" office:currency="GBP" office:value="4.9961639" calcext:value-type="currency">
            <text:p>£5.00</text:p>
          </table:table-cell>
          <table:table-cell table:style-name="ce11" table:formula="of:=[.F116]*[.B116]" office:value-type="currency" office:currency="GBP" office:value="25.90343" calcext:value-type="currency">
            <text:p>£25.90</text:p>
          </table:table-cell>
          <table:table-cell table:style-name="ce11" table:formula="of:=[.H116]/([.D116]/100)" office:value-type="currency" office:currency="GBP" office:value="7.36520614159795" calcext:value-type="currency">
            <text:p>£7.37</text:p>
          </table:table-cell>
          <table:table-cell table:style-name="ce11" table:formula="of:=[.H116]/([.D116]/60)" office:value-type="currency" office:currency="GBP" office:value="4.41912368495877" calcext:value-type="currency">
            <text:p>£4.4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2" calcext:value-type="date">
            <text:p>02 August 2016</text:p>
          </table:table-cell>
          <table:table-cell table:style-name="ce8" office:value-type="float" office:value="24.9" calcext:value-type="float">
            <text:p>24.90</text:p>
          </table:table-cell>
          <table:table-cell table:style-name="ce8" table:formula="of:=0.219969248*[.B117]" office:value-type="float" office:value="5.4772342752" calcext:value-type="float">
            <text:p>5.48</text:p>
          </table:table-cell>
          <table:table-cell table:style-name="ce8" office:value-type="float" office:value="348.8" calcext:value-type="float">
            <text:p>348.80</text:p>
          </table:table-cell>
          <table:table-cell table:style-name="ce9" table:formula="of:=[.D117]/[.C117]" office:value-type="float" office:value="63.6817748657033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17]" office:value-type="currency" office:currency="GBP" office:value="4.9961639" calcext:value-type="currency">
            <text:p>£5.00</text:p>
          </table:table-cell>
          <table:table-cell table:style-name="ce11" table:formula="of:=[.F117]*[.B117]" office:value-type="currency" office:currency="GBP" office:value="27.3651" calcext:value-type="currency">
            <text:p>£27.37</text:p>
          </table:table-cell>
          <table:table-cell table:style-name="ce11" table:formula="of:=[.H117]/([.D117]/100)" office:value-type="currency" office:currency="GBP" office:value="7.84549885321101" calcext:value-type="currency">
            <text:p>£7.85</text:p>
          </table:table-cell>
          <table:table-cell table:style-name="ce11" table:formula="of:=[.H117]/([.D117]/60)" office:value-type="currency" office:currency="GBP" office:value="4.70729931192661" calcext:value-type="currency">
            <text:p>£4.7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24.23" calcext:value-type="float">
            <text:p>24.23</text:p>
          </table:table-cell>
          <table:table-cell table:style-name="ce8" table:formula="of:=0.219969248*[.B118]" office:value-type="float" office:value="5.32985487904" calcext:value-type="float">
            <text:p>5.33</text:p>
          </table:table-cell>
          <table:table-cell table:style-name="ce8" office:value-type="float" office:value="364.3" calcext:value-type="float">
            <text:p>364.30</text:p>
          </table:table-cell>
          <table:table-cell table:style-name="ce9" table:formula="of:=[.D118]/[.C118]" office:value-type="float" office:value="68.3508291065547" calcext:value-type="float">
            <text:p>68</text:p>
          </table:table-cell>
          <table:table-cell table:style-name="ce10" office:value-type="currency" office:currency="GBP" office:value="1.069" calcext:value-type="currency">
            <text:p>£1.069</text:p>
          </table:table-cell>
          <table:table-cell table:style-name="ce11" table:formula="of:=4.5461*[.F118]" office:value-type="currency" office:currency="GBP" office:value="4.8597809" calcext:value-type="currency">
            <text:p>£4.86</text:p>
          </table:table-cell>
          <table:table-cell table:style-name="ce11" table:formula="of:=[.F118]*[.B118]" office:value-type="currency" office:currency="GBP" office:value="25.90187" calcext:value-type="currency">
            <text:p>£25.90</text:p>
          </table:table-cell>
          <table:table-cell table:style-name="ce11" table:formula="of:=[.H118]/([.D118]/100)" office:value-type="currency" office:currency="GBP" office:value="7.11003842986549" calcext:value-type="currency">
            <text:p>£7.11</text:p>
          </table:table-cell>
          <table:table-cell table:style-name="ce11" table:formula="of:=[.H118]/([.D118]/60)" office:value-type="currency" office:currency="GBP" office:value="4.2660230579193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8-07" calcext:value-type="date">
            <text:p>07 August 2016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table:formula="of:=0.219969248*[.B119]" office:value-type="float" office:value="3.10596578176" calcext:value-type="float">
            <text:p>3.11</text:p>
          </table:table-cell>
          <table:table-cell table:style-name="ce8" office:value-type="float" office:value="214.3" calcext:value-type="float">
            <text:p>214.30</text:p>
          </table:table-cell>
          <table:table-cell table:style-name="ce9" table:formula="of:=[.D119]/[.C119]" office:value-type="float" office:value="68.9962527142094" calcext:value-type="float">
            <text:p>69</text:p>
          </table:table-cell>
          <table:table-cell table:style-name="ce10" office:value-type="currency" office:currency="GBP" office:value="1.079" calcext:value-type="currency">
            <text:p>£1.079</text:p>
          </table:table-cell>
          <table:table-cell table:style-name="ce11" table:formula="of:=4.5461*[.F119]" office:value-type="currency" office:currency="GBP" office:value="4.9052419" calcext:value-type="currency">
            <text:p>£4.91</text:p>
          </table:table-cell>
          <table:table-cell table:style-name="ce11" table:formula="of:=[.F119]*[.B119]" office:value-type="currency" office:currency="GBP" office:value="15.23548" calcext:value-type="currency">
            <text:p>£15.24</text:p>
          </table:table-cell>
          <table:table-cell table:style-name="ce11" table:formula="of:=[.H119]/([.D119]/100)" office:value-type="currency" office:currency="GBP" office:value="7.10941670555296" calcext:value-type="currency">
            <text:p>£7.11</text:p>
          </table:table-cell>
          <table:table-cell table:style-name="ce11" table:formula="of:=[.H119]/([.D119]/60)" office:value-type="currency" office:currency="GBP" office:value="4.26565002333178" calcext:value-type="currency">
            <text:p>£4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05" calcext:value-type="date">
            <text:p>05 September 2016</text:p>
          </table:table-cell>
          <table:table-cell table:style-name="ce8" office:value-type="float" office:value="29.86" calcext:value-type="float">
            <text:p>29.86</text:p>
          </table:table-cell>
          <table:table-cell table:style-name="ce8" table:formula="of:=0.219969248*[.B120]" office:value-type="float" office:value="6.56828174528" calcext:value-type="float">
            <text:p>6.57</text:p>
          </table:table-cell>
          <table:table-cell table:style-name="ce8" office:value-type="float" office:value="419.3" calcext:value-type="float">
            <text:p>419.30</text:p>
          </table:table-cell>
          <table:table-cell table:style-name="ce9" table:formula="of:=[.D120]/[.C120]" office:value-type="float" office:value="63.8370910780907" calcext:value-type="float">
            <text:p>64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0]" office:value-type="currency" office:currency="GBP" office:value="4.9961639" calcext:value-type="currency">
            <text:p>£5.00</text:p>
          </table:table-cell>
          <table:table-cell table:style-name="ce11" table:formula="of:=[.F120]*[.B120]" office:value-type="currency" office:currency="GBP" office:value="32.81614" calcext:value-type="currency">
            <text:p>£32.82</text:p>
          </table:table-cell>
          <table:table-cell table:style-name="ce11" table:formula="of:=[.H120]/([.D120]/100)" office:value-type="currency" office:currency="GBP" office:value="7.82641068447412" calcext:value-type="currency">
            <text:p>£7.83</text:p>
          </table:table-cell>
          <table:table-cell table:style-name="ce11" table:formula="of:=[.H120]/([.D120]/60)" office:value-type="currency" office:currency="GBP" office:value="4.69584641068447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13" calcext:value-type="date">
            <text:p>13 September 2016</text:p>
          </table:table-cell>
          <table:table-cell table:style-name="ce8" office:value-type="float" office:value="21.1" calcext:value-type="float">
            <text:p>21.10</text:p>
          </table:table-cell>
          <table:table-cell table:style-name="ce8" table:formula="of:=0.219969248*[.B121]" office:value-type="float" office:value="4.6413511328" calcext:value-type="float">
            <text:p>4.64</text:p>
          </table:table-cell>
          <table:table-cell table:style-name="ce8" office:value-type="float" office:value="314" calcext:value-type="float">
            <text:p>314.00</text:p>
          </table:table-cell>
          <table:table-cell table:style-name="ce9" table:formula="of:=[.D121]/[.C121]" office:value-type="float" office:value="67.6527138360619" calcext:value-type="float">
            <text:p>68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1]" office:value-type="currency" office:currency="GBP" office:value="4.9961639" calcext:value-type="currency">
            <text:p>£5.00</text:p>
          </table:table-cell>
          <table:table-cell table:style-name="ce11" table:formula="of:=[.F121]*[.B121]" office:value-type="currency" office:currency="GBP" office:value="23.1889" calcext:value-type="currency">
            <text:p>£23.19</text:p>
          </table:table-cell>
          <table:table-cell table:style-name="ce11" table:formula="of:=[.H121]/([.D121]/100)" office:value-type="currency" office:currency="GBP" office:value="7.385" calcext:value-type="currency">
            <text:p>£7.39</text:p>
          </table:table-cell>
          <table:table-cell table:style-name="ce11" table:formula="of:=[.H121]/([.D121]/60)" office:value-type="currency" office:currency="GBP" office:value="4.431" calcext:value-type="currency">
            <text:p>£4.4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09-28" calcext:value-type="date">
            <text:p>28 September 2016</text:p>
          </table:table-cell>
          <table:table-cell table:style-name="ce8" office:value-type="float" office:value="16.69" calcext:value-type="float">
            <text:p>16.69</text:p>
          </table:table-cell>
          <table:table-cell table:style-name="ce8" table:formula="of:=0.219969248*[.B122]" office:value-type="float" office:value="3.67128674912" calcext:value-type="float">
            <text:p>3.67</text:p>
          </table:table-cell>
          <table:table-cell table:style-name="ce8" office:value-type="float" office:value="238.3" calcext:value-type="float">
            <text:p>238.30</text:p>
          </table:table-cell>
          <table:table-cell table:style-name="ce9" table:formula="of:=[.D122]/[.C122]" office:value-type="float" office:value="64.9091221373868" calcext:value-type="float">
            <text:p>65</text:p>
          </table:table-cell>
          <table:table-cell table:style-name="ce10" office:value-type="currency" office:currency="GBP" office:value="1.099" calcext:value-type="currency">
            <text:p>£1.099</text:p>
          </table:table-cell>
          <table:table-cell table:style-name="ce11" table:formula="of:=4.5461*[.F122]" office:value-type="currency" office:currency="GBP" office:value="4.9961639" calcext:value-type="currency">
            <text:p>£5.00</text:p>
          </table:table-cell>
          <table:table-cell table:style-name="ce11" table:formula="of:=[.F122]*[.B122]" office:value-type="currency" office:currency="GBP" office:value="18.34231" calcext:value-type="currency">
            <text:p>£18.34</text:p>
          </table:table-cell>
          <table:table-cell table:style-name="ce11" table:formula="of:=[.H122]/([.D122]/100)" office:value-type="currency" office:currency="GBP" office:value="7.69715065044062" calcext:value-type="currency">
            <text:p>£7.70</text:p>
          </table:table-cell>
          <table:table-cell table:style-name="ce11" table:formula="of:=[.H122]/([.D122]/60)" office:value-type="currency" office:currency="GBP" office:value="4.61829039026437" calcext:value-type="currency">
            <text:p>£4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14" calcext:value-type="date">
            <text:p>14 October 2016</text:p>
          </table:table-cell>
          <table:table-cell table:style-name="ce8" office:value-type="float" office:value="19.86" calcext:value-type="float">
            <text:p>19.86</text:p>
          </table:table-cell>
          <table:table-cell table:style-name="ce8" table:formula="of:=0.219969248*[.B123]" office:value-type="float" office:value="4.36858926528" calcext:value-type="float">
            <text:p>4.37</text:p>
          </table:table-cell>
          <table:table-cell table:style-name="ce8" office:value-type="float" office:value="275.9" calcext:value-type="float">
            <text:p>275.90</text:p>
          </table:table-cell>
          <table:table-cell table:style-name="ce9" table:formula="of:=[.D123]/[.C123]" office:value-type="float" office:value="63.1553994312891" calcext:value-type="float">
            <text:p>63</text:p>
          </table:table-cell>
          <table:table-cell table:style-name="ce10" office:value-type="currency" office:currency="GBP" office:value="1.109" calcext:value-type="currency">
            <text:p>£1.109</text:p>
          </table:table-cell>
          <table:table-cell table:style-name="ce11" table:formula="of:=4.5461*[.F123]" office:value-type="currency" office:currency="GBP" office:value="5.0416249" calcext:value-type="currency">
            <text:p>£5.04</text:p>
          </table:table-cell>
          <table:table-cell table:style-name="ce11" table:formula="of:=[.F123]*[.B123]" office:value-type="currency" office:currency="GBP" office:value="22.02474" calcext:value-type="currency">
            <text:p>£22.02</text:p>
          </table:table-cell>
          <table:table-cell table:style-name="ce11" table:formula="of:=[.H123]/([.D123]/100)" office:value-type="currency" office:currency="GBP" office:value="7.98287060529177" calcext:value-type="currency">
            <text:p>£7.98</text:p>
          </table:table-cell>
          <table:table-cell table:style-name="ce11" table:formula="of:=[.H123]/([.D123]/60)" office:value-type="currency" office:currency="GBP" office:value="4.7897223631750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0-21" calcext:value-type="date">
            <text:p>21 October 2016</text:p>
          </table:table-cell>
          <table:table-cell table:style-name="ce8" office:value-type="float" office:value="7.94" calcext:value-type="float">
            <text:p>7.94</text:p>
          </table:table-cell>
          <table:table-cell table:style-name="ce8" table:formula="of:=0.219969248*[.B124]" office:value-type="float" office:value="1.74655582912" calcext:value-type="float">
            <text:p>1.75</text:p>
          </table:table-cell>
          <table:table-cell table:style-name="ce8" office:value-type="float" office:value="126.5" calcext:value-type="float">
            <text:p>126.50</text:p>
          </table:table-cell>
          <table:table-cell table:style-name="ce9" table:formula="of:=[.D124]/[.C124]" office:value-type="float" office:value="72.428260174046" calcext:value-type="float">
            <text:p>72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4]" office:value-type="currency" office:currency="GBP" office:value="5.1325469" calcext:value-type="currency">
            <text:p>£5.13</text:p>
          </table:table-cell>
          <table:table-cell table:style-name="ce11" table:formula="of:=[.F124]*[.B124]" office:value-type="currency" office:currency="GBP" office:value="8.96426" calcext:value-type="currency">
            <text:p>£8.96</text:p>
          </table:table-cell>
          <table:table-cell table:style-name="ce11" table:formula="of:=[.H124]/([.D124]/100)" office:value-type="currency" office:currency="GBP" office:value="7.08637154150198" calcext:value-type="currency">
            <text:p>£7.09</text:p>
          </table:table-cell>
          <table:table-cell table:style-name="ce11" table:formula="of:=[.H124]/([.D124]/60)" office:value-type="currency" office:currency="GBP" office:value="4.25182292490119" calcext:value-type="currency">
            <text:p>£4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07" calcext:value-type="date">
            <text:p>07 November 2016</text:p>
          </table:table-cell>
          <table:table-cell table:style-name="ce8" office:value-type="float" office:value="20.6" calcext:value-type="float">
            <text:p>20.60</text:p>
          </table:table-cell>
          <table:table-cell table:style-name="ce8" table:formula="of:=0.219969248*[.B125]" office:value-type="float" office:value="4.5313665088" calcext:value-type="float">
            <text:p>4.53</text:p>
          </table:table-cell>
          <table:table-cell table:style-name="ce8" office:value-type="float" office:value="267.5" calcext:value-type="float">
            <text:p>267.50</text:p>
          </table:table-cell>
          <table:table-cell table:style-name="ce9" table:formula="of:=[.D125]/[.C125]" office:value-type="float" office:value="59.0329648860912" calcext:value-type="float">
            <text:p>59</text:p>
          </table:table-cell>
          <table:table-cell table:style-name="ce10" office:value-type="currency" office:currency="GBP" office:value="1.159" calcext:value-type="currency">
            <text:p>£1.159</text:p>
          </table:table-cell>
          <table:table-cell table:style-name="ce11" table:formula="of:=4.5461*[.F125]" office:value-type="currency" office:currency="GBP" office:value="5.2689299" calcext:value-type="currency">
            <text:p>£5.27</text:p>
          </table:table-cell>
          <table:table-cell table:style-name="ce11" table:formula="of:=[.F125]*[.B125]" office:value-type="currency" office:currency="GBP" office:value="23.8754" calcext:value-type="currency">
            <text:p>£23.88</text:p>
          </table:table-cell>
          <table:table-cell table:style-name="ce11" table:formula="of:=[.H125]/([.D125]/100)" office:value-type="currency" office:currency="GBP" office:value="8.9253831775701" calcext:value-type="currency">
            <text:p>£8.93</text:p>
          </table:table-cell>
          <table:table-cell table:style-name="ce11" table:formula="of:=[.H125]/([.D125]/60)" office:value-type="currency" office:currency="GBP" office:value="5.35522990654206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1-15" calcext:value-type="date">
            <text:p>15 November 2016</text:p>
          </table:table-cell>
          <table:table-cell table:style-name="ce8" office:value-type="float" office:value="13.87" calcext:value-type="float">
            <text:p>13.87</text:p>
          </table:table-cell>
          <table:table-cell table:style-name="ce8" table:formula="of:=0.219969248*[.B126]" office:value-type="float" office:value="3.05097346976" calcext:value-type="float">
            <text:p>3.05</text:p>
          </table:table-cell>
          <table:table-cell table:style-name="ce8" office:value-type="float" office:value="188.5" calcext:value-type="float">
            <text:p>188.50</text:p>
          </table:table-cell>
          <table:table-cell table:style-name="ce9" table:formula="of:=[.D126]/[.C126]" office:value-type="float" office:value="61.7835592044096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6]" office:value-type="currency" office:currency="GBP" office:value="5.1780079" calcext:value-type="currency">
            <text:p>£5.18</text:p>
          </table:table-cell>
          <table:table-cell table:style-name="ce11" table:formula="of:=[.F126]*[.B126]" office:value-type="currency" office:currency="GBP" office:value="15.79793" calcext:value-type="currency">
            <text:p>£15.80</text:p>
          </table:table-cell>
          <table:table-cell table:style-name="ce11" table:formula="of:=[.H126]/([.D126]/100)" office:value-type="currency" office:currency="GBP" office:value="8.38086472148541" calcext:value-type="currency">
            <text:p>£8.38</text:p>
          </table:table-cell>
          <table:table-cell table:style-name="ce11" table:formula="of:=[.H126]/([.D126]/60)" office:value-type="currency" office:currency="GBP" office:value="5.02851883289125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02" calcext:value-type="date">
            <text:p>02 December 2016</text:p>
          </table:table-cell>
          <table:table-cell table:style-name="ce8" office:value-type="float" office:value="19.95" calcext:value-type="float">
            <text:p>19.95</text:p>
          </table:table-cell>
          <table:table-cell table:style-name="ce8" table:formula="of:=0.219969248*[.B127]" office:value-type="float" office:value="4.3883864976" calcext:value-type="float">
            <text:p>4.39</text:p>
          </table:table-cell>
          <table:table-cell table:style-name="ce8" office:value-type="float" office:value="272.6" calcext:value-type="float">
            <text:p>272.60</text:p>
          </table:table-cell>
          <table:table-cell table:style-name="ce9" table:formula="of:=[.D127]/[.C127]" office:value-type="float" office:value="62.1185030418548" calcext:value-type="float">
            <text:p>62</text:p>
          </table:table-cell>
          <table:table-cell table:style-name="ce10" office:value-type="currency" office:currency="GBP" office:value="1.119" calcext:value-type="currency">
            <text:p>£1.119</text:p>
          </table:table-cell>
          <table:table-cell table:style-name="ce11" table:formula="of:=4.5461*[.F127]" office:value-type="currency" office:currency="GBP" office:value="5.0870859" calcext:value-type="currency">
            <text:p>£5.09</text:p>
          </table:table-cell>
          <table:table-cell table:style-name="ce11" table:formula="of:=[.F127]*[.B127]" office:value-type="currency" office:currency="GBP" office:value="22.32405" calcext:value-type="currency">
            <text:p>£22.32</text:p>
          </table:table-cell>
          <table:table-cell table:style-name="ce11" table:formula="of:=[.H127]/([.D127]/100)" office:value-type="currency" office:currency="GBP" office:value="8.18930667644901" calcext:value-type="currency">
            <text:p>£8.19</text:p>
          </table:table-cell>
          <table:table-cell table:style-name="ce11" table:formula="of:=[.H127]/([.D127]/60)" office:value-type="currency" office:currency="GBP" office:value="4.91358400586941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13" calcext:value-type="date">
            <text:p>13 December 2016</text:p>
          </table:table-cell>
          <table:table-cell table:style-name="ce8" office:value-type="float" office:value="15.11" calcext:value-type="float">
            <text:p>15.11</text:p>
          </table:table-cell>
          <table:table-cell table:style-name="ce8" table:formula="of:=0.219969248*[.B128]" office:value-type="float" office:value="3.32373533728" calcext:value-type="float">
            <text:p>3.32</text:p>
          </table:table-cell>
          <table:table-cell table:style-name="ce8" office:value-type="float" office:value="209.7" calcext:value-type="float">
            <text:p>209.70</text:p>
          </table:table-cell>
          <table:table-cell table:style-name="ce9" table:formula="of:=[.D128]/[.C128]" office:value-type="float" office:value="63.0916660685773" calcext:value-type="float">
            <text:p>63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28]" office:value-type="currency" office:currency="GBP" office:value="5.1325469" calcext:value-type="currency">
            <text:p>£5.13</text:p>
          </table:table-cell>
          <table:table-cell table:style-name="ce11" table:formula="of:=[.F128]*[.B128]" office:value-type="currency" office:currency="GBP" office:value="17.05919" calcext:value-type="currency">
            <text:p>£17.06</text:p>
          </table:table-cell>
          <table:table-cell table:style-name="ce11" table:formula="of:=[.H128]/([.D128]/100)" office:value-type="currency" office:currency="GBP" office:value="8.13504530281354" calcext:value-type="currency">
            <text:p>£8.14</text:p>
          </table:table-cell>
          <table:table-cell table:style-name="ce11" table:formula="of:=[.H128]/([.D128]/60)" office:value-type="currency" office:currency="GBP" office:value="4.88102718168813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6-12-23" calcext:value-type="date">
            <text:p>23 December 2016</text:p>
          </table:table-cell>
          <table:table-cell table:style-name="ce8" office:value-type="float" office:value="12.67" calcext:value-type="float">
            <text:p>12.67</text:p>
          </table:table-cell>
          <table:table-cell table:style-name="ce8" table:formula="of:=0.219969248*[.B129]" office:value-type="float" office:value="2.78701037216" calcext:value-type="float">
            <text:p>2.79</text:p>
          </table:table-cell>
          <table:table-cell table:style-name="ce8" office:value-type="float" office:value="185" calcext:value-type="float">
            <text:p>185.00</text:p>
          </table:table-cell>
          <table:table-cell table:style-name="ce9" table:formula="of:=[.D129]/[.C129]" office:value-type="float" office:value="66.3793726237985" calcext:value-type="float">
            <text:p>66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29]" office:value-type="currency" office:currency="GBP" office:value="5.1780079" calcext:value-type="currency">
            <text:p>£5.18</text:p>
          </table:table-cell>
          <table:table-cell table:style-name="ce11" table:formula="of:=[.F129]*[.B129]" office:value-type="currency" office:currency="GBP" office:value="14.43113" calcext:value-type="currency">
            <text:p>£14.43</text:p>
          </table:table-cell>
          <table:table-cell table:style-name="ce11" table:formula="of:=[.H129]/([.D129]/100)" office:value-type="currency" office:currency="GBP" office:value="7.80061081081081" calcext:value-type="currency">
            <text:p>£7.80</text:p>
          </table:table-cell>
          <table:table-cell table:style-name="ce11" table:formula="of:=[.H129]/([.D129]/60)" office:value-type="currency" office:currency="GBP" office:value="4.68036648648649" calcext:value-type="currency">
            <text:p>£4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6" calcext:value-type="date">
            <text:p>06 January 2017</text:p>
          </table:table-cell>
          <table:table-cell table:style-name="ce8" office:value-type="float" office:value="18.71" calcext:value-type="float">
            <text:p>18.71</text:p>
          </table:table-cell>
          <table:table-cell table:style-name="ce8" table:formula="of:=0.219969248*[.B130]" office:value-type="float" office:value="4.11562463008" calcext:value-type="float">
            <text:p>4.12</text:p>
          </table:table-cell>
          <table:table-cell table:style-name="ce8" office:value-type="float" office:value="256.4" calcext:value-type="float">
            <text:p>256.40</text:p>
          </table:table-cell>
          <table:table-cell table:style-name="ce9" table:formula="of:=[.D130]/[.C130]" office:value-type="float" office:value="62.2991703679779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130]" office:value-type="currency" office:currency="GBP" office:value="5.3143909" calcext:value-type="currency">
            <text:p>£5.31</text:p>
          </table:table-cell>
          <table:table-cell table:style-name="ce11" table:formula="of:=[.F130]*[.B130]" office:value-type="currency" office:currency="GBP" office:value="21.87199" calcext:value-type="currency">
            <text:p>£21.87</text:p>
          </table:table-cell>
          <table:table-cell table:style-name="ce11" table:formula="of:=[.H130]/([.D130]/100)" office:value-type="currency" office:currency="GBP" office:value="8.53041731669267" calcext:value-type="currency">
            <text:p>£8.53</text:p>
          </table:table-cell>
          <table:table-cell table:style-name="ce11" table:formula="of:=[.H130]/([.D130]/60)" office:value-type="currency" office:currency="GBP" office:value="5.1182503900156" calcext:value-type="currency">
            <text:p>£5.12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01-19" calcext:value-type="date">
            <text:p>19 January 2017</text:p>
          </table:table-cell>
          <table:table-cell table:style-name="ce8" office:value-type="float" office:value="9.09" calcext:value-type="float">
            <text:p>9.09</text:p>
          </table:table-cell>
          <table:table-cell table:style-name="ce8" table:formula="of:=0.219969248*[.B132]" office:value-type="float" office:value="1.99952046432" calcext:value-type="float">
            <text:p>2.00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32]/[.C132]" office:value-type="float" office:value="63.5152289092427" calcext:value-type="float">
            <text:p>64</text:p>
          </table:table-cell>
          <table:table-cell table:style-name="ce10" office:value-type="currency" office:currency="GBP" office:value="1.194" calcext:value-type="currency">
            <text:p>£1.194</text:p>
          </table:table-cell>
          <table:table-cell table:style-name="ce11" table:formula="of:=4.5461*[.F132]" office:value-type="currency" office:currency="GBP" office:value="5.4280434" calcext:value-type="currency">
            <text:p>£5.43</text:p>
          </table:table-cell>
          <table:table-cell table:style-name="ce11" table:formula="of:=[.F132]*[.B132]" office:value-type="currency" office:currency="GBP" office:value="10.85346" calcext:value-type="currency">
            <text:p>£10.85</text:p>
          </table:table-cell>
          <table:table-cell table:style-name="ce11" table:formula="of:=[.H132]/([.D132]/100)" office:value-type="currency" office:currency="GBP" office:value="8.54603149606299" calcext:value-type="currency">
            <text:p>£8.55</text:p>
          </table:table-cell>
          <table:table-cell table:style-name="ce11" table:formula="of:=[.H132]/([.D132]/60)" office:value-type="currency" office:currency="GBP" office:value="5.1276188976378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03" calcext:value-type="date">
            <text:p>03 February 2017</text:p>
          </table:table-cell>
          <table:table-cell table:style-name="ce8" office:value-type="float" office:value="21.13" calcext:value-type="float">
            <text:p>21.13</text:p>
          </table:table-cell>
          <table:table-cell table:style-name="ce8" table:formula="of:=0.219969248*[.B133]" office:value-type="float" office:value="4.64795021024" calcext:value-type="float">
            <text:p>4.65</text:p>
          </table:table-cell>
          <table:table-cell table:style-name="ce8" office:value-type="float" office:value="288" calcext:value-type="float">
            <text:p>288.00</text:p>
          </table:table-cell>
          <table:table-cell table:style-name="ce9" table:formula="of:=[.D133]/[.C133]" office:value-type="float" office:value="61.9627980019022" calcext:value-type="float">
            <text:p>62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3]" office:value-type="currency" office:currency="GBP" office:value="5.3598519" calcext:value-type="currency">
            <text:p>£5.36</text:p>
          </table:table-cell>
          <table:table-cell table:style-name="ce11" table:formula="of:=[.F133]*[.B133]" office:value-type="currency" office:currency="GBP" office:value="24.91227" calcext:value-type="currency">
            <text:p>£24.91</text:p>
          </table:table-cell>
          <table:table-cell table:style-name="ce11" table:formula="of:=[.H133]/([.D133]/100)" office:value-type="currency" office:currency="GBP" office:value="8.65009375" calcext:value-type="currency">
            <text:p>£8.65</text:p>
          </table:table-cell>
          <table:table-cell table:style-name="ce11" table:formula="of:=[.H133]/([.D133]/60)" office:value-type="currency" office:currency="GBP" office:value="5.19005625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16" calcext:value-type="date">
            <text:p>16 February 2017</text:p>
          </table:table-cell>
          <table:table-cell table:style-name="ce8" office:value-type="float" office:value="23.36" calcext:value-type="float">
            <text:p>23.36</text:p>
          </table:table-cell>
          <table:table-cell table:style-name="ce8" table:formula="of:=0.219969248*[.B134]" office:value-type="float" office:value="5.13848163328" calcext:value-type="float">
            <text:p>5.14</text:p>
          </table:table-cell>
          <table:table-cell table:style-name="ce8" office:value-type="float" office:value="293.6" calcext:value-type="float">
            <text:p>293.60</text:p>
          </table:table-cell>
          <table:table-cell table:style-name="ce9" table:formula="of:=[.D134]/[.C134]" office:value-type="float" office:value="57.137501105086" calcext:value-type="float">
            <text:p>57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34]" office:value-type="currency" office:currency="GBP" office:value="5.4053129" calcext:value-type="currency">
            <text:p>£5.41</text:p>
          </table:table-cell>
          <table:table-cell table:style-name="ce11" table:formula="of:=[.F134]*[.B134]" office:value-type="currency" office:currency="GBP" office:value="27.77504" calcext:value-type="currency">
            <text:p>£27.78</text:p>
          </table:table-cell>
          <table:table-cell table:style-name="ce11" table:formula="of:=[.H134]/([.D134]/100)" office:value-type="currency" office:currency="GBP" office:value="9.46016348773842" calcext:value-type="currency">
            <text:p>£9.46</text:p>
          </table:table-cell>
          <table:table-cell table:style-name="ce11" table:formula="of:=[.H134]/([.D134]/60)" office:value-type="currency" office:currency="GBP" office:value="5.67609809264305" calcext:value-type="currency">
            <text:p>£5.6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2-25" calcext:value-type="date">
            <text:p>25 February 2017</text:p>
          </table:table-cell>
          <table:table-cell table:style-name="ce8" office:value-type="float" office:value="8.98" calcext:value-type="float">
            <text:p>8.98</text:p>
          </table:table-cell>
          <table:table-cell table:style-name="ce8" table:formula="of:=0.219969248*[.B135]" office:value-type="float" office:value="1.97532384704" calcext:value-type="float">
            <text:p>1.98</text:p>
          </table:table-cell>
          <table:table-cell table:style-name="ce8" office:value-type="float" office:value="123.9" calcext:value-type="float">
            <text:p>123.90</text:p>
          </table:table-cell>
          <table:table-cell table:style-name="ce9" table:formula="of:=[.D135]/[.C135]" office:value-type="float" office:value="62.7238921788256" calcext:value-type="float">
            <text:p>63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35]" office:value-type="currency" office:currency="GBP" office:value="5.3598519" calcext:value-type="currency">
            <text:p>£5.36</text:p>
          </table:table-cell>
          <table:table-cell table:style-name="ce11" table:formula="of:=[.F135]*[.B135]" office:value-type="currency" office:currency="GBP" office:value="10.58742" calcext:value-type="currency">
            <text:p>£10.59</text:p>
          </table:table-cell>
          <table:table-cell table:style-name="ce11" table:formula="of:=[.H135]/([.D135]/100)" office:value-type="currency" office:currency="GBP" office:value="8.54513317191283" calcext:value-type="currency">
            <text:p>£8.55</text:p>
          </table:table-cell>
          <table:table-cell table:style-name="ce11" table:formula="of:=[.H135]/([.D135]/60)" office:value-type="currency" office:currency="GBP" office:value="5.1270799031477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07" calcext:value-type="date">
            <text:p>07 March 2017</text:p>
          </table:table-cell>
          <table:table-cell table:style-name="ce8" office:value-type="float" office:value="22.64" calcext:value-type="float">
            <text:p>22.64</text:p>
          </table:table-cell>
          <table:table-cell table:style-name="ce8" table:formula="of:=0.219969248*[.B136]" office:value-type="float" office:value="4.98010377472" calcext:value-type="float">
            <text:p>4.98</text:p>
          </table:table-cell>
          <table:table-cell table:style-name="ce8" office:value-type="float" office:value="307.6" calcext:value-type="float">
            <text:p>307.60</text:p>
          </table:table-cell>
          <table:table-cell table:style-name="ce9" table:formula="of:=[.D136]/[.C136]" office:value-type="float" office:value="61.7657811793881" calcext:value-type="float">
            <text:p>62</text:p>
          </table:table-cell>
          <table:table-cell table:style-name="ce10" office:value-type="currency" office:currency="GBP" office:value="1.199" calcext:value-type="currency">
            <text:p>£1.199</text:p>
          </table:table-cell>
          <table:table-cell table:style-name="ce11" table:formula="of:=4.5461*[.F136]" office:value-type="currency" office:currency="GBP" office:value="5.4507739" calcext:value-type="currency">
            <text:p>£5.45</text:p>
          </table:table-cell>
          <table:table-cell table:style-name="ce11" table:formula="of:=[.F136]*[.B136]" office:value-type="currency" office:currency="GBP" office:value="27.14536" calcext:value-type="currency">
            <text:p>£27.15</text:p>
          </table:table-cell>
          <table:table-cell table:style-name="ce11" table:formula="of:=[.H136]/([.D136]/100)" office:value-type="currency" office:currency="GBP" office:value="8.82488946684005" calcext:value-type="currency">
            <text:p>£8.82</text:p>
          </table:table-cell>
          <table:table-cell table:style-name="ce11" table:formula="of:=[.H136]/([.D136]/60)" office:value-type="currency" office:currency="GBP" office:value="5.29493368010403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3-23" calcext:value-type="date">
            <text:p>23 March 2017</text:p>
          </table:table-cell>
          <table:table-cell table:style-name="ce8" office:value-type="float" office:value="14.95" calcext:value-type="float">
            <text:p>14.95</text:p>
          </table:table-cell>
          <table:table-cell table:style-name="ce8" table:formula="of:=0.219969248*[.B137]" office:value-type="float" office:value="3.2885402576" calcext:value-type="float">
            <text:p>3.29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137]/[.C137]" office:value-type="float" office:value="60.8780748653834" calcext:value-type="float">
            <text:p>61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37]" office:value-type="currency" office:currency="GBP" office:value="5.2143767" calcext:value-type="currency">
            <text:p>£5.21</text:p>
          </table:table-cell>
          <table:table-cell table:style-name="ce11" table:formula="of:=[.F137]*[.B137]" office:value-type="currency" office:currency="GBP" office:value="17.14765" calcext:value-type="currency">
            <text:p>£17.15</text:p>
          </table:table-cell>
          <table:table-cell table:style-name="ce11" table:formula="of:=[.H137]/([.D137]/100)" office:value-type="currency" office:currency="GBP" office:value="8.56525974025974" calcext:value-type="currency">
            <text:p>£8.57</text:p>
          </table:table-cell>
          <table:table-cell table:style-name="ce11" table:formula="of:=[.H137]/([.D137]/60)" office:value-type="currency" office:currency="GBP" office:value="5.1391558441558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04" calcext:value-type="date">
            <text:p>04 April 2017</text:p>
          </table:table-cell>
          <table:table-cell table:style-name="ce8" office:value-type="float" office:value="19.55" calcext:value-type="float">
            <text:p>19.55</text:p>
          </table:table-cell>
          <table:table-cell table:style-name="ce8" table:formula="of:=0.219969248*[.B138]" office:value-type="float" office:value="4.3003987984" calcext:value-type="float">
            <text:p>4.30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138]/[.C138]" office:value-type="float" office:value="62.2500406473" calcext:value-type="float">
            <text:p>62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38]" office:value-type="currency" office:currency="GBP" office:value="5.2371072" calcext:value-type="currency">
            <text:p>£5.24</text:p>
          </table:table-cell>
          <table:table-cell table:style-name="ce11" table:formula="of:=[.F138]*[.B138]" office:value-type="currency" office:currency="GBP" office:value="22.5216" calcext:value-type="currency">
            <text:p>£22.52</text:p>
          </table:table-cell>
          <table:table-cell table:style-name="ce11" table:formula="of:=[.H138]/([.D138]/100)" office:value-type="currency" office:currency="GBP" office:value="8.41299962644752" calcext:value-type="currency">
            <text:p>£8.41</text:p>
          </table:table-cell>
          <table:table-cell table:style-name="ce11" table:formula="of:=[.H138]/([.D138]/60)" office:value-type="currency" office:currency="GBP" office:value="5.0477997758685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3" calcext:value-type="date">
            <text:p>13 April 2017</text:p>
          </table:table-cell>
          <table:table-cell table:style-name="ce8" office:value-type="float" office:value="14.84" calcext:value-type="float">
            <text:p>14.84</text:p>
          </table:table-cell>
          <table:table-cell table:style-name="ce8" table:formula="of:=0.219969248*[.B139]" office:value-type="float" office:value="3.26434364032" calcext:value-type="float">
            <text:p>3.26</text:p>
          </table:table-cell>
          <table:table-cell table:style-name="ce8" office:value-type="float" office:value="203.3" calcext:value-type="float">
            <text:p>203.30</text:p>
          </table:table-cell>
          <table:table-cell table:style-name="ce9" table:formula="of:=[.D139]/[.C139]" office:value-type="float" office:value="62.2789823623075" calcext:value-type="float">
            <text:p>62</text:p>
          </table:table-cell>
          <table:table-cell table:style-name="ce10" office:value-type="currency" office:currency="GBP" office:value="1.139" calcext:value-type="currency">
            <text:p>£1.139</text:p>
          </table:table-cell>
          <table:table-cell table:style-name="ce11" table:formula="of:=4.5461*[.F139]" office:value-type="currency" office:currency="GBP" office:value="5.1780079" calcext:value-type="currency">
            <text:p>£5.18</text:p>
          </table:table-cell>
          <table:table-cell table:style-name="ce11" table:formula="of:=[.F139]*[.B139]" office:value-type="currency" office:currency="GBP" office:value="16.90276" calcext:value-type="currency">
            <text:p>£16.90</text:p>
          </table:table-cell>
          <table:table-cell table:style-name="ce11" table:formula="of:=[.H139]/([.D139]/100)" office:value-type="currency" office:currency="GBP" office:value="8.31419576979833" calcext:value-type="currency">
            <text:p>£8.31</text:p>
          </table:table-cell>
          <table:table-cell table:style-name="ce11" table:formula="of:=[.H139]/([.D139]/60)" office:value-type="currency" office:currency="GBP" office:value="4.988517461879" calcext:value-type="currency">
            <text:p>£4.9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17" calcext:value-type="date">
            <text:p>17 April 2017</text:p>
          </table:table-cell>
          <table:table-cell table:style-name="ce8" office:value-type="float" office:value="27.05" calcext:value-type="float">
            <text:p>27.05</text:p>
          </table:table-cell>
          <table:table-cell table:style-name="ce8" table:formula="of:=0.219969248*[.B140]" office:value-type="float" office:value="5.9501681584" calcext:value-type="float">
            <text:p>5.95</text:p>
          </table:table-cell>
          <table:table-cell table:style-name="ce8" office:value-type="float" office:value="380.4" calcext:value-type="float">
            <text:p>380.40</text:p>
          </table:table-cell>
          <table:table-cell table:style-name="ce9" table:formula="of:=[.D140]/[.C140]" office:value-type="float" office:value="63.9309662976465" calcext:value-type="float">
            <text:p>64</text:p>
          </table:table-cell>
          <table:table-cell table:style-name="ce10" office:value-type="currency" office:currency="GBP" office:value="1.152" calcext:value-type="currency">
            <text:p>£1.152</text:p>
          </table:table-cell>
          <table:table-cell table:style-name="ce11" table:formula="of:=4.5461*[.F140]" office:value-type="currency" office:currency="GBP" office:value="5.2371072" calcext:value-type="currency">
            <text:p>£5.24</text:p>
          </table:table-cell>
          <table:table-cell table:style-name="ce11" table:formula="of:=[.F140]*[.B140]" office:value-type="currency" office:currency="GBP" office:value="31.1616" calcext:value-type="currency">
            <text:p>£31.16</text:p>
          </table:table-cell>
          <table:table-cell table:style-name="ce11" table:formula="of:=[.H140]/([.D140]/100)" office:value-type="currency" office:currency="GBP" office:value="8.19179810725552" calcext:value-type="currency">
            <text:p>£8.19</text:p>
          </table:table-cell>
          <table:table-cell table:style-name="ce11" table:formula="of:=[.H140]/([.D140]/60)" office:value-type="currency" office:currency="GBP" office:value="4.91507886435331" calcext:value-type="currency">
            <text:p>£4.9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1" calcext:value-type="date">
            <text:p>21 April 2017</text:p>
          </table:table-cell>
          <table:table-cell table:style-name="ce8" office:value-type="float" office:value="22.67" calcext:value-type="float">
            <text:p>22.67</text:p>
          </table:table-cell>
          <table:table-cell table:style-name="ce8" table:formula="of:=0.219969248*[.B141]" office:value-type="float" office:value="4.98670285216" calcext:value-type="float">
            <text:p>4.99</text:p>
          </table:table-cell>
          <table:table-cell table:style-name="ce8" office:value-type="float" office:value="339.8" calcext:value-type="float">
            <text:p>339.80</text:p>
          </table:table-cell>
          <table:table-cell table:style-name="ce9" table:formula="of:=[.D141]/[.C141]" office:value-type="float" office:value="68.1412167666688" calcext:value-type="float">
            <text:p>68</text:p>
          </table:table-cell>
          <table:table-cell table:style-name="ce10" office:value-type="currency" office:currency="GBP" office:value="1.134" calcext:value-type="currency">
            <text:p>£1.134</text:p>
          </table:table-cell>
          <table:table-cell table:style-name="ce11" table:formula="of:=4.5461*[.F141]" office:value-type="currency" office:currency="GBP" office:value="5.1552774" calcext:value-type="currency">
            <text:p>£5.16</text:p>
          </table:table-cell>
          <table:table-cell table:style-name="ce11" table:formula="of:=[.F141]*[.B141]" office:value-type="currency" office:currency="GBP" office:value="25.70778" calcext:value-type="currency">
            <text:p>£25.71</text:p>
          </table:table-cell>
          <table:table-cell table:style-name="ce11" table:formula="of:=[.H141]/([.D141]/100)" office:value-type="currency" office:currency="GBP" office:value="7.56556209535021" calcext:value-type="currency">
            <text:p>£7.57</text:p>
          </table:table-cell>
          <table:table-cell table:style-name="ce11" table:formula="of:=[.H141]/([.D141]/60)" office:value-type="currency" office:currency="GBP" office:value="4.53933725721012" calcext:value-type="currency">
            <text:p>£4.5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4-22" calcext:value-type="date">
            <text:p>22 April 2017</text:p>
          </table:table-cell>
          <table:table-cell table:style-name="ce8" office:value-type="float" office:value="26.53" calcext:value-type="float">
            <text:p>26.53</text:p>
          </table:table-cell>
          <table:table-cell table:style-name="ce8" table:formula="of:=0.219969248*[.B142]" office:value-type="float" office:value="5.83578414944" calcext:value-type="float">
            <text:p>5.84</text:p>
          </table:table-cell>
          <table:table-cell table:style-name="ce8" office:value-type="float" office:value="394.4" calcext:value-type="float">
            <text:p>394.40</text:p>
          </table:table-cell>
          <table:table-cell table:style-name="ce9" table:formula="of:=[.D142]/[.C142]" office:value-type="float" office:value="67.5830342419101" calcext:value-type="float">
            <text:p>68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42]" office:value-type="currency" office:currency="GBP" office:value="5.2598377" calcext:value-type="currency">
            <text:p>£5.26</text:p>
          </table:table-cell>
          <table:table-cell table:style-name="ce11" table:formula="of:=[.F142]*[.B142]" office:value-type="currency" office:currency="GBP" office:value="30.69521" calcext:value-type="currency">
            <text:p>£30.70</text:p>
          </table:table-cell>
          <table:table-cell table:style-name="ce11" table:formula="of:=[.H142]/([.D142]/100)" office:value-type="currency" office:currency="GBP" office:value="7.78276115618661" calcext:value-type="currency">
            <text:p>£7.78</text:p>
          </table:table-cell>
          <table:table-cell table:style-name="ce11" table:formula="of:=[.H142]/([.D142]/60)" office:value-type="currency" office:currency="GBP" office:value="4.66965669371197" calcext:value-type="currency">
            <text:p>£4.6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05" calcext:value-type="date">
            <text:p>05 May 2017</text:p>
          </table:table-cell>
          <table:table-cell table:style-name="ce8" office:value-type="float" office:value="23.82" calcext:value-type="float">
            <text:p>23.82</text:p>
          </table:table-cell>
          <table:table-cell table:style-name="ce8" table:formula="of:=0.219969248*[.B143]" office:value-type="float" office:value="5.23966748736" calcext:value-type="float">
            <text:p>5.24</text:p>
          </table:table-cell>
          <table:table-cell table:style-name="ce8" office:value-type="float" office:value="312.3" calcext:value-type="float">
            <text:p>312.30</text:p>
          </table:table-cell>
          <table:table-cell table:style-name="ce9" table:formula="of:=[.D143]/[.C143]" office:value-type="float" office:value="59.6030188467841" calcext:value-type="float">
            <text:p>60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43]" office:value-type="currency" office:currency="GBP" office:value="5.2143767" calcext:value-type="currency">
            <text:p>£5.21</text:p>
          </table:table-cell>
          <table:table-cell table:style-name="ce11" table:formula="of:=[.F143]*[.B143]" office:value-type="currency" office:currency="GBP" office:value="27.32154" calcext:value-type="currency">
            <text:p>£27.32</text:p>
          </table:table-cell>
          <table:table-cell table:style-name="ce11" table:formula="of:=[.H143]/([.D143]/100)" office:value-type="currency" office:currency="GBP" office:value="8.74849183477426" calcext:value-type="currency">
            <text:p>£8.75</text:p>
          </table:table-cell>
          <table:table-cell table:style-name="ce11" table:formula="of:=[.H143]/([.D143]/60)" office:value-type="currency" office:currency="GBP" office:value="5.24909510086455" calcext:value-type="currency">
            <text:p>£5.2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12" calcext:value-type="date">
            <text:p>12 May 2017</text:p>
          </table:table-cell>
          <table:table-cell table:style-name="ce8" office:value-type="float" office:value="9.68" calcext:value-type="float">
            <text:p>9.68</text:p>
          </table:table-cell>
          <table:table-cell table:style-name="ce8" table:formula="of:=0.219969248*[.B144]" office:value-type="float" office:value="2.12930232064" calcext:value-type="float">
            <text:p>2.13</text:p>
          </table:table-cell>
          <table:table-cell table:style-name="ce8" office:value-type="float" office:value="154.8" calcext:value-type="float">
            <text:p>154.80</text:p>
          </table:table-cell>
          <table:table-cell table:style-name="ce9" table:formula="of:=[.D144]/[.C144]" office:value-type="float" office:value="72.699869107113" calcext:value-type="float">
            <text:p>73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4]" office:value-type="currency" office:currency="GBP" office:value="5.1234547" calcext:value-type="currency">
            <text:p>£5.12</text:p>
          </table:table-cell>
          <table:table-cell table:style-name="ce11" table:formula="of:=[.F144]*[.B144]" office:value-type="currency" office:currency="GBP" office:value="10.90936" calcext:value-type="currency">
            <text:p>£10.91</text:p>
          </table:table-cell>
          <table:table-cell table:style-name="ce11" table:formula="of:=[.H144]/([.D144]/100)" office:value-type="currency" office:currency="GBP" office:value="7.04739018087855" calcext:value-type="currency">
            <text:p>£7.05</text:p>
          </table:table-cell>
          <table:table-cell table:style-name="ce11" table:formula="of:=[.H144]/([.D144]/60)" office:value-type="currency" office:currency="GBP" office:value="4.22843410852713" calcext:value-type="currency">
            <text:p>£4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5-29" calcext:value-type="date">
            <text:p>29 May 2017</text:p>
          </table:table-cell>
          <table:table-cell table:style-name="ce8" office:value-type="float" office:value="10.34" calcext:value-type="float">
            <text:p>10.34</text:p>
          </table:table-cell>
          <table:table-cell table:style-name="ce8" table:formula="of:=0.219969248*[.B145]" office:value-type="float" office:value="2.27448202432" calcext:value-type="float">
            <text:p>2.27</text:p>
          </table:table-cell>
          <table:table-cell table:style-name="ce8" office:value-type="float" office:value="139.7" calcext:value-type="float">
            <text:p>139.70</text:p>
          </table:table-cell>
          <table:table-cell table:style-name="ce9" table:formula="of:=[.D145]/[.C145]" office:value-type="float" office:value="61.4205777430868" calcext:value-type="float">
            <text:p>61</text:p>
          </table:table-cell>
          <table:table-cell table:style-name="ce10" office:value-type="currency" office:currency="GBP" office:value="1.127" calcext:value-type="currency">
            <text:p>£1.127</text:p>
          </table:table-cell>
          <table:table-cell table:style-name="ce11" table:formula="of:=4.5461*[.F145]" office:value-type="currency" office:currency="GBP" office:value="5.1234547" calcext:value-type="currency">
            <text:p>£5.12</text:p>
          </table:table-cell>
          <table:table-cell table:style-name="ce11" table:formula="of:=[.F145]*[.B145]" office:value-type="currency" office:currency="GBP" office:value="11.65318" calcext:value-type="currency">
            <text:p>£11.65</text:p>
          </table:table-cell>
          <table:table-cell table:style-name="ce11" table:formula="of:=[.H145]/([.D145]/100)" office:value-type="currency" office:currency="GBP" office:value="8.34157480314961" calcext:value-type="currency">
            <text:p>£8.34</text:p>
          </table:table-cell>
          <table:table-cell table:style-name="ce11" table:formula="of:=[.H145]/([.D145]/60)" office:value-type="currency" office:currency="GBP" office:value="5.00494488188976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02" calcext:value-type="date">
            <text:p>02 June 2017</text:p>
          </table:table-cell>
          <table:table-cell table:style-name="ce8" office:value-type="float" office:value="8.49" calcext:value-type="float">
            <text:p>8.49</text:p>
          </table:table-cell>
          <table:table-cell table:style-name="ce8" table:formula="of:=0.219969248*[.B146]" office:value-type="float" office:value="1.86753891552" calcext:value-type="float">
            <text:p>1.87</text:p>
          </table:table-cell>
          <table:table-cell table:style-name="ce8" office:value-type="float" office:value="129.4" calcext:value-type="float">
            <text:p>129.40</text:p>
          </table:table-cell>
          <table:table-cell table:style-name="ce9" table:formula="of:=[.D146]/[.C146]" office:value-type="float" office:value="69.2890514487457" calcext:value-type="float">
            <text:p>69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46]" office:value-type="currency" office:currency="GBP" office:value="5.1689157" calcext:value-type="currency">
            <text:p>£5.17</text:p>
          </table:table-cell>
          <table:table-cell table:style-name="ce11" table:formula="of:=[.F146]*[.B146]" office:value-type="currency" office:currency="GBP" office:value="9.65313" calcext:value-type="currency">
            <text:p>£9.65</text:p>
          </table:table-cell>
          <table:table-cell table:style-name="ce11" table:formula="of:=[.H146]/([.D146]/100)" office:value-type="currency" office:currency="GBP" office:value="7.45991499227203" calcext:value-type="currency">
            <text:p>£7.46</text:p>
          </table:table-cell>
          <table:table-cell table:style-name="ce11" table:formula="of:=[.H146]/([.D146]/60)" office:value-type="currency" office:currency="GBP" office:value="4.47594899536322" calcext:value-type="currency">
            <text:p>£4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16" calcext:value-type="date">
            <text:p>16 June 2017</text:p>
          </table:table-cell>
          <table:table-cell table:style-name="ce8" office:value-type="float" office:value="17.65" calcext:value-type="float">
            <text:p>17.65</text:p>
          </table:table-cell>
          <table:table-cell table:style-name="ce8" table:formula="of:=0.219969248*[.B147]" office:value-type="float" office:value="3.8824572272" calcext:value-type="float">
            <text:p>3.88</text:p>
          </table:table-cell>
          <table:table-cell table:style-name="ce8" office:value-type="float" office:value="257.8" calcext:value-type="float">
            <text:p>257.80</text:p>
          </table:table-cell>
          <table:table-cell table:style-name="ce9" table:formula="of:=[.D147]/[.C147]" office:value-type="float" office:value="66.4012466625224" calcext:value-type="float">
            <text:p>66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7]" office:value-type="currency" office:currency="GBP" office:value="5.0779937" calcext:value-type="currency">
            <text:p>£5.08</text:p>
          </table:table-cell>
          <table:table-cell table:style-name="ce11" table:formula="of:=[.F147]*[.B147]" office:value-type="currency" office:currency="GBP" office:value="19.71505" calcext:value-type="currency">
            <text:p>£19.72</text:p>
          </table:table-cell>
          <table:table-cell table:style-name="ce11" table:formula="of:=[.H147]/([.D147]/100)" office:value-type="currency" office:currency="GBP" office:value="7.64742048099302" calcext:value-type="currency">
            <text:p>£7.65</text:p>
          </table:table-cell>
          <table:table-cell table:style-name="ce11" table:formula="of:=[.H147]/([.D147]/60)" office:value-type="currency" office:currency="GBP" office:value="4.58845228859581" calcext:value-type="currency">
            <text:p>£4.5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6-29" calcext:value-type="date">
            <text:p>29 June 2017</text:p>
          </table:table-cell>
          <table:table-cell table:style-name="ce8" office:value-type="float" office:value="14.25" calcext:value-type="float">
            <text:p>14.25</text:p>
          </table:table-cell>
          <table:table-cell table:style-name="ce8" table:formula="of:=0.219969248*[.B148]" office:value-type="float" office:value="3.134561784" calcext:value-type="float">
            <text:p>3.13</text:p>
          </table:table-cell>
          <table:table-cell table:style-name="ce8" office:value-type="float" office:value="194.4" calcext:value-type="float">
            <text:p>194.40</text:p>
          </table:table-cell>
          <table:table-cell table:style-name="ce9" table:formula="of:=[.D148]/[.C148]" office:value-type="float" office:value="62.01823840011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8]" office:value-type="currency" office:currency="GBP" office:value="5.0779937" calcext:value-type="currency">
            <text:p>£5.08</text:p>
          </table:table-cell>
          <table:table-cell table:style-name="ce11" table:formula="of:=[.F148]*[.B148]" office:value-type="currency" office:currency="GBP" office:value="15.91725" calcext:value-type="currency">
            <text:p>£15.92</text:p>
          </table:table-cell>
          <table:table-cell table:style-name="ce11" table:formula="of:=[.H148]/([.D148]/100)" office:value-type="currency" office:currency="GBP" office:value="8.18788580246914" calcext:value-type="currency">
            <text:p>£8.19</text:p>
          </table:table-cell>
          <table:table-cell table:style-name="ce11" table:formula="of:=[.H148]/([.D148]/60)" office:value-type="currency" office:currency="GBP" office:value="4.91273148148148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09" calcext:value-type="date">
            <text:p>09 July 2017</text:p>
          </table:table-cell>
          <table:table-cell table:style-name="ce8" office:value-type="float" office:value="15.68" calcext:value-type="float">
            <text:p>15.68</text:p>
          </table:table-cell>
          <table:table-cell table:style-name="ce8" table:formula="of:=0.219969248*[.B149]" office:value-type="float" office:value="3.44911780864" calcext:value-type="float">
            <text:p>3.45</text:p>
          </table:table-cell>
          <table:table-cell table:style-name="ce8" office:value-type="float" office:value="243.7" calcext:value-type="float">
            <text:p>243.70</text:p>
          </table:table-cell>
          <table:table-cell table:style-name="ce9" table:formula="of:=[.D149]/[.C149]" office:value-type="float" office:value="70.6557483741304" calcext:value-type="float">
            <text:p>71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49]" office:value-type="currency" office:currency="GBP" office:value="5.0779937" calcext:value-type="currency">
            <text:p>£5.08</text:p>
          </table:table-cell>
          <table:table-cell table:style-name="ce11" table:formula="of:=[.F149]*[.B149]" office:value-type="currency" office:currency="GBP" office:value="17.51456" calcext:value-type="currency">
            <text:p>£17.51</text:p>
          </table:table-cell>
          <table:table-cell table:style-name="ce11" table:formula="of:=[.H149]/([.D149]/100)" office:value-type="currency" office:currency="GBP" office:value="7.18693475584735" calcext:value-type="currency">
            <text:p>£7.19</text:p>
          </table:table-cell>
          <table:table-cell table:style-name="ce11" table:formula="of:=[.H149]/([.D149]/60)" office:value-type="currency" office:currency="GBP" office:value="4.31216085350841" calcext:value-type="currency">
            <text:p>£4.3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18" calcext:value-type="date">
            <text:p>18 July 2017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150]" office:value-type="float" office:value="3.61409474464" calcext:value-type="float">
            <text:p>3.61</text:p>
          </table:table-cell>
          <table:table-cell table:style-name="ce8" office:value-type="float" office:value="222.4" calcext:value-type="float">
            <text:p>222.40</text:p>
          </table:table-cell>
          <table:table-cell table:style-name="ce9" table:formula="of:=[.D150]/[.C150]" office:value-type="float" office:value="61.5368482881744" calcext:value-type="float">
            <text:p>62</text:p>
          </table:table-cell>
          <table:table-cell table:style-name="ce10" office:value-type="currency" office:currency="GBP" office:value="1.117" calcext:value-type="currency">
            <text:p>£1.117</text:p>
          </table:table-cell>
          <table:table-cell table:style-name="ce11" table:formula="of:=4.5461*[.F150]" office:value-type="currency" office:currency="GBP" office:value="5.0779937" calcext:value-type="currency">
            <text:p>£5.08</text:p>
          </table:table-cell>
          <table:table-cell table:style-name="ce11" table:formula="of:=[.F150]*[.B150]" office:value-type="currency" office:currency="GBP" office:value="18.35231" calcext:value-type="currency">
            <text:p>£18.35</text:p>
          </table:table-cell>
          <table:table-cell table:style-name="ce11" table:formula="of:=[.H150]/([.D150]/100)" office:value-type="currency" office:currency="GBP" office:value="8.25193794964029" calcext:value-type="currency">
            <text:p>£8.25</text:p>
          </table:table-cell>
          <table:table-cell table:style-name="ce11" table:formula="of:=[.H150]/([.D150]/60)" office:value-type="currency" office:currency="GBP" office:value="4.95116276978417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0" calcext:value-type="date">
            <text:p>30 July 2017</text:p>
          </table:table-cell>
          <table:table-cell table:style-name="ce8" office:value-type="float" office:value="28.52" calcext:value-type="float">
            <text:p>28.52</text:p>
          </table:table-cell>
          <table:table-cell table:style-name="ce8" table:formula="of:=0.219969248*[.B151]" office:value-type="float" office:value="6.27352295296" calcext:value-type="float">
            <text:p>6.27</text:p>
          </table:table-cell>
          <table:table-cell table:style-name="ce8" office:value-type="float" office:value="386" calcext:value-type="float">
            <text:p>386.00</text:p>
          </table:table-cell>
          <table:table-cell table:style-name="ce9" table:formula="of:=[.D151]/[.C151]" office:value-type="float" office:value="61.5284271523827" calcext:value-type="float">
            <text:p>62</text:p>
          </table:table-cell>
          <table:table-cell table:style-name="ce10" office:value-type="currency" office:currency="GBP" office:value="1.107" calcext:value-type="currency">
            <text:p>£1.107</text:p>
          </table:table-cell>
          <table:table-cell table:style-name="ce11" table:formula="of:=4.5461*[.F151]" office:value-type="currency" office:currency="GBP" office:value="5.0325327" calcext:value-type="currency">
            <text:p>£5.03</text:p>
          </table:table-cell>
          <table:table-cell table:style-name="ce11" table:formula="of:=[.F151]*[.B151]" office:value-type="currency" office:currency="GBP" office:value="31.57164" calcext:value-type="currency">
            <text:p>£31.57</text:p>
          </table:table-cell>
          <table:table-cell table:style-name="ce11" table:formula="of:=[.H151]/([.D151]/100)" office:value-type="currency" office:currency="GBP" office:value="8.17918134715026" calcext:value-type="currency">
            <text:p>£8.18</text:p>
          </table:table-cell>
          <table:table-cell table:style-name="ce11" table:formula="of:=[.H151]/([.D151]/60)" office:value-type="currency" office:currency="GBP" office:value="4.90750880829016" calcext:value-type="currency">
            <text:p>£4.9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7-31" calcext:value-type="date">
            <text:p>31 July 2017</text:p>
          </table:table-cell>
          <table:table-cell table:style-name="ce8" office:value-type="float" office:value="12.57" calcext:value-type="float">
            <text:p>12.57</text:p>
          </table:table-cell>
          <table:table-cell table:style-name="ce8" table:formula="of:=0.219969248*[.B152]" office:value-type="float" office:value="2.76501344736" calcext:value-type="float">
            <text:p>2.77</text:p>
          </table:table-cell>
          <table:table-cell table:style-name="ce8" office:value-type="float" office:value="179.9" calcext:value-type="float">
            <text:p>179.90</text:p>
          </table:table-cell>
          <table:table-cell table:style-name="ce9" table:formula="of:=[.D152]/[.C152]" office:value-type="float" office:value="65.062974710581" calcext:value-type="float">
            <text:p>65</text:p>
          </table:table-cell>
          <table:table-cell table:style-name="ce10" office:value-type="currency" office:currency="GBP" office:value="1.129" calcext:value-type="currency">
            <text:p>£1.129</text:p>
          </table:table-cell>
          <table:table-cell table:style-name="ce11" table:formula="of:=4.5461*[.F152]" office:value-type="currency" office:currency="GBP" office:value="5.1325469" calcext:value-type="currency">
            <text:p>£5.13</text:p>
          </table:table-cell>
          <table:table-cell table:style-name="ce11" table:formula="of:=[.F152]*[.B152]" office:value-type="currency" office:currency="GBP" office:value="14.19153" calcext:value-type="currency">
            <text:p>£14.19</text:p>
          </table:table-cell>
          <table:table-cell table:style-name="ce11" table:formula="of:=[.H152]/([.D152]/100)" office:value-type="currency" office:currency="GBP" office:value="7.88856586992774" calcext:value-type="currency">
            <text:p>£7.89</text:p>
          </table:table-cell>
          <table:table-cell table:style-name="ce11" table:formula="of:=[.H152]/([.D152]/60)" office:value-type="currency" office:currency="GBP" office:value="4.73313952195664" calcext:value-type="currency">
            <text:p>£4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10" calcext:value-type="date">
            <text:p>10 August 2017</text:p>
          </table:table-cell>
          <table:table-cell table:style-name="ce8" office:value-type="float" office:value="13.63" calcext:value-type="float">
            <text:p>13.63</text:p>
          </table:table-cell>
          <table:table-cell table:style-name="ce8" table:formula="of:=0.219969248*[.B153]" office:value-type="float" office:value="2.99818085024" calcext:value-type="float">
            <text:p>3.00</text:p>
          </table:table-cell>
          <table:table-cell table:style-name="ce8" office:value-type="float" office:value="194.7" calcext:value-type="float">
            <text:p>194.70</text:p>
          </table:table-cell>
          <table:table-cell table:style-name="ce9" table:formula="of:=[.D153]/[.C153]" office:value-type="float" office:value="64.9393781513929" calcext:value-type="float">
            <text:p>65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3]" office:value-type="currency" office:currency="GBP" office:value="5.2234689" calcext:value-type="currency">
            <text:p>£5.22</text:p>
          </table:table-cell>
          <table:table-cell table:style-name="ce11" table:formula="of:=[.F153]*[.B153]" office:value-type="currency" office:currency="GBP" office:value="15.66087" calcext:value-type="currency">
            <text:p>£15.66</text:p>
          </table:table-cell>
          <table:table-cell table:style-name="ce11" table:formula="of:=[.H153]/([.D153]/100)" office:value-type="currency" office:currency="GBP" office:value="8.04359013867489" calcext:value-type="currency">
            <text:p>£8.04</text:p>
          </table:table-cell>
          <table:table-cell table:style-name="ce11" table:formula="of:=[.H153]/([.D153]/60)" office:value-type="currency" office:currency="GBP" office:value="4.82615408320493" calcext:value-type="currency">
            <text:p>£4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8-31" calcext:value-type="date">
            <text:p>31 August 2017</text:p>
          </table:table-cell>
          <table:table-cell table:style-name="ce8" office:value-type="float" office:value="13.77" calcext:value-type="float">
            <text:p>13.77</text:p>
          </table:table-cell>
          <table:table-cell table:style-name="ce8" table:formula="of:=0.219969248*[.B154]" office:value-type="float" office:value="3.02897654496" calcext:value-type="float">
            <text:p>3.03</text:p>
          </table:table-cell>
          <table:table-cell table:style-name="ce8" office:value-type="float" office:value="199.4" calcext:value-type="float">
            <text:p>199.40</text:p>
          </table:table-cell>
          <table:table-cell table:style-name="ce9" table:formula="of:=[.D154]/[.C154]" office:value-type="float" office:value="65.8308167924863" calcext:value-type="float">
            <text:p>66</text:p>
          </table:table-cell>
          <table:table-cell table:style-name="ce10" office:value-type="currency" office:currency="GBP" office:value="1.149" calcext:value-type="currency">
            <text:p>£1.149</text:p>
          </table:table-cell>
          <table:table-cell table:style-name="ce11" table:formula="of:=4.5461*[.F154]" office:value-type="currency" office:currency="GBP" office:value="5.2234689" calcext:value-type="currency">
            <text:p>£5.22</text:p>
          </table:table-cell>
          <table:table-cell table:style-name="ce11" table:formula="of:=[.F154]*[.B154]" office:value-type="currency" office:currency="GBP" office:value="15.82173" calcext:value-type="currency">
            <text:p>£15.82</text:p>
          </table:table-cell>
          <table:table-cell table:style-name="ce11" table:formula="of:=[.H154]/([.D154]/100)" office:value-type="currency" office:currency="GBP" office:value="7.93466900702106" calcext:value-type="currency">
            <text:p>£7.93</text:p>
          </table:table-cell>
          <table:table-cell table:style-name="ce11" table:formula="of:=[.H154]/([.D154]/60)" office:value-type="currency" office:currency="GBP" office:value="4.76080140421264" calcext:value-type="currency">
            <text:p>£4.7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08" calcext:value-type="date">
            <text:p>08 September 2017</text:p>
          </table:table-cell>
          <table:table-cell table:style-name="ce8" office:value-type="float" office:value="25.06" calcext:value-type="float">
            <text:p>25.06</text:p>
          </table:table-cell>
          <table:table-cell table:style-name="ce8" table:formula="of:=0.219969248*[.B155]" office:value-type="float" office:value="5.51242935488" calcext:value-type="float">
            <text:p>5.51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55]/[.C155]" office:value-type="float" office:value="59.8647127709419" calcext:value-type="float">
            <text:p>60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5]" office:value-type="currency" office:currency="GBP" office:value="5.2598377" calcext:value-type="currency">
            <text:p>£5.26</text:p>
          </table:table-cell>
          <table:table-cell table:style-name="ce11" table:formula="of:=[.F155]*[.B155]" office:value-type="currency" office:currency="GBP" office:value="28.99442" calcext:value-type="currency">
            <text:p>£28.99</text:p>
          </table:table-cell>
          <table:table-cell table:style-name="ce11" table:formula="of:=[.H155]/([.D155]/100)" office:value-type="currency" office:currency="GBP" office:value="8.78618787878788" calcext:value-type="currency">
            <text:p>£8.79</text:p>
          </table:table-cell>
          <table:table-cell table:style-name="ce11" table:formula="of:=[.H155]/([.D155]/60)" office:value-type="currency" office:currency="GBP" office:value="5.27171272727273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1" calcext:value-type="date">
            <text:p>21 September 2017</text:p>
          </table:table-cell>
          <table:table-cell table:style-name="ce8" office:value-type="float" office:value="12.85" calcext:value-type="float">
            <text:p>12.85</text:p>
          </table:table-cell>
          <table:table-cell table:style-name="ce8" table:formula="of:=0.219969248*[.B156]" office:value-type="float" office:value="2.8266048368" calcext:value-type="float">
            <text:p>2.83</text:p>
          </table:table-cell>
          <table:table-cell table:style-name="ce8" office:value-type="float" office:value="183.1" calcext:value-type="float">
            <text:p>183.10</text:p>
          </table:table-cell>
          <table:table-cell table:style-name="ce9" table:formula="of:=[.D156]/[.C156]" office:value-type="float" office:value="64.7773603215395" calcext:value-type="float">
            <text:p>65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56]" office:value-type="currency" office:currency="GBP" office:value="5.3507597" calcext:value-type="currency">
            <text:p>£5.35</text:p>
          </table:table-cell>
          <table:table-cell table:style-name="ce11" table:formula="of:=[.F156]*[.B156]" office:value-type="currency" office:currency="GBP" office:value="15.12445" calcext:value-type="currency">
            <text:p>£15.12</text:p>
          </table:table-cell>
          <table:table-cell table:style-name="ce11" table:formula="of:=[.H156]/([.D156]/100)" office:value-type="currency" office:currency="GBP" office:value="8.26021299836155" calcext:value-type="currency">
            <text:p>£8.26</text:p>
          </table:table-cell>
          <table:table-cell table:style-name="ce11" table:formula="of:=[.H156]/([.D156]/60)" office:value-type="currency" office:currency="GBP" office:value="4.95612779901693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9-29" calcext:value-type="date">
            <text:p>29 September 2017</text:p>
          </table:table-cell>
          <table:table-cell table:style-name="ce8" office:value-type="float" office:value="13.32" calcext:value-type="float">
            <text:p>13.32</text:p>
          </table:table-cell>
          <table:table-cell table:style-name="ce8" table:formula="of:=0.219969248*[.B157]" office:value-type="float" office:value="2.92999038336" calcext:value-type="float">
            <text:p>2.93</text:p>
          </table:table-cell>
          <table:table-cell table:style-name="ce8" office:value-type="float" office:value="190" calcext:value-type="float">
            <text:p>190.00</text:p>
          </table:table-cell>
          <table:table-cell table:style-name="ce9" table:formula="of:=[.D157]/[.C157]" office:value-type="float" office:value="64.8466292172998" calcext:value-type="float">
            <text:p>65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157]" office:value-type="currency" office:currency="GBP" office:value="5.2598377" calcext:value-type="currency">
            <text:p>£5.26</text:p>
          </table:table-cell>
          <table:table-cell table:style-name="ce11" table:formula="of:=[.F157]*[.B157]" office:value-type="currency" office:currency="GBP" office:value="15.41124" calcext:value-type="currency">
            <text:p>£15.41</text:p>
          </table:table-cell>
          <table:table-cell table:style-name="ce11" table:formula="of:=[.H157]/([.D157]/100)" office:value-type="currency" office:currency="GBP" office:value="8.11117894736842" calcext:value-type="currency">
            <text:p>£8.11</text:p>
          </table:table-cell>
          <table:table-cell table:style-name="ce11" table:formula="of:=[.H157]/([.D157]/60)" office:value-type="currency" office:currency="GBP" office:value="4.86670736842105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06" calcext:value-type="date">
            <text:p>06 October 2017</text:p>
          </table:table-cell>
          <table:table-cell table:style-name="ce8" office:value-type="float" office:value="15.32" calcext:value-type="float">
            <text:p>15.32</text:p>
          </table:table-cell>
          <table:table-cell table:style-name="ce8" table:formula="of:=0.219969248*[.B158]" office:value-type="float" office:value="3.36992887936" calcext:value-type="float">
            <text:p>3.37</text:p>
          </table:table-cell>
          <table:table-cell table:style-name="ce8" office:value-type="float" office:value="209.2" calcext:value-type="float">
            <text:p>209.20</text:p>
          </table:table-cell>
          <table:table-cell table:style-name="ce9" table:formula="of:=[.D158]/[.C158]" office:value-type="float" office:value="62.0784614421092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158]" office:value-type="currency" office:currency="GBP" office:value="5.1689157" calcext:value-type="currency">
            <text:p>£5.17</text:p>
          </table:table-cell>
          <table:table-cell table:style-name="ce11" table:formula="of:=[.F158]*[.B158]" office:value-type="currency" office:currency="GBP" office:value="17.41884" calcext:value-type="currency">
            <text:p>£17.42</text:p>
          </table:table-cell>
          <table:table-cell table:style-name="ce11" table:formula="of:=[.H158]/([.D158]/100)" office:value-type="currency" office:currency="GBP" office:value="8.32640535372849" calcext:value-type="currency">
            <text:p>£8.33</text:p>
          </table:table-cell>
          <table:table-cell table:style-name="ce11" table:formula="of:=[.H158]/([.D158]/60)" office:value-type="currency" office:currency="GBP" office:value="4.9958432122370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0-13" calcext:value-type="date">
            <text:p>13 October 2017</text:p>
          </table:table-cell>
          <table:table-cell table:style-name="ce8" office:value-type="float" office:value="8.67" calcext:value-type="float">
            <text:p>8.67</text:p>
          </table:table-cell>
          <table:table-cell table:style-name="ce8" table:formula="of:=0.219969248*[.B159]" office:value-type="float" office:value="1.90713338016" calcext:value-type="float">
            <text:p>1.91</text:p>
          </table:table-cell>
          <table:table-cell table:style-name="ce8" office:value-type="float" office:value="126.9" calcext:value-type="float">
            <text:p>126.90</text:p>
          </table:table-cell>
          <table:table-cell table:style-name="ce9" table:formula="of:=[.D159]/[.C159]" office:value-type="float" office:value="66.5396564918567" calcext:value-type="float">
            <text:p>67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159]" office:value-type="currency" office:currency="GBP" office:value="5.2143767" calcext:value-type="currency">
            <text:p>£5.21</text:p>
          </table:table-cell>
          <table:table-cell table:style-name="ce11" table:formula="of:=[.F159]*[.B159]" office:value-type="currency" office:currency="GBP" office:value="9.94449" calcext:value-type="currency">
            <text:p>£9.94</text:p>
          </table:table-cell>
          <table:table-cell table:style-name="ce11" table:formula="of:=[.H159]/([.D159]/100)" office:value-type="currency" office:currency="GBP" office:value="7.83647754137116" calcext:value-type="currency">
            <text:p>£7.84</text:p>
          </table:table-cell>
          <table:table-cell table:style-name="ce11" table:formula="of:=[.H159]/([.D159]/60)" office:value-type="currency" office:currency="GBP" office:value="4.70188652482269" calcext:value-type="currency">
            <text:p>£4.70</text:p>
          </table:table-cell>
          <table:table-cell table:number-columns-repeated="1014"/>
        </table:table-row>
        <table:table-row table:style-name="ro1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7" office:value-type="date" office:date-value="2017-11-02" calcext:value-type="date">
            <text:p>02 November 2017</text:p>
          </table:table-cell>
          <table:table-cell table:style-name="ce8" office:value-type="float" office:value="17.2" calcext:value-type="float">
            <text:p>17.20</text:p>
          </table:table-cell>
          <table:table-cell table:style-name="ce8" table:formula="of:=0.219969248*[.B161]" office:value-type="float" office:value="3.7834710656" calcext:value-type="float">
            <text:p>3.78</text:p>
          </table:table-cell>
          <table:table-cell table:style-name="ce8" office:value-type="float" office:value="216.4" calcext:value-type="float">
            <text:p>216.40</text:p>
          </table:table-cell>
          <table:table-cell table:style-name="ce9" table:formula="of:=[.D161]/[.C161]" office:value-type="float" office:value="57.1961556591638" calcext:value-type="float">
            <text:p>57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1]" office:value-type="currency" office:currency="GBP" office:value="5.3507597" calcext:value-type="currency">
            <text:p>£5.35</text:p>
          </table:table-cell>
          <table:table-cell table:style-name="ce11" table:formula="of:=[.F161]*[.B161]" office:value-type="currency" office:currency="GBP" office:value="20.2444" calcext:value-type="currency">
            <text:p>£20.24</text:p>
          </table:table-cell>
          <table:table-cell table:style-name="ce11" table:formula="of:=[.H161]/([.D161]/100)" office:value-type="currency" office:currency="GBP" office:value="9.3550831792976" calcext:value-type="currency">
            <text:p>£9.36</text:p>
          </table:table-cell>
          <table:table-cell table:style-name="ce11" table:formula="of:=[.H161]/([.D161]/60)" office:value-type="currency" office:currency="GBP" office:value="5.61304990757856" calcext:value-type="currency">
            <text:p>£5.6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1-26" calcext:value-type="date">
            <text:p>26 November 2017</text:p>
          </table:table-cell>
          <table:table-cell table:style-name="ce8" office:value-type="float" office:value="24.48" calcext:value-type="float">
            <text:p>24.48</text:p>
          </table:table-cell>
          <table:table-cell table:style-name="ce8" table:formula="of:=0.219969248*[.B162]" office:value-type="float" office:value="5.38484719104" calcext:value-type="float">
            <text:p>5.38</text:p>
          </table:table-cell>
          <table:table-cell table:style-name="ce8" office:value-type="float" office:value="330" calcext:value-type="float">
            <text:p>330.00</text:p>
          </table:table-cell>
          <table:table-cell table:style-name="ce9" table:formula="of:=[.D162]/[.C162]" office:value-type="float" office:value="61.283076063717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2]" office:value-type="currency" office:currency="GBP" office:value="5.3052987" calcext:value-type="currency">
            <text:p>£5.31</text:p>
          </table:table-cell>
          <table:table-cell table:style-name="ce11" table:formula="of:=[.F162]*[.B162]" office:value-type="currency" office:currency="GBP" office:value="28.56816" calcext:value-type="currency">
            <text:p>£28.57</text:p>
          </table:table-cell>
          <table:table-cell table:style-name="ce11" table:formula="of:=[.H162]/([.D162]/100)" office:value-type="currency" office:currency="GBP" office:value="8.65701818181818" calcext:value-type="currency">
            <text:p>£8.66</text:p>
          </table:table-cell>
          <table:table-cell table:style-name="ce11" table:formula="of:=[.H162]/([.D162]/60)" office:value-type="currency" office:currency="GBP" office:value="5.19421090909091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01" calcext:value-type="date">
            <text:p>01 December 2017</text:p>
          </table:table-cell>
          <table:table-cell table:style-name="ce8" office:value-type="float" office:value="9.56" calcext:value-type="float">
            <text:p>9.56</text:p>
          </table:table-cell>
          <table:table-cell table:style-name="ce8" table:formula="of:=0.219969248*[.B163]" office:value-type="float" office:value="2.10290601088" calcext:value-type="float">
            <text:p>2.10</text:p>
          </table:table-cell>
          <table:table-cell table:style-name="ce8" office:value-type="float" office:value="130" calcext:value-type="float">
            <text:p>130.00</text:p>
          </table:table-cell>
          <table:table-cell table:style-name="ce9" table:formula="of:=[.D163]/[.C163]" office:value-type="float" office:value="61.8192155652259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3]" office:value-type="currency" office:currency="GBP" office:value="5.3052987" calcext:value-type="currency">
            <text:p>£5.31</text:p>
          </table:table-cell>
          <table:table-cell table:style-name="ce11" table:formula="of:=[.F163]*[.B163]" office:value-type="currency" office:currency="GBP" office:value="11.15652" calcext:value-type="currency">
            <text:p>£11.16</text:p>
          </table:table-cell>
          <table:table-cell table:style-name="ce11" table:formula="of:=[.H163]/([.D163]/100)" office:value-type="currency" office:currency="GBP" office:value="8.58193846153846" calcext:value-type="currency">
            <text:p>£8.58</text:p>
          </table:table-cell>
          <table:table-cell table:style-name="ce11" table:formula="of:=[.H163]/([.D163]/60)" office:value-type="currency" office:currency="GBP" office:value="5.14916307692308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2" calcext:value-type="date">
            <text:p>22 December 2017</text:p>
          </table:table-cell>
          <table:table-cell table:style-name="ce8" office:value-type="float" office:value="9.13" calcext:value-type="float">
            <text:p>9.13</text:p>
          </table:table-cell>
          <table:table-cell table:style-name="ce8" table:formula="of:=0.219969248*[.B164]" office:value-type="float" office:value="2.00831923424" calcext:value-type="float">
            <text:p>2.01</text:p>
          </table:table-cell>
          <table:table-cell table:style-name="ce8" office:value-type="float" office:value="125.5" calcext:value-type="float">
            <text:p>125.50</text:p>
          </table:table-cell>
          <table:table-cell table:style-name="ce9" table:formula="of:=[.D164]/[.C164]" office:value-type="float" office:value="62.4900652547365" calcext:value-type="float">
            <text:p>62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4]" office:value-type="currency" office:currency="GBP" office:value="5.3052987" calcext:value-type="currency">
            <text:p>£5.31</text:p>
          </table:table-cell>
          <table:table-cell table:style-name="ce11" table:formula="of:=[.F164]*[.B164]" office:value-type="currency" office:currency="GBP" office:value="10.65471" calcext:value-type="currency">
            <text:p>£10.65</text:p>
          </table:table-cell>
          <table:table-cell table:style-name="ce11" table:formula="of:=[.H164]/([.D164]/100)" office:value-type="currency" office:currency="GBP" office:value="8.48980876494024" calcext:value-type="currency">
            <text:p>£8.49</text:p>
          </table:table-cell>
          <table:table-cell table:style-name="ce11" table:formula="of:=[.H164]/([.D164]/60)" office:value-type="currency" office:currency="GBP" office:value="5.09388525896414" calcext:value-type="currency">
            <text:p>£5.0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12-27" calcext:value-type="date">
            <text:p>27 December 2017</text:p>
          </table:table-cell>
          <table:table-cell table:style-name="ce8" office:value-type="float" office:value="25.48" calcext:value-type="float">
            <text:p>25.48</text:p>
          </table:table-cell>
          <table:table-cell table:style-name="ce8" table:formula="of:=0.219969248*[.B165]" office:value-type="float" office:value="5.60481643904" calcext:value-type="float">
            <text:p>5.60</text:p>
          </table:table-cell>
          <table:table-cell table:style-name="ce8" office:value-type="float" office:value="372.4" calcext:value-type="float">
            <text:p>372.40</text:p>
          </table:table-cell>
          <table:table-cell table:style-name="ce9" table:formula="of:=[.D165]/[.C165]" office:value-type="float" office:value="66.4428539364949" calcext:value-type="float">
            <text:p>66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65]" office:value-type="currency" office:currency="GBP" office:value="5.3052987" calcext:value-type="currency">
            <text:p>£5.31</text:p>
          </table:table-cell>
          <table:table-cell table:style-name="ce11" table:formula="of:=[.F165]*[.B165]" office:value-type="currency" office:currency="GBP" office:value="29.73516" calcext:value-type="currency">
            <text:p>£29.74</text:p>
          </table:table-cell>
          <table:table-cell table:style-name="ce11" table:formula="of:=[.H165]/([.D165]/100)" office:value-type="currency" office:currency="GBP" office:value="7.98473684210526" calcext:value-type="currency">
            <text:p>£7.98</text:p>
          </table:table-cell>
          <table:table-cell table:style-name="ce11" table:formula="of:=[.H165]/([.D165]/60)" office:value-type="currency" office:currency="GBP" office:value="4.79084210526316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04" calcext:value-type="date">
            <text:p>04 January 2017</text:p>
          </table:table-cell>
          <table:table-cell table:style-name="ce8" office:value-type="float" office:value="16.99" calcext:value-type="float">
            <text:p>16.99</text:p>
          </table:table-cell>
          <table:table-cell table:style-name="ce8" table:formula="of:=0.219969248*[.B166]" office:value-type="float" office:value="3.73727752352" calcext:value-type="float">
            <text:p>3.74</text:p>
          </table:table-cell>
          <table:table-cell table:style-name="ce8" office:value-type="float" office:value="230" calcext:value-type="float">
            <text:p>230.00</text:p>
          </table:table-cell>
          <table:table-cell table:style-name="ce9" table:formula="of:=[.D166]/[.C166]" office:value-type="float" office:value="61.5421248629595" calcext:value-type="float">
            <text:p>62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66]" office:value-type="currency" office:currency="GBP" office:value="5.3507597" calcext:value-type="currency">
            <text:p>£5.35</text:p>
          </table:table-cell>
          <table:table-cell table:style-name="ce11" table:formula="of:=[.F166]*[.B166]" office:value-type="currency" office:currency="GBP" office:value="19.99723" calcext:value-type="currency">
            <text:p>£20.00</text:p>
          </table:table-cell>
          <table:table-cell table:style-name="ce11" table:formula="of:=[.H166]/([.D166]/100)" office:value-type="currency" office:currency="GBP" office:value="8.69444782608696" calcext:value-type="currency">
            <text:p>£8.69</text:p>
          </table:table-cell>
          <table:table-cell table:style-name="ce11" table:formula="of:=[.H166]/([.D166]/60)" office:value-type="currency" office:currency="GBP" office:value="5.21666869565217" calcext:value-type="currency">
            <text:p>£5.2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12" calcext:value-type="date">
            <text:p>12 January 2017</text:p>
          </table:table-cell>
          <table:table-cell table:style-name="ce8" office:value-type="float" office:value="11.31" calcext:value-type="float">
            <text:p>11.31</text:p>
          </table:table-cell>
          <table:table-cell table:style-name="ce8" table:formula="of:=0.219969248*[.B167]" office:value-type="float" office:value="2.48785219488" calcext:value-type="float">
            <text:p>2.49</text:p>
          </table:table-cell>
          <table:table-cell table:style-name="ce8" office:value-type="float" office:value="163.1" calcext:value-type="float">
            <text:p>163.10</text:p>
          </table:table-cell>
          <table:table-cell table:style-name="ce9" table:formula="of:=[.D167]/[.C167]" office:value-type="float" office:value="65.558557029899" calcext:value-type="float">
            <text:p>66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67]" office:value-type="currency" office:currency="GBP" office:value="5.4416817" calcext:value-type="currency">
            <text:p>£5.44</text:p>
          </table:table-cell>
          <table:table-cell table:style-name="ce11" table:formula="of:=[.F167]*[.B167]" office:value-type="currency" office:currency="GBP" office:value="13.53807" calcext:value-type="currency">
            <text:p>£13.54</text:p>
          </table:table-cell>
          <table:table-cell table:style-name="ce11" table:formula="of:=[.H167]/([.D167]/100)" office:value-type="currency" office:currency="GBP" office:value="8.30047210300429" calcext:value-type="currency">
            <text:p>£8.30</text:p>
          </table:table-cell>
          <table:table-cell table:style-name="ce11" table:formula="of:=[.H167]/([.D167]/60)" office:value-type="currency" office:currency="GBP" office:value="4.98028326180258" calcext:value-type="currency">
            <text:p>£4.9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7-01-21" calcext:value-type="date">
            <text:p>21 January 2017</text:p>
          </table:table-cell>
          <table:table-cell table:style-name="ce8" office:value-type="float" office:value="10.81" calcext:value-type="float">
            <text:p>10.81</text:p>
          </table:table-cell>
          <table:table-cell table:style-name="ce8" table:formula="of:=0.219969248*[.B168]" office:value-type="float" office:value="2.37786757088" calcext:value-type="float">
            <text:p>2.38</text:p>
          </table:table-cell>
          <table:table-cell table:style-name="ce8" office:value-type="float" office:value="133.6" calcext:value-type="float">
            <text:p>133.60</text:p>
          </table:table-cell>
          <table:table-cell table:style-name="ce9" table:formula="of:=[.D168]/[.C168]" office:value-type="float" office:value="56.1847941559493" calcext:value-type="float">
            <text:p>5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168]" office:value-type="currency" office:currency="GBP" office:value="5.4871427" calcext:value-type="currency">
            <text:p>£5.49</text:p>
          </table:table-cell>
          <table:table-cell table:style-name="ce11" table:formula="of:=[.F168]*[.B168]" office:value-type="currency" office:currency="GBP" office:value="13.04767" calcext:value-type="currency">
            <text:p>£13.05</text:p>
          </table:table-cell>
          <table:table-cell table:style-name="ce11" table:formula="of:=[.H168]/([.D168]/100)" office:value-type="currency" office:currency="GBP" office:value="9.76622005988024" calcext:value-type="currency">
            <text:p>£9.77</text:p>
          </table:table-cell>
          <table:table-cell table:style-name="ce11" table:formula="of:=[.H168]/([.D168]/60)" office:value-type="currency" office:currency="GBP" office:value="5.85973203592815" calcext:value-type="currency">
            <text:p>£5.8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1-26" calcext:value-type="date">
            <text:p>26 January 2018</text:p>
          </table:table-cell>
          <table:table-cell table:style-name="ce8" office:value-type="float" office:value="15.61" calcext:value-type="float">
            <text:p>15.61</text:p>
          </table:table-cell>
          <table:table-cell table:style-name="ce8" table:formula="of:=0.219969248*[.B169]" office:value-type="float" office:value="3.43371996128" calcext:value-type="float">
            <text:p>3.43</text:p>
          </table:table-cell>
          <table:table-cell table:style-name="ce8" office:value-type="float" office:value="211.2" calcext:value-type="float">
            <text:p>211.20</text:p>
          </table:table-cell>
          <table:table-cell table:style-name="ce9" table:formula="of:=[.D169]/[.C169]" office:value-type="float" office:value="61.5076367268082" calcext:value-type="float">
            <text:p>62</text:p>
          </table:table-cell>
          <table:table-cell table:style-name="ce10" office:value-type="currency" office:currency="GBP" office:value="1.209" calcext:value-type="currency">
            <text:p>£1.209</text:p>
          </table:table-cell>
          <table:table-cell table:style-name="ce11" table:formula="of:=4.5461*[.F169]" office:value-type="currency" office:currency="GBP" office:value="5.4962349" calcext:value-type="currency">
            <text:p>£5.50</text:p>
          </table:table-cell>
          <table:table-cell table:style-name="ce11" table:formula="of:=[.F169]*[.B169]" office:value-type="currency" office:currency="GBP" office:value="18.87249" calcext:value-type="currency">
            <text:p>£18.87</text:p>
          </table:table-cell>
          <table:table-cell table:style-name="ce11" table:formula="of:=[.H169]/([.D169]/100)" office:value-type="currency" office:currency="GBP" office:value="8.93583806818182" calcext:value-type="currency">
            <text:p>£8.94</text:p>
          </table:table-cell>
          <table:table-cell table:style-name="ce11" table:formula="of:=[.H169]/([.D169]/60)" office:value-type="currency" office:currency="GBP" office:value="5.36150284090909" calcext:value-type="currency">
            <text:p>£5.3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08" calcext:value-type="date">
            <text:p>08 February 2018</text:p>
          </table:table-cell>
          <table:table-cell table:style-name="ce8" office:value-type="float" office:value="23.52" calcext:value-type="float">
            <text:p>23.52</text:p>
          </table:table-cell>
          <table:table-cell table:style-name="ce8" table:formula="of:=0.219969248*[.B170]" office:value-type="float" office:value="5.17367671296" calcext:value-type="float">
            <text:p>5.17</text:p>
          </table:table-cell>
          <table:table-cell table:style-name="ce8" office:value-type="float" office:value="295" calcext:value-type="float">
            <text:p>295.00</text:p>
          </table:table-cell>
          <table:table-cell table:style-name="ce9" table:formula="of:=[.D170]/[.C170]" office:value-type="float" office:value="57.0194112169839" calcext:value-type="float">
            <text:p>57</text:p>
          </table:table-cell>
          <table:table-cell table:style-name="ce10" office:value-type="currency" office:currency="GBP" office:value="1.219" calcext:value-type="currency">
            <text:p>£1.219</text:p>
          </table:table-cell>
          <table:table-cell table:style-name="ce11" table:formula="of:=4.5461*[.F170]" office:value-type="currency" office:currency="GBP" office:value="5.5416959" calcext:value-type="currency">
            <text:p>£5.54</text:p>
          </table:table-cell>
          <table:table-cell table:style-name="ce11" table:formula="of:=[.F170]*[.B170]" office:value-type="currency" office:currency="GBP" office:value="28.67088" calcext:value-type="currency">
            <text:p>£28.67</text:p>
          </table:table-cell>
          <table:table-cell table:style-name="ce11" table:formula="of:=[.H170]/([.D170]/100)" office:value-type="currency" office:currency="GBP" office:value="9.71894237288136" calcext:value-type="currency">
            <text:p>£9.72</text:p>
          </table:table-cell>
          <table:table-cell table:style-name="ce11" table:formula="of:=[.H170]/([.D170]/60)" office:value-type="currency" office:currency="GBP" office:value="5.83136542372881" calcext:value-type="currency">
            <text:p>£5.8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3" calcext:value-type="date">
            <text:p>23 February 2018</text:p>
          </table:table-cell>
          <table:table-cell table:style-name="ce8" office:value-type="float" office:value="20.93" calcext:value-type="float">
            <text:p>20.93</text:p>
          </table:table-cell>
          <table:table-cell table:style-name="ce8" table:formula="of:=0.219969248*[.B171]" office:value-type="float" office:value="4.60395636064" calcext:value-type="float">
            <text:p>4.60</text:p>
          </table:table-cell>
          <table:table-cell table:style-name="ce8" office:value-type="float" office:value="281.4" calcext:value-type="float">
            <text:p>281.40</text:p>
          </table:table-cell>
          <table:table-cell table:style-name="ce9" table:formula="of:=[.D171]/[.C171]" office:value-type="float" office:value="61.1213438958145" calcext:value-type="float">
            <text:p>61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1]" office:value-type="currency" office:currency="GBP" office:value="5.3052987" calcext:value-type="currency">
            <text:p>£5.31</text:p>
          </table:table-cell>
          <table:table-cell table:style-name="ce11" table:formula="of:=[.F171]*[.B171]" office:value-type="currency" office:currency="GBP" office:value="24.42531" calcext:value-type="currency">
            <text:p>£24.43</text:p>
          </table:table-cell>
          <table:table-cell table:style-name="ce11" table:formula="of:=[.H171]/([.D171]/100)" office:value-type="currency" office:currency="GBP" office:value="8.67992537313433" calcext:value-type="currency">
            <text:p>£8.68</text:p>
          </table:table-cell>
          <table:table-cell table:style-name="ce11" table:formula="of:=[.H171]/([.D171]/60)" office:value-type="currency" office:currency="GBP" office:value="5.207955223880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2-25" calcext:value-type="date">
            <text:p>25 February 2018</text:p>
          </table:table-cell>
          <table:table-cell table:style-name="ce8" office:value-type="float" office:value="22.38" calcext:value-type="float">
            <text:p>22.38</text:p>
          </table:table-cell>
          <table:table-cell table:style-name="ce8" table:formula="of:=0.219969248*[.B172]" office:value-type="float" office:value="4.92291177024" calcext:value-type="float">
            <text:p>4.92</text:p>
          </table:table-cell>
          <table:table-cell table:style-name="ce8" office:value-type="float" office:value="321" calcext:value-type="float">
            <text:p>321.00</text:p>
          </table:table-cell>
          <table:table-cell table:style-name="ce9" table:formula="of:=[.D172]/[.C172]" office:value-type="float" office:value="65.205312421098" calcext:value-type="float">
            <text:p>65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2]" office:value-type="currency" office:currency="GBP" office:value="5.3052987" calcext:value-type="currency">
            <text:p>£5.31</text:p>
          </table:table-cell>
          <table:table-cell table:style-name="ce11" table:formula="of:=[.F172]*[.B172]" office:value-type="currency" office:currency="GBP" office:value="26.11746" calcext:value-type="currency">
            <text:p>£26.12</text:p>
          </table:table-cell>
          <table:table-cell table:style-name="ce11" table:formula="of:=[.H172]/([.D172]/100)" office:value-type="currency" office:currency="GBP" office:value="8.13628037383178" calcext:value-type="currency">
            <text:p>£8.14</text:p>
          </table:table-cell>
          <table:table-cell table:style-name="ce11" table:formula="of:=[.H172]/([.D172]/60)" office:value-type="currency" office:currency="GBP" office:value="4.88176822429907" calcext:value-type="currency">
            <text:p>£4.8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02" calcext:value-type="date">
            <text:p>02 March 2018</text:p>
          </table:table-cell>
          <table:table-cell table:style-name="ce8" office:value-type="float" office:value="10.23" calcext:value-type="float">
            <text:p>10.23</text:p>
          </table:table-cell>
          <table:table-cell table:style-name="ce8" table:formula="of:=0.219969248*[.B173]" office:value-type="float" office:value="2.25028540704" calcext:value-type="float">
            <text:p>2.25</text:p>
          </table:table-cell>
          <table:table-cell table:style-name="ce8" office:value-type="float" office:value="126.4" calcext:value-type="float">
            <text:p>126.40</text:p>
          </table:table-cell>
          <table:table-cell table:style-name="ce9" table:formula="of:=[.D173]/[.C173]" office:value-type="float" office:value="56.1706526667944" calcext:value-type="float">
            <text:p>56</text:p>
          </table:table-cell>
          <table:table-cell table:style-name="ce10" office:value-type="currency" office:currency="GBP" office:value="1.179" calcext:value-type="currency">
            <text:p>£1.179</text:p>
          </table:table-cell>
          <table:table-cell table:style-name="ce11" table:formula="of:=4.5461*[.F173]" office:value-type="currency" office:currency="GBP" office:value="5.3598519" calcext:value-type="currency">
            <text:p>£5.36</text:p>
          </table:table-cell>
          <table:table-cell table:style-name="ce11" table:formula="of:=[.F173]*[.B173]" office:value-type="currency" office:currency="GBP" office:value="12.06117" calcext:value-type="currency">
            <text:p>£12.06</text:p>
          </table:table-cell>
          <table:table-cell table:style-name="ce11" table:formula="of:=[.H173]/([.D173]/100)" office:value-type="currency" office:currency="GBP" office:value="9.54206487341772" calcext:value-type="currency">
            <text:p>£9.54</text:p>
          </table:table-cell>
          <table:table-cell table:style-name="ce11" table:formula="of:=[.H173]/([.D173]/60)" office:value-type="currency" office:currency="GBP" office:value="5.72523892405063" calcext:value-type="currency">
            <text:p>£5.7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18" calcext:value-type="date">
            <text:p>18 March 2018</text:p>
          </table:table-cell>
          <table:table-cell table:style-name="ce8" office:value-type="float" office:value="19.92" calcext:value-type="float">
            <text:p>19.92</text:p>
          </table:table-cell>
          <table:table-cell table:style-name="ce8" table:formula="of:=0.219969248*[.B174]" office:value-type="float" office:value="4.38178742016" calcext:value-type="float">
            <text:p>4.38</text:p>
          </table:table-cell>
          <table:table-cell table:style-name="ce8" office:value-type="float" office:value="254.6" calcext:value-type="float">
            <text:p>254.60</text:p>
          </table:table-cell>
          <table:table-cell table:style-name="ce9" table:formula="of:=[.D174]/[.C174]" office:value-type="float" office:value="58.1041423480793" calcext:value-type="float">
            <text:p>58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4]" office:value-type="currency" office:currency="GBP" office:value="5.3052987" calcext:value-type="currency">
            <text:p>£5.31</text:p>
          </table:table-cell>
          <table:table-cell table:style-name="ce11" table:formula="of:=[.F174]*[.B174]" office:value-type="currency" office:currency="GBP" office:value="23.24664" calcext:value-type="currency">
            <text:p>£23.25</text:p>
          </table:table-cell>
          <table:table-cell table:style-name="ce11" table:formula="of:=[.H174]/([.D174]/100)" office:value-type="currency" office:currency="GBP" office:value="9.13065200314219" calcext:value-type="currency">
            <text:p>£9.13</text:p>
          </table:table-cell>
          <table:table-cell table:style-name="ce11" table:formula="of:=[.H174]/([.D174]/60)" office:value-type="currency" office:currency="GBP" office:value="5.47839120188531" calcext:value-type="currency">
            <text:p>£5.4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3-30" calcext:value-type="date">
            <text:p>30 March 2018</text:p>
          </table:table-cell>
          <table:table-cell table:style-name="ce8" office:value-type="float" office:value="31.2" calcext:value-type="float">
            <text:p>31.20</text:p>
          </table:table-cell>
          <table:table-cell table:style-name="ce8" table:formula="of:=0.219969248*[.B175]" office:value-type="float" office:value="6.8630405376" calcext:value-type="float">
            <text:p>6.86</text:p>
          </table:table-cell>
          <table:table-cell table:style-name="ce8" office:value-type="float" office:value="437.3" calcext:value-type="float">
            <text:p>437.30</text:p>
          </table:table-cell>
          <table:table-cell table:style-name="ce9" table:formula="of:=[.D175]/[.C175]" office:value-type="float" office:value="63.7181140930465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175]" office:value-type="currency" office:currency="GBP" office:value="5.3052987" calcext:value-type="currency">
            <text:p>£5.31</text:p>
          </table:table-cell>
          <table:table-cell table:style-name="ce11" table:formula="of:=[.F175]*[.B175]" office:value-type="currency" office:currency="GBP" office:value="36.4104" calcext:value-type="currency">
            <text:p>£36.41</text:p>
          </table:table-cell>
          <table:table-cell table:style-name="ce11" table:formula="of:=[.H175]/([.D175]/100)" office:value-type="currency" office:currency="GBP" office:value="8.32618339812486" calcext:value-type="currency">
            <text:p>£8.33</text:p>
          </table:table-cell>
          <table:table-cell table:style-name="ce11" table:formula="of:=[.H175]/([.D175]/60)" office:value-type="currency" office:currency="GBP" office:value="4.99571003887492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02" calcext:value-type="date">
            <text:p>02 April 2018</text:p>
          </table:table-cell>
          <table:table-cell table:style-name="ce8" office:value-type="float" office:value="28.91" calcext:value-type="float">
            <text:p>28.91</text:p>
          </table:table-cell>
          <table:table-cell table:style-name="ce8" table:formula="of:=0.219969248*[.B176]" office:value-type="float" office:value="6.35931095968" calcext:value-type="float">
            <text:p>6.36</text:p>
          </table:table-cell>
          <table:table-cell table:style-name="ce8" office:value-type="float" office:value="403.1" calcext:value-type="float">
            <text:p>403.10</text:p>
          </table:table-cell>
          <table:table-cell table:style-name="ce9" table:formula="of:=[.D176]/[.C176]" office:value-type="float" office:value="63.3873705116449" calcext:value-type="float">
            <text:p>63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176]" office:value-type="currency" office:currency="GBP" office:value="5.3507597" calcext:value-type="currency">
            <text:p>£5.35</text:p>
          </table:table-cell>
          <table:table-cell table:style-name="ce11" table:formula="of:=[.F176]*[.B176]" office:value-type="currency" office:currency="GBP" office:value="34.02707" calcext:value-type="currency">
            <text:p>£34.03</text:p>
          </table:table-cell>
          <table:table-cell table:style-name="ce11" table:formula="of:=[.H176]/([.D176]/100)" office:value-type="currency" office:currency="GBP" office:value="8.44134706028281" calcext:value-type="currency">
            <text:p>£8.44</text:p>
          </table:table-cell>
          <table:table-cell table:style-name="ce11" table:formula="of:=[.H176]/([.D176]/60)" office:value-type="currency" office:currency="GBP" office:value="5.06480823616969" calcext:value-type="currency">
            <text:p>£5.0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2" calcext:value-type="date">
            <text:p>12 April 2018</text:p>
          </table:table-cell>
          <table:table-cell table:style-name="ce8" office:value-type="float" office:value="10.25" calcext:value-type="float">
            <text:p>10.25</text:p>
          </table:table-cell>
          <table:table-cell table:style-name="ce8" table:formula="of:=0.219969248*[.B177]" office:value-type="float" office:value="2.254684792" calcext:value-type="float">
            <text:p>2.25</text:p>
          </table:table-cell>
          <table:table-cell table:style-name="ce8" office:value-type="float" office:value="137.4" calcext:value-type="float">
            <text:p>137.40</text:p>
          </table:table-cell>
          <table:table-cell table:style-name="ce9" table:formula="of:=[.D177]/[.C177]" office:value-type="float" office:value="60.9397821316391" calcext:value-type="float">
            <text:p>61</text:p>
          </table:table-cell>
          <table:table-cell table:style-name="ce10" office:value-type="currency" office:currency="GBP" office:value="1.189" calcext:value-type="currency">
            <text:p>£1.189</text:p>
          </table:table-cell>
          <table:table-cell table:style-name="ce11" table:formula="of:=4.5461*[.F177]" office:value-type="currency" office:currency="GBP" office:value="5.4053129" calcext:value-type="currency">
            <text:p>£5.41</text:p>
          </table:table-cell>
          <table:table-cell table:style-name="ce11" table:formula="of:=[.F177]*[.B177]" office:value-type="currency" office:currency="GBP" office:value="12.18725" calcext:value-type="currency">
            <text:p>£12.19</text:p>
          </table:table-cell>
          <table:table-cell table:style-name="ce11" table:formula="of:=[.H177]/([.D177]/100)" office:value-type="currency" office:currency="GBP" office:value="8.86990538573508" calcext:value-type="currency">
            <text:p>£8.87</text:p>
          </table:table-cell>
          <table:table-cell table:style-name="ce11" table:formula="of:=[.H177]/([.D177]/60)" office:value-type="currency" office:currency="GBP" office:value="5.32194323144105" calcext:value-type="currency">
            <text:p>£5.3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19" calcext:value-type="date">
            <text:p>19 April 2018</text:p>
          </table:table-cell>
          <table:table-cell table:style-name="ce8" office:value-type="float" office:value="9.87" calcext:value-type="float">
            <text:p>9.87</text:p>
          </table:table-cell>
          <table:table-cell table:style-name="ce8" table:formula="of:=0.219969248*[.B178]" office:value-type="float" office:value="2.17109647776" calcext:value-type="float">
            <text:p>2.17</text:p>
          </table:table-cell>
          <table:table-cell table:style-name="ce8" office:value-type="float" office:value="145.5" calcext:value-type="float">
            <text:p>145.50</text:p>
          </table:table-cell>
          <table:table-cell table:style-name="ce9" table:formula="of:=[.D178]/[.C178]" office:value-type="float" office:value="67.0168283585987" calcext:value-type="float">
            <text:p>67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8]" office:value-type="currency" office:currency="GBP" office:value="5.4416817" calcext:value-type="currency">
            <text:p>£5.44</text:p>
          </table:table-cell>
          <table:table-cell table:style-name="ce11" table:formula="of:=[.F178]*[.B178]" office:value-type="currency" office:currency="GBP" office:value="11.81439" calcext:value-type="currency">
            <text:p>£11.81</text:p>
          </table:table-cell>
          <table:table-cell table:style-name="ce11" table:formula="of:=[.H178]/([.D178]/100)" office:value-type="currency" office:currency="GBP" office:value="8.11985567010309" calcext:value-type="currency">
            <text:p>£8.12</text:p>
          </table:table-cell>
          <table:table-cell table:style-name="ce11" table:formula="of:=[.H178]/([.D178]/60)" office:value-type="currency" office:currency="GBP" office:value="4.87191340206186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4-27" calcext:value-type="date">
            <text:p>27 April 2018</text:p>
          </table:table-cell>
          <table:table-cell table:style-name="ce8" office:value-type="float" office:value="16.9" calcext:value-type="float">
            <text:p>16.90</text:p>
          </table:table-cell>
          <table:table-cell table:style-name="ce8" table:formula="of:=0.219969248*[.B179]" office:value-type="float" office:value="3.7174802912" calcext:value-type="float">
            <text:p>3.72</text:p>
          </table:table-cell>
          <table:table-cell table:style-name="ce8" office:value-type="float" office:value="226.2" calcext:value-type="float">
            <text:p>226.20</text:p>
          </table:table-cell>
          <table:table-cell table:style-name="ce9" table:formula="of:=[.D179]/[.C179]" office:value-type="float" office:value="60.8476662365795" calcext:value-type="float">
            <text:p>61</text:p>
          </table:table-cell>
          <table:table-cell table:style-name="ce10" office:value-type="currency" office:currency="GBP" office:value="1.197" calcext:value-type="currency">
            <text:p>£1.197</text:p>
          </table:table-cell>
          <table:table-cell table:style-name="ce11" table:formula="of:=4.5461*[.F179]" office:value-type="currency" office:currency="GBP" office:value="5.4416817" calcext:value-type="currency">
            <text:p>£5.44</text:p>
          </table:table-cell>
          <table:table-cell table:style-name="ce11" table:formula="of:=[.F179]*[.B179]" office:value-type="currency" office:currency="GBP" office:value="20.2293" calcext:value-type="currency">
            <text:p>£20.23</text:p>
          </table:table-cell>
          <table:table-cell table:style-name="ce11" table:formula="of:=[.H179]/([.D179]/100)" office:value-type="currency" office:currency="GBP" office:value="8.94310344827586" calcext:value-type="currency">
            <text:p>£8.94</text:p>
          </table:table-cell>
          <table:table-cell table:style-name="ce11" table:formula="of:=[.H179]/([.D179]/60)" office:value-type="currency" office:currency="GBP" office:value="5.36586206896552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0" calcext:value-type="date">
            <text:p>10 May 2018</text:p>
          </table:table-cell>
          <table:table-cell table:style-name="ce8" office:value-type="float" office:value="19.29" calcext:value-type="float">
            <text:p>19.29</text:p>
          </table:table-cell>
          <table:table-cell table:style-name="ce8" table:formula="of:=0.219969248*[.B180]" office:value-type="float" office:value="4.24320679392" calcext:value-type="float">
            <text:p>4.24</text:p>
          </table:table-cell>
          <table:table-cell table:style-name="ce8" office:value-type="float" office:value="263.7" calcext:value-type="float">
            <text:p>263.70</text:p>
          </table:table-cell>
          <table:table-cell table:style-name="ce9" table:formula="of:=[.D180]/[.C180]" office:value-type="float" office:value="62.1463937081384" calcext:value-type="float">
            <text:p>62</text:p>
          </table:table-cell>
          <table:table-cell table:style-name="ce10" office:value-type="currency" office:currency="GBP" office:value="1.217" calcext:value-type="currency">
            <text:p>£1.217</text:p>
          </table:table-cell>
          <table:table-cell table:style-name="ce11" table:formula="of:=4.5461*[.F180]" office:value-type="currency" office:currency="GBP" office:value="5.5326037" calcext:value-type="currency">
            <text:p>£5.53</text:p>
          </table:table-cell>
          <table:table-cell table:style-name="ce11" table:formula="of:=[.F180]*[.B180]" office:value-type="currency" office:currency="GBP" office:value="23.47593" calcext:value-type="currency">
            <text:p>£23.48</text:p>
          </table:table-cell>
          <table:table-cell table:style-name="ce11" table:formula="of:=[.H180]/([.D180]/100)" office:value-type="currency" office:currency="GBP" office:value="8.90251422070535" calcext:value-type="currency">
            <text:p>£8.90</text:p>
          </table:table-cell>
          <table:table-cell table:style-name="ce11" table:formula="of:=[.H180]/([.D180]/60)" office:value-type="currency" office:currency="GBP" office:value="5.34150853242321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5-18" calcext:value-type="date">
            <text:p>18 May 2018</text:p>
          </table:table-cell>
          <table:table-cell table:style-name="ce8" office:value-type="float" office:value="8.47" calcext:value-type="float">
            <text:p>8.47</text:p>
          </table:table-cell>
          <table:table-cell table:style-name="ce8" table:formula="of:=0.219969248*[.B181]" office:value-type="float" office:value="1.86313953056" calcext:value-type="float">
            <text:p>1.86</text:p>
          </table:table-cell>
          <table:table-cell table:style-name="ce8" office:value-type="float" office:value="125.6" calcext:value-type="float">
            <text:p>125.60</text:p>
          </table:table-cell>
          <table:table-cell table:style-name="ce9" table:formula="of:=[.D181]/[.C181]" office:value-type="float" office:value="67.4130938342812" calcext:value-type="float">
            <text:p>67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181]" office:value-type="currency" office:currency="GBP" office:value="5.6235257" calcext:value-type="currency">
            <text:p>£5.62</text:p>
          </table:table-cell>
          <table:table-cell table:style-name="ce11" table:formula="of:=[.F181]*[.B181]" office:value-type="currency" office:currency="GBP" office:value="10.47739" calcext:value-type="currency">
            <text:p>£10.48</text:p>
          </table:table-cell>
          <table:table-cell table:style-name="ce11" table:formula="of:=[.H181]/([.D181]/100)" office:value-type="currency" office:currency="GBP" office:value="8.34187101910828" calcext:value-type="currency">
            <text:p>£8.34</text:p>
          </table:table-cell>
          <table:table-cell table:style-name="ce11" table:formula="of:=[.H181]/([.D181]/60)" office:value-type="currency" office:currency="GBP" office:value="5.00512261146497" calcext:value-type="currency">
            <text:p>£5.0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1" calcext:value-type="date">
            <text:p>01 June 2018</text:p>
          </table:table-cell>
          <table:table-cell table:style-name="ce8" office:value-type="float" office:value="17.44" calcext:value-type="float">
            <text:p>17.44</text:p>
          </table:table-cell>
          <table:table-cell table:style-name="ce8" table:formula="of:=0.219969248*[.B182]" office:value-type="float" office:value="3.83626368512" calcext:value-type="float">
            <text:p>3.84</text:p>
          </table:table-cell>
          <table:table-cell table:style-name="ce8" office:value-type="float" office:value="265.3" calcext:value-type="float">
            <text:p>265.30</text:p>
          </table:table-cell>
          <table:table-cell table:style-name="ce9" table:formula="of:=[.D182]/[.C182]" office:value-type="float" office:value="69.1558301972408" calcext:value-type="float">
            <text:p>69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2]" office:value-type="currency" office:currency="GBP" office:value="5.8053697" calcext:value-type="currency">
            <text:p>£5.81</text:p>
          </table:table-cell>
          <table:table-cell table:style-name="ce11" table:formula="of:=[.F182]*[.B182]" office:value-type="currency" office:currency="GBP" office:value="22.27088" calcext:value-type="currency">
            <text:p>£22.27</text:p>
          </table:table-cell>
          <table:table-cell table:style-name="ce11" table:formula="of:=[.H182]/([.D182]/100)" office:value-type="currency" office:currency="GBP" office:value="8.39460233697701" calcext:value-type="currency">
            <text:p>£8.39</text:p>
          </table:table-cell>
          <table:table-cell table:style-name="ce11" table:formula="of:=[.H182]/([.D182]/60)" office:value-type="currency" office:currency="GBP" office:value="5.0367614021862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07" calcext:value-type="date">
            <text:p>07 June 2018</text:p>
          </table:table-cell>
          <table:table-cell table:style-name="ce8" office:value-type="float" office:value="17.23" calcext:value-type="float">
            <text:p>17.23</text:p>
          </table:table-cell>
          <table:table-cell table:style-name="ce8" table:formula="of:=0.219969248*[.B183]" office:value-type="float" office:value="3.79007014304" calcext:value-type="float">
            <text:p>3.79</text:p>
          </table:table-cell>
          <table:table-cell table:style-name="ce8" office:value-type="float" office:value="253.4" calcext:value-type="float">
            <text:p>253.40</text:p>
          </table:table-cell>
          <table:table-cell table:style-name="ce9" table:formula="of:=[.D183]/[.C183]" office:value-type="float" office:value="66.8589209266583" calcext:value-type="float">
            <text:p>6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83]" office:value-type="currency" office:currency="GBP" office:value="5.8053697" calcext:value-type="currency">
            <text:p>£5.81</text:p>
          </table:table-cell>
          <table:table-cell table:style-name="ce11" table:formula="of:=[.F183]*[.B183]" office:value-type="currency" office:currency="GBP" office:value="22.00271" calcext:value-type="currency">
            <text:p>£22.00</text:p>
          </table:table-cell>
          <table:table-cell table:style-name="ce11" table:formula="of:=[.H183]/([.D183]/100)" office:value-type="currency" office:currency="GBP" office:value="8.6829952644041" calcext:value-type="currency">
            <text:p>£8.68</text:p>
          </table:table-cell>
          <table:table-cell table:style-name="ce11" table:formula="of:=[.H183]/([.D183]/60)" office:value-type="currency" office:currency="GBP" office:value="5.20979715864246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6-29" calcext:value-type="date">
            <text:p>29 June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84]" office:value-type="float" office:value="4.7513357568" calcext:value-type="float">
            <text:p>4.75</text:p>
          </table:table-cell>
          <table:table-cell table:style-name="ce8" office:value-type="float" office:value="304.3" calcext:value-type="float">
            <text:p>304.30</text:p>
          </table:table-cell>
          <table:table-cell table:style-name="ce9" table:formula="of:=[.D184]/[.C184]" office:value-type="float" office:value="64.0451476333772" calcext:value-type="float">
            <text:p>64</text:p>
          </table:table-cell>
          <table:table-cell table:style-name="ce10" office:value-type="currency" office:currency="GBP" office:value="1.227" calcext:value-type="currency">
            <text:p>£1.227</text:p>
          </table:table-cell>
          <table:table-cell table:style-name="ce11" table:formula="of:=4.5461*[.F184]" office:value-type="currency" office:currency="GBP" office:value="5.5780647" calcext:value-type="currency">
            <text:p>£5.58</text:p>
          </table:table-cell>
          <table:table-cell table:style-name="ce11" table:formula="of:=[.F184]*[.B184]" office:value-type="currency" office:currency="GBP" office:value="26.5032" calcext:value-type="currency">
            <text:p>£26.50</text:p>
          </table:table-cell>
          <table:table-cell table:style-name="ce11" table:formula="of:=[.H184]/([.D184]/100)" office:value-type="currency" office:currency="GBP" office:value="8.70956293131778" calcext:value-type="currency">
            <text:p>£8.71</text:p>
          </table:table-cell>
          <table:table-cell table:style-name="ce11" table:formula="of:=[.H184]/([.D184]/60)" office:value-type="currency" office:currency="GBP" office:value="5.22573775879067" calcext:value-type="currency">
            <text:p>£5.2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13" calcext:value-type="date">
            <text:p>13 July 2018</text:p>
          </table:table-cell>
          <table:table-cell table:style-name="ce8" office:value-type="float" office:value="17.7" calcext:value-type="float">
            <text:p>17.70</text:p>
          </table:table-cell>
          <table:table-cell table:style-name="ce8" table:formula="of:=0.219969248*[.B185]" office:value-type="float" office:value="3.8934556896" calcext:value-type="float">
            <text:p>3.89</text:p>
          </table:table-cell>
          <table:table-cell table:style-name="ce8" office:value-type="float" office:value="257.6" calcext:value-type="float">
            <text:p>257.60</text:p>
          </table:table-cell>
          <table:table-cell table:style-name="ce9" table:formula="of:=[.D185]/[.C185]" office:value-type="float" office:value="66.1623042707505" calcext:value-type="float">
            <text:p>66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5]" office:value-type="currency" office:currency="GBP" office:value="5.6689867" calcext:value-type="currency">
            <text:p>£5.67</text:p>
          </table:table-cell>
          <table:table-cell table:style-name="ce11" table:formula="of:=[.F185]*[.B185]" office:value-type="currency" office:currency="GBP" office:value="22.0719" calcext:value-type="currency">
            <text:p>£22.07</text:p>
          </table:table-cell>
          <table:table-cell table:style-name="ce11" table:formula="of:=[.H185]/([.D185]/100)" office:value-type="currency" office:currency="GBP" office:value="8.56828416149068" calcext:value-type="currency">
            <text:p>£8.57</text:p>
          </table:table-cell>
          <table:table-cell table:style-name="ce11" table:formula="of:=[.H185]/([.D185]/60)" office:value-type="currency" office:currency="GBP" office:value="5.14097049689441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7-20" calcext:value-type="date">
            <text:p>20 July 2018</text:p>
          </table:table-cell>
          <table:table-cell table:style-name="ce8" office:value-type="float" office:value="12.06" calcext:value-type="float">
            <text:p>12.06</text:p>
          </table:table-cell>
          <table:table-cell table:style-name="ce8" table:formula="of:=0.219969248*[.B186]" office:value-type="float" office:value="2.65282913088" calcext:value-type="float">
            <text:p>2.65</text:p>
          </table:table-cell>
          <table:table-cell table:style-name="ce8" office:value-type="float" office:value="181.5" calcext:value-type="float">
            <text:p>181.50</text:p>
          </table:table-cell>
          <table:table-cell table:style-name="ce9" table:formula="of:=[.D186]/[.C186]" office:value-type="float" office:value="68.4175237248667" calcext:value-type="float">
            <text:p>68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86]" office:value-type="currency" office:currency="GBP" office:value="5.6689867" calcext:value-type="currency">
            <text:p>£5.67</text:p>
          </table:table-cell>
          <table:table-cell table:style-name="ce11" table:formula="of:=[.F186]*[.B186]" office:value-type="currency" office:currency="GBP" office:value="15.03882" calcext:value-type="currency">
            <text:p>£15.04</text:p>
          </table:table-cell>
          <table:table-cell table:style-name="ce11" table:formula="of:=[.H186]/([.D186]/100)" office:value-type="currency" office:currency="GBP" office:value="8.28585123966942" calcext:value-type="currency">
            <text:p>£8.29</text:p>
          </table:table-cell>
          <table:table-cell table:style-name="ce11" table:formula="of:=[.H186]/([.D186]/60)" office:value-type="currency" office:currency="GBP" office:value="4.97151074380165" calcext:value-type="currency">
            <text:p>£4.9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03" calcext:value-type="date">
            <text:p>03 August 2018</text:p>
          </table:table-cell>
          <table:table-cell table:style-name="ce8" office:value-type="float" office:value="17.42" calcext:value-type="float">
            <text:p>17.42</text:p>
          </table:table-cell>
          <table:table-cell table:style-name="ce8" table:formula="of:=0.219969248*[.B187]" office:value-type="float" office:value="3.83186430016" calcext:value-type="float">
            <text:p>3.83</text:p>
          </table:table-cell>
          <table:table-cell table:style-name="ce8" office:value-type="float" office:value="265.4" calcext:value-type="float">
            <text:p>265.40</text:p>
          </table:table-cell>
          <table:table-cell table:style-name="ce9" table:formula="of:=[.D187]/[.C187]" office:value-type="float" office:value="69.261325352497" calcext:value-type="float">
            <text:p>69</text:p>
          </table:table-cell>
          <table:table-cell table:style-name="ce10" office:value-type="currency" office:currency="GBP" office:value="1.257" calcext:value-type="currency">
            <text:p>£1.257</text:p>
          </table:table-cell>
          <table:table-cell table:style-name="ce11" table:formula="of:=4.5461*[.F187]" office:value-type="currency" office:currency="GBP" office:value="5.7144477" calcext:value-type="currency">
            <text:p>£5.71</text:p>
          </table:table-cell>
          <table:table-cell table:style-name="ce11" table:formula="of:=[.F187]*[.B187]" office:value-type="currency" office:currency="GBP" office:value="21.89694" calcext:value-type="currency">
            <text:p>£21.90</text:p>
          </table:table-cell>
          <table:table-cell table:style-name="ce11" table:formula="of:=[.H187]/([.D187]/100)" office:value-type="currency" office:currency="GBP" office:value="8.2505425772419" calcext:value-type="currency">
            <text:p>£8.25</text:p>
          </table:table-cell>
          <table:table-cell table:style-name="ce11" table:formula="of:=[.H187]/([.D187]/60)" office:value-type="currency" office:currency="GBP" office:value="4.95032554634514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2" calcext:value-type="date">
            <text:p>12 August 2018</text:p>
          </table:table-cell>
          <table:table-cell table:style-name="ce8" office:value-type="float" office:value="28.53" calcext:value-type="float">
            <text:p>28.53</text:p>
          </table:table-cell>
          <table:table-cell table:style-name="ce8" table:formula="of:=0.219969248*[.B188]" office:value-type="float" office:value="6.27572264544" calcext:value-type="float">
            <text:p>6.28</text:p>
          </table:table-cell>
          <table:table-cell table:style-name="ce8" office:value-type="float" office:value="445.5" calcext:value-type="float">
            <text:p>445.50</text:p>
          </table:table-cell>
          <table:table-cell table:style-name="ce9" table:formula="of:=[.D188]/[.C188]" office:value-type="float" office:value="70.9878407905271" calcext:value-type="float">
            <text:p>71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8]" office:value-type="currency" office:currency="GBP" office:value="5.7599087" calcext:value-type="currency">
            <text:p>£5.76</text:p>
          </table:table-cell>
          <table:table-cell table:style-name="ce11" table:formula="of:=[.F188]*[.B188]" office:value-type="currency" office:currency="GBP" office:value="36.14751" calcext:value-type="currency">
            <text:p>£36.15</text:p>
          </table:table-cell>
          <table:table-cell table:style-name="ce11" table:formula="of:=[.H188]/([.D188]/100)" office:value-type="currency" office:currency="GBP" office:value="8.11391919191919" calcext:value-type="currency">
            <text:p>£8.11</text:p>
          </table:table-cell>
          <table:table-cell table:style-name="ce11" table:formula="of:=[.H188]/([.D188]/60)" office:value-type="currency" office:currency="GBP" office:value="4.86835151515152" calcext:value-type="currency">
            <text:p>£4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16" calcext:value-type="date">
            <text:p>16 August 2018</text:p>
          </table:table-cell>
          <table:table-cell table:style-name="ce8" office:value-type="float" office:value="7.97" calcext:value-type="float">
            <text:p>7.97</text:p>
          </table:table-cell>
          <table:table-cell table:style-name="ce8" table:formula="of:=0.219969248*[.B189]" office:value-type="float" office:value="1.75315490656" calcext:value-type="float">
            <text:p>1.75</text:p>
          </table:table-cell>
          <table:table-cell table:style-name="ce8" office:value-type="float" office:value="126.2" calcext:value-type="float">
            <text:p>126.20</text:p>
          </table:table-cell>
          <table:table-cell table:style-name="ce9" table:formula="of:=[.D189]/[.C189]" office:value-type="float" office:value="71.9845117666337" calcext:value-type="float">
            <text:p>72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89]" office:value-type="currency" office:currency="GBP" office:value="5.7599087" calcext:value-type="currency">
            <text:p>£5.76</text:p>
          </table:table-cell>
          <table:table-cell table:style-name="ce11" table:formula="of:=[.F189]*[.B189]" office:value-type="currency" office:currency="GBP" office:value="10.09799" calcext:value-type="currency">
            <text:p>£10.10</text:p>
          </table:table-cell>
          <table:table-cell table:style-name="ce11" table:formula="of:=[.H189]/([.D189]/100)" office:value-type="currency" office:currency="GBP" office:value="8.00157686212361" calcext:value-type="currency">
            <text:p>£8.00</text:p>
          </table:table-cell>
          <table:table-cell table:style-name="ce11" table:formula="of:=[.H189]/([.D189]/60)" office:value-type="currency" office:currency="GBP" office:value="4.80094611727417" calcext:value-type="currency">
            <text:p>£4.8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0" calcext:value-type="date">
            <text:p>20 August 2018</text:p>
          </table:table-cell>
          <table:table-cell table:style-name="ce8" office:value-type="float" office:value="17.55" calcext:value-type="float">
            <text:p>17.55</text:p>
          </table:table-cell>
          <table:table-cell table:style-name="ce8" table:formula="of:=0.219969248*[.B190]" office:value-type="float" office:value="3.8604603024" calcext:value-type="float">
            <text:p>3.86</text:p>
          </table:table-cell>
          <table:table-cell table:style-name="ce8" office:value-type="float" office:value="250.2" calcext:value-type="float">
            <text:p>250.20</text:p>
          </table:table-cell>
          <table:table-cell table:style-name="ce9" table:formula="of:=[.D190]/[.C190]" office:value-type="float" office:value="64.8109241906862" calcext:value-type="float">
            <text:p>65</text:p>
          </table:table-cell>
          <table:table-cell table:style-name="ce10" office:value-type="currency" office:currency="GBP" office:value="1.279" calcext:value-type="currency">
            <text:p>£1.279</text:p>
          </table:table-cell>
          <table:table-cell table:style-name="ce11" table:formula="of:=4.5461*[.F190]" office:value-type="currency" office:currency="GBP" office:value="5.8144619" calcext:value-type="currency">
            <text:p>£5.81</text:p>
          </table:table-cell>
          <table:table-cell table:style-name="ce11" table:formula="of:=[.F190]*[.B190]" office:value-type="currency" office:currency="GBP" office:value="22.44645" calcext:value-type="currency">
            <text:p>£22.45</text:p>
          </table:table-cell>
          <table:table-cell table:style-name="ce11" table:formula="of:=[.H190]/([.D190]/100)" office:value-type="currency" office:currency="GBP" office:value="8.97140287769784" calcext:value-type="currency">
            <text:p>£8.97</text:p>
          </table:table-cell>
          <table:table-cell table:style-name="ce11" table:formula="of:=[.H190]/([.D190]/60)" office:value-type="currency" office:currency="GBP" office:value="5.38284172661871" calcext:value-type="currency">
            <text:p>£5.38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8-26" calcext:value-type="date">
            <text:p>26 August 2018</text:p>
          </table:table-cell>
          <table:table-cell table:style-name="ce8" office:value-type="float" office:value="30.71" calcext:value-type="float">
            <text:p>30.71</text:p>
          </table:table-cell>
          <table:table-cell table:style-name="ce8" table:formula="of:=0.219969248*[.B191]" office:value-type="float" office:value="6.75525560608" calcext:value-type="float">
            <text:p>6.76</text:p>
          </table:table-cell>
          <table:table-cell table:style-name="ce8" office:value-type="float" office:value="385.1" calcext:value-type="float">
            <text:p>385.10</text:p>
          </table:table-cell>
          <table:table-cell table:style-name="ce9" table:formula="of:=[.D191]/[.C191]" office:value-type="float" office:value="57.0074653656917" calcext:value-type="float">
            <text:p>57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191]" office:value-type="currency" office:currency="GBP" office:value="5.6326179" calcext:value-type="currency">
            <text:p>£5.63</text:p>
          </table:table-cell>
          <table:table-cell table:style-name="ce11" table:formula="of:=[.F191]*[.B191]" office:value-type="currency" office:currency="GBP" office:value="38.04969" calcext:value-type="currency">
            <text:p>£38.05</text:p>
          </table:table-cell>
          <table:table-cell table:style-name="ce11" table:formula="of:=[.H191]/([.D191]/100)" office:value-type="currency" office:currency="GBP" office:value="9.88047000779019" calcext:value-type="currency">
            <text:p>£9.88</text:p>
          </table:table-cell>
          <table:table-cell table:style-name="ce11" table:formula="of:=[.H191]/([.D191]/60)" office:value-type="currency" office:currency="GBP" office:value="5.92828200467411" calcext:value-type="currency">
            <text:p>£5.93</text:p>
          </table:table-cell>
          <table:table-cell table:style-name="ce11" office:value-type="string" calcext:value-type="string">
            <text:p>Kayak + bik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03" calcext:value-type="date">
            <text:p>03 September 2018</text:p>
          </table:table-cell>
          <table:table-cell table:style-name="ce8" office:value-type="float" office:value="28.98" calcext:value-type="float">
            <text:p>28.98</text:p>
          </table:table-cell>
          <table:table-cell table:style-name="ce8" table:formula="of:=0.219969248*[.B192]" office:value-type="float" office:value="6.37470880704" calcext:value-type="float">
            <text:p>6.37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2]/[.C192]" office:value-type="float" office:value="57.383013259527" calcext:value-type="float">
            <text:p>57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2]" office:value-type="currency" office:currency="GBP" office:value="5.8053697" calcext:value-type="currency">
            <text:p>£5.81</text:p>
          </table:table-cell>
          <table:table-cell table:style-name="ce11" table:formula="of:=[.F192]*[.B192]" office:value-type="currency" office:currency="GBP" office:value="37.00746" calcext:value-type="currency">
            <text:p>£37.01</text:p>
          </table:table-cell>
          <table:table-cell table:style-name="ce11" table:formula="of:=[.H192]/([.D192]/100)" office:value-type="currency" office:currency="GBP" office:value="10.1168562055768" calcext:value-type="currency">
            <text:p>£10.12</text:p>
          </table:table-cell>
          <table:table-cell table:style-name="ce11" table:formula="of:=[.H192]/([.D192]/60)" office:value-type="currency" office:currency="GBP" office:value="6.07011372334609" calcext:value-type="currency">
            <text:p>£6.07</text:p>
          </table:table-cell>
          <table:table-cell table:style-name="ce11" office:value-type="string" calcext:value-type="string">
            <text:p>Top Box O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8-09-16" calcext:value-type="date">
            <text:p>16 September 2018</text:p>
          </table:table-cell>
          <table:table-cell table:style-name="ce8" office:value-type="float" office:value="33.37" calcext:value-type="float">
            <text:p>33.37</text:p>
          </table:table-cell>
          <table:table-cell table:style-name="ce8" table:formula="of:=0.219969248*[.B193]" office:value-type="float" office:value="7.34037380576" calcext:value-type="float">
            <text:p>7.34</text:p>
          </table:table-cell>
          <table:table-cell table:style-name="ce8" office:value-type="float" office:value="504.5" calcext:value-type="float">
            <text:p>504.50</text:p>
          </table:table-cell>
          <table:table-cell table:style-name="ce9" table:formula="of:=[.D193]/[.C193]" office:value-type="float" office:value="68.7294698267435" calcext:value-type="float">
            <text:p>69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3]" office:value-type="currency" office:currency="GBP" office:value="5.8508307" calcext:value-type="currency">
            <text:p>£5.85</text:p>
          </table:table-cell>
          <table:table-cell table:style-name="ce11" table:formula="of:=[.F193]*[.B193]" office:value-type="currency" office:currency="GBP" office:value="42.94719" calcext:value-type="currency">
            <text:p>£42.95</text:p>
          </table:table-cell>
          <table:table-cell table:style-name="ce11" table:formula="of:=[.H193]/([.D193]/100)" office:value-type="currency" office:currency="GBP" office:value="8.51282259663033" calcext:value-type="currency">
            <text:p>£8.51</text:p>
          </table:table-cell>
          <table:table-cell table:style-name="ce11" table:formula="of:=[.H193]/([.D193]/60)" office:value-type="currency" office:currency="GBP" office:value="5.107693557978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3" calcext:value-type="date">
            <text:p>23 September 2018</text:p>
          </table:table-cell>
          <table:table-cell table:style-name="ce8" table:formula="of:=30.39+3.76" office:value-type="float" office:value="34.15" calcext:value-type="float">
            <text:p>34.15</text:p>
          </table:table-cell>
          <table:table-cell table:style-name="ce8" table:formula="of:=0.219969248*[.B194]" office:value-type="float" office:value="7.5119498192" calcext:value-type="float">
            <text:p>7.51</text:p>
          </table:table-cell>
          <table:table-cell table:style-name="ce8" office:value-type="float" office:value="550.5" calcext:value-type="float">
            <text:p>550.50</text:p>
          </table:table-cell>
          <table:table-cell table:style-name="ce9" table:formula="of:=[.D194]/[.C194]" office:value-type="float" office:value="73.2832371421015" calcext:value-type="float">
            <text:p>73</text:p>
          </table:table-cell>
          <table:table-cell table:style-name="ce10" office:value-type="currency" office:currency="GBP" office:value="1.287" calcext:value-type="currency">
            <text:p>£1.287</text:p>
          </table:table-cell>
          <table:table-cell table:style-name="ce11" table:formula="of:=4.5461*[.F194]" office:value-type="currency" office:currency="GBP" office:value="5.8508307" calcext:value-type="currency">
            <text:p>£5.85</text:p>
          </table:table-cell>
          <table:table-cell table:style-name="ce11" table:formula="of:=[.F194]*[.B194]" office:value-type="currency" office:currency="GBP" office:value="43.95105" calcext:value-type="currency">
            <text:p>£43.95</text:p>
          </table:table-cell>
          <table:table-cell table:style-name="ce11" table:formula="of:=[.H194]/([.D194]/100)" office:value-type="currency" office:currency="GBP" office:value="7.98384196185286" calcext:value-type="currency">
            <text:p>£7.98</text:p>
          </table:table-cell>
          <table:table-cell table:style-name="ce11" table:formula="of:=[.H194]/([.D194]/60)" office:value-type="currency" office:currency="GBP" office:value="4.79030517711172" calcext:value-type="currency">
            <text:p>£4.7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09-28" calcext:value-type="date">
            <text:p>28 September 2018</text:p>
          </table:table-cell>
          <table:table-cell table:style-name="ce8" office:value-type="float" office:value="8.68" calcext:value-type="float">
            <text:p>8.68</text:p>
          </table:table-cell>
          <table:table-cell table:style-name="ce8" table:formula="of:=0.219969248*[.B195]" office:value-type="float" office:value="1.90933307264" calcext:value-type="float">
            <text:p>1.91</text:p>
          </table:table-cell>
          <table:table-cell table:style-name="ce8" office:value-type="float" office:value="127.2" calcext:value-type="float">
            <text:p>127.20</text:p>
          </table:table-cell>
          <table:table-cell table:style-name="ce9" table:formula="of:=[.D195]/[.C195]" office:value-type="float" office:value="66.6201208279092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5]" office:value-type="currency" office:currency="GBP" office:value="5.7599087" calcext:value-type="currency">
            <text:p>£5.76</text:p>
          </table:table-cell>
          <table:table-cell table:style-name="ce11" table:formula="of:=[.F195]*[.B195]" office:value-type="currency" office:currency="GBP" office:value="10.99756" calcext:value-type="currency">
            <text:p>£11.00</text:p>
          </table:table-cell>
          <table:table-cell table:style-name="ce11" table:formula="of:=[.H195]/([.D195]/100)" office:value-type="currency" office:currency="GBP" office:value="8.64588050314465" calcext:value-type="currency">
            <text:p>£8.65</text:p>
          </table:table-cell>
          <table:table-cell table:style-name="ce11" table:formula="of:=[.H195]/([.D195]/60)" office:value-type="currency" office:currency="GBP" office:value="5.18752830188679" calcext:value-type="currency">
            <text:p>£5.1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05" calcext:value-type="date">
            <text:p>05 October 2018</text:p>
          </table:table-cell>
          <table:table-cell table:style-name="ce8" office:value-type="float" office:value="8.61" calcext:value-type="float">
            <text:p>8.61</text:p>
          </table:table-cell>
          <table:table-cell table:style-name="ce8" table:formula="of:=0.219969248*[.B196]" office:value-type="float" office:value="1.89393522528" calcext:value-type="float">
            <text:p>1.89</text:p>
          </table:table-cell>
          <table:table-cell table:style-name="ce8" office:value-type="float" office:value="127" calcext:value-type="float">
            <text:p>127.00</text:p>
          </table:table-cell>
          <table:table-cell table:style-name="ce9" table:formula="of:=[.D196]/[.C196]" office:value-type="float" office:value="67.0561475940785" calcext:value-type="float">
            <text:p>67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196]" office:value-type="currency" office:currency="GBP" office:value="5.7599087" calcext:value-type="currency">
            <text:p>£5.76</text:p>
          </table:table-cell>
          <table:table-cell table:style-name="ce11" table:formula="of:=[.F196]*[.B196]" office:value-type="currency" office:currency="GBP" office:value="10.90887" calcext:value-type="currency">
            <text:p>£10.91</text:p>
          </table:table-cell>
          <table:table-cell table:style-name="ce11" table:formula="of:=[.H196]/([.D196]/100)" office:value-type="currency" office:currency="GBP" office:value="8.58966141732283" calcext:value-type="currency">
            <text:p>£8.59</text:p>
          </table:table-cell>
          <table:table-cell table:style-name="ce11" table:formula="of:=[.H196]/([.D196]/60)" office:value-type="currency" office:currency="GBP" office:value="5.1537968503937" calcext:value-type="currency">
            <text:p>£5.1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12" calcext:value-type="date">
            <text:p>12 October 2018</text:p>
          </table:table-cell>
          <table:table-cell table:style-name="ce8" office:value-type="float" office:value="23.13" calcext:value-type="float">
            <text:p>23.13</text:p>
          </table:table-cell>
          <table:table-cell table:style-name="ce8" table:formula="of:=0.219969248*[.B197]" office:value-type="float" office:value="5.08788870624" calcext:value-type="float">
            <text:p>5.09</text:p>
          </table:table-cell>
          <table:table-cell table:style-name="ce8" office:value-type="float" office:value="315.3" calcext:value-type="float">
            <text:p>315.30</text:p>
          </table:table-cell>
          <table:table-cell table:style-name="ce9" table:formula="of:=[.D197]/[.C197]" office:value-type="float" office:value="61.9706951555962" calcext:value-type="float">
            <text:p>62</text:p>
          </table:table-cell>
          <table:table-cell table:style-name="ce10" office:value-type="currency" office:currency="GBP" office:value="1.277" calcext:value-type="currency">
            <text:p>£1.277</text:p>
          </table:table-cell>
          <table:table-cell table:style-name="ce11" table:formula="of:=4.5461*[.F197]" office:value-type="currency" office:currency="GBP" office:value="5.8053697" calcext:value-type="currency">
            <text:p>£5.81</text:p>
          </table:table-cell>
          <table:table-cell table:style-name="ce11" table:formula="of:=[.F197]*[.B197]" office:value-type="currency" office:currency="GBP" office:value="29.53701" calcext:value-type="currency">
            <text:p>£29.54</text:p>
          </table:table-cell>
          <table:table-cell table:style-name="ce11" table:formula="of:=[.H197]/([.D197]/100)" office:value-type="currency" office:currency="GBP" office:value="9.36790675547098" calcext:value-type="currency">
            <text:p>£9.37</text:p>
          </table:table-cell>
          <table:table-cell table:style-name="ce11" table:formula="of:=[.H197]/([.D197]/60)" office:value-type="currency" office:currency="GBP" office:value="5.62074405328259" calcext:value-type="currency">
            <text:p>£5.62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0-26" calcext:value-type="date">
            <text:p>26 October 2018</text:p>
          </table:table-cell>
          <table:table-cell table:style-name="ce8" office:value-type="float" office:value="21.6" calcext:value-type="float">
            <text:p>21.60</text:p>
          </table:table-cell>
          <table:table-cell table:style-name="ce8" table:formula="of:=0.219969248*[.B198]" office:value-type="float" office:value="4.7513357568" calcext:value-type="float">
            <text:p>4.75</text:p>
          </table:table-cell>
          <table:table-cell table:style-name="ce8" office:value-type="float" office:value="302.5" calcext:value-type="float">
            <text:p>302.50</text:p>
          </table:table-cell>
          <table:table-cell table:style-name="ce9" table:formula="of:=[.D198]/[.C198]" office:value-type="float" office:value="63.6663067995288" calcext:value-type="float">
            <text:p>64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8]" office:value-type="currency" office:currency="GBP" office:value="5.6689867" calcext:value-type="currency">
            <text:p>£5.67</text:p>
          </table:table-cell>
          <table:table-cell table:style-name="ce11" table:formula="of:=[.F198]*[.B198]" office:value-type="currency" office:currency="GBP" office:value="26.9352" calcext:value-type="currency">
            <text:p>£26.94</text:p>
          </table:table-cell>
          <table:table-cell table:style-name="ce11" table:formula="of:=[.H198]/([.D198]/100)" office:value-type="currency" office:currency="GBP" office:value="8.90419834710744" calcext:value-type="currency">
            <text:p>£8.90</text:p>
          </table:table-cell>
          <table:table-cell table:style-name="ce11" table:formula="of:=[.H198]/([.D198]/60)" office:value-type="currency" office:currency="GBP" office:value="5.34251900826446" calcext:value-type="currency">
            <text:p>£5.3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03" calcext:value-type="date">
            <text:p>03 November 2018</text:p>
          </table:table-cell>
          <table:table-cell table:style-name="ce8" office:value-type="float" office:value="27.22" calcext:value-type="float">
            <text:p>27.22</text:p>
          </table:table-cell>
          <table:table-cell table:style-name="ce8" table:formula="of:=0.219969248*[.B199]" office:value-type="float" office:value="5.98756293056" calcext:value-type="float">
            <text:p>5.99</text:p>
          </table:table-cell>
          <table:table-cell table:style-name="ce8" office:value-type="float" office:value="365.8" calcext:value-type="float">
            <text:p>365.80</text:p>
          </table:table-cell>
          <table:table-cell table:style-name="ce9" table:formula="of:=[.D199]/[.C199]" office:value-type="float" office:value="61.0933036098859" calcext:value-type="float">
            <text:p>61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199]" office:value-type="currency" office:currency="GBP" office:value="5.6689867" calcext:value-type="currency">
            <text:p>£5.67</text:p>
          </table:table-cell>
          <table:table-cell table:style-name="ce11" table:formula="of:=[.F199]*[.B199]" office:value-type="currency" office:currency="GBP" office:value="33.94334" calcext:value-type="currency">
            <text:p>£33.94</text:p>
          </table:table-cell>
          <table:table-cell table:style-name="ce11" table:formula="of:=[.H199]/([.D199]/100)" office:value-type="currency" office:currency="GBP" office:value="9.2792072170585" calcext:value-type="currency">
            <text:p>£9.28</text:p>
          </table:table-cell>
          <table:table-cell table:style-name="ce11" table:formula="of:=[.H199]/([.D199]/60)" office:value-type="currency" office:currency="GBP" office:value="5.5675243302351" calcext:value-type="currency">
            <text:p>£5.5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16" calcext:value-type="date">
            <text:p>16 November 2018</text:p>
          </table:table-cell>
          <table:table-cell table:style-name="ce8" office:value-type="float" office:value="22.57" calcext:value-type="float">
            <text:p>22.57</text:p>
          </table:table-cell>
          <table:table-cell table:style-name="ce8" table:formula="of:=0.219969248*[.B200]" office:value-type="float" office:value="4.96470592736" calcext:value-type="float">
            <text:p>4.96</text:p>
          </table:table-cell>
          <table:table-cell table:style-name="ce8" office:value-type="float" office:value="285.9" calcext:value-type="float">
            <text:p>285.90</text:p>
          </table:table-cell>
          <table:table-cell table:style-name="ce9" table:formula="of:=[.D200]/[.C200]" office:value-type="float" office:value="57.5864923689505" calcext:value-type="float">
            <text:p>58</text:p>
          </table:table-cell>
          <table:table-cell table:style-name="ce10" office:value-type="currency" office:currency="GBP" office:value="1.239" calcext:value-type="currency">
            <text:p>£1.239</text:p>
          </table:table-cell>
          <table:table-cell table:style-name="ce11" table:formula="of:=4.5461*[.F200]" office:value-type="currency" office:currency="GBP" office:value="5.6326179" calcext:value-type="currency">
            <text:p>£5.63</text:p>
          </table:table-cell>
          <table:table-cell table:style-name="ce11" table:formula="of:=[.F200]*[.B200]" office:value-type="currency" office:currency="GBP" office:value="27.96423" calcext:value-type="currency">
            <text:p>£27.96</text:p>
          </table:table-cell>
          <table:table-cell table:style-name="ce11" table:formula="of:=[.H200]/([.D200]/100)" office:value-type="currency" office:currency="GBP" office:value="9.78112277019937" calcext:value-type="currency">
            <text:p>£9.78</text:p>
          </table:table-cell>
          <table:table-cell table:style-name="ce11" table:formula="of:=[.H200]/([.D200]/60)" office:value-type="currency" office:currency="GBP" office:value="5.86867366211962" calcext:value-type="currency">
            <text:p>£5.8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1-22" calcext:value-type="date">
            <text:p>22 November 2018</text:p>
          </table:table-cell>
          <table:table-cell table:style-name="ce8" office:value-type="float" office:value="16.59" calcext:value-type="float">
            <text:p>16.59</text:p>
          </table:table-cell>
          <table:table-cell table:style-name="ce8" table:formula="of:=0.219969248*[.B201]" office:value-type="float" office:value="3.64928982432" calcext:value-type="float">
            <text:p>3.65</text:p>
          </table:table-cell>
          <table:table-cell table:style-name="ce8" office:value-type="float" office:value="234.5" calcext:value-type="float">
            <text:p>234.50</text:p>
          </table:table-cell>
          <table:table-cell table:style-name="ce9" table:formula="of:=[.D201]/[.C201]" office:value-type="float" office:value="64.2590781464435" calcext:value-type="float">
            <text:p>64</text:p>
          </table:table-cell>
          <table:table-cell table:style-name="ce10" office:value-type="currency" office:currency="GBP" office:value="1.187" calcext:value-type="currency">
            <text:p>£1.187</text:p>
          </table:table-cell>
          <table:table-cell table:style-name="ce11" table:formula="of:=4.5461*[.F201]" office:value-type="currency" office:currency="GBP" office:value="5.3962207" calcext:value-type="currency">
            <text:p>£5.40</text:p>
          </table:table-cell>
          <table:table-cell table:style-name="ce11" table:formula="of:=[.F201]*[.B201]" office:value-type="currency" office:currency="GBP" office:value="19.69233" calcext:value-type="currency">
            <text:p>£19.69</text:p>
          </table:table-cell>
          <table:table-cell table:style-name="ce11" table:formula="of:=[.H201]/([.D201]/100)" office:value-type="currency" office:currency="GBP" office:value="8.39758208955224" calcext:value-type="currency">
            <text:p>£8.40</text:p>
          </table:table-cell>
          <table:table-cell table:style-name="ce11" table:formula="of:=[.H201]/([.D201]/60)" office:value-type="currency" office:currency="GBP" office:value="5.03854925373134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03" calcext:value-type="date">
            <text:p>03 December 2018</text:p>
          </table:table-cell>
          <table:table-cell table:style-name="ce8" office:value-type="float" office:value="16.62" calcext:value-type="float">
            <text:p>16.62</text:p>
          </table:table-cell>
          <table:table-cell table:style-name="ce8" table:formula="of:=0.219969248*[.B202]" office:value-type="float" office:value="3.65588890176" calcext:value-type="float">
            <text:p>3.66</text:p>
          </table:table-cell>
          <table:table-cell table:style-name="ce8" office:value-type="float" office:value="220.1" calcext:value-type="float">
            <text:p>220.10</text:p>
          </table:table-cell>
          <table:table-cell table:style-name="ce9" table:formula="of:=[.D202]/[.C202]" office:value-type="float" office:value="60.2042364837839" calcext:value-type="float">
            <text:p>60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02]" office:value-type="currency" office:currency="GBP" office:value="5.3052987" calcext:value-type="currency">
            <text:p>£5.31</text:p>
          </table:table-cell>
          <table:table-cell table:style-name="ce11" table:formula="of:=[.F202]*[.B202]" office:value-type="currency" office:currency="GBP" office:value="19.39554" calcext:value-type="currency">
            <text:p>£19.40</text:p>
          </table:table-cell>
          <table:table-cell table:style-name="ce11" table:formula="of:=[.H202]/([.D202]/100)" office:value-type="currency" office:currency="GBP" office:value="8.81214902317129" calcext:value-type="currency">
            <text:p>£8.81</text:p>
          </table:table-cell>
          <table:table-cell table:style-name="ce11" table:formula="of:=[.H202]/([.D202]/60)" office:value-type="currency" office:currency="GBP" office:value="5.28728941390277" calcext:value-type="currency">
            <text:p>£5.29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0" calcext:value-type="date">
            <text:p>10 December 2018</text:p>
          </table:table-cell>
          <table:table-cell table:style-name="ce8" office:value-type="float" office:value="13.62" calcext:value-type="float">
            <text:p>13.62</text:p>
          </table:table-cell>
          <table:table-cell table:style-name="ce8" table:formula="of:=0.219969248*[.B203]" office:value-type="float" office:value="2.99598115776" calcext:value-type="float">
            <text:p>3.00</text:p>
          </table:table-cell>
          <table:table-cell table:style-name="ce8" office:value-type="float" office:value="189.5" calcext:value-type="float">
            <text:p>189.50</text:p>
          </table:table-cell>
          <table:table-cell table:style-name="ce9" table:formula="of:=[.D203]/[.C203]" office:value-type="float" office:value="63.251399131523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3]" office:value-type="currency" office:currency="GBP" office:value="5.2143767" calcext:value-type="currency">
            <text:p>£5.21</text:p>
          </table:table-cell>
          <table:table-cell table:style-name="ce11" table:formula="of:=[.F203]*[.B203]" office:value-type="currency" office:currency="GBP" office:value="15.62214" calcext:value-type="currency">
            <text:p>£15.62</text:p>
          </table:table-cell>
          <table:table-cell table:style-name="ce11" table:formula="of:=[.H203]/([.D203]/100)" office:value-type="currency" office:currency="GBP" office:value="8.24387335092348" calcext:value-type="currency">
            <text:p>£8.24</text:p>
          </table:table-cell>
          <table:table-cell table:style-name="ce11" table:formula="of:=[.H203]/([.D203]/60)" office:value-type="currency" office:currency="GBP" office:value="4.94632401055409" calcext:value-type="currency">
            <text:p>£4.9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8-12-14" calcext:value-type="date">
            <text:p>14 December 2018</text:p>
          </table:table-cell>
          <table:table-cell table:style-name="ce8" office:value-type="float" office:value="13.53" calcext:value-type="float">
            <text:p>13.53</text:p>
          </table:table-cell>
          <table:table-cell table:style-name="ce8" table:formula="of:=0.219969248*[.B204]" office:value-type="float" office:value="2.97618392544" calcext:value-type="float">
            <text:p>2.98</text:p>
          </table:table-cell>
          <table:table-cell table:style-name="ce8" office:value-type="float" office:value="186.3" calcext:value-type="float">
            <text:p>186.30</text:p>
          </table:table-cell>
          <table:table-cell table:style-name="ce9" table:formula="of:=[.D204]/[.C204]" office:value-type="float" office:value="62.5969377791251" calcext:value-type="float">
            <text:p>63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4]" office:value-type="currency" office:currency="GBP" office:value="5.2143767" calcext:value-type="currency">
            <text:p>£5.21</text:p>
          </table:table-cell>
          <table:table-cell table:style-name="ce11" table:formula="of:=[.F204]*[.B204]" office:value-type="currency" office:currency="GBP" office:value="15.51891" calcext:value-type="currency">
            <text:p>£15.52</text:p>
          </table:table-cell>
          <table:table-cell table:style-name="ce11" table:formula="of:=[.H204]/([.D204]/100)" office:value-type="currency" office:currency="GBP" office:value="8.33006441223832" calcext:value-type="currency">
            <text:p>£8.33</text:p>
          </table:table-cell>
          <table:table-cell table:style-name="ce11" table:formula="of:=[.H204]/([.D204]/60)" office:value-type="currency" office:currency="GBP" office:value="4.998038647343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01" calcext:value-type="date">
            <text:p>01 January 2019</text:p>
          </table:table-cell>
          <table:table-cell table:style-name="ce8" office:value-type="float" office:value="15.71" calcext:value-type="float">
            <text:p>15.71</text:p>
          </table:table-cell>
          <table:table-cell table:style-name="ce8" table:formula="of:=0.219969248*[.B205]" office:value-type="float" office:value="3.45571688608" calcext:value-type="float">
            <text:p>3.46</text:p>
          </table:table-cell>
          <table:table-cell table:style-name="ce8" office:value-type="float" office:value="200.2" calcext:value-type="float">
            <text:p>200.20</text:p>
          </table:table-cell>
          <table:table-cell table:style-name="ce9" table:formula="of:=[.D205]/[.C205]" office:value-type="float" office:value="57.9329865841809" calcext:value-type="float">
            <text:p>58</text:p>
          </table:table-cell>
          <table:table-cell table:style-name="ce10" office:value-type="currency" office:currency="GBP" office:value="1.147" calcext:value-type="currency">
            <text:p>£1.147</text:p>
          </table:table-cell>
          <table:table-cell table:style-name="ce11" table:formula="of:=4.5461*[.F205]" office:value-type="currency" office:currency="GBP" office:value="5.2143767" calcext:value-type="currency">
            <text:p>£5.21</text:p>
          </table:table-cell>
          <table:table-cell table:style-name="ce11" table:formula="of:=[.F205]*[.B205]" office:value-type="currency" office:currency="GBP" office:value="18.01937" calcext:value-type="currency">
            <text:p>£18.02</text:p>
          </table:table-cell>
          <table:table-cell table:style-name="ce11" table:formula="of:=[.H205]/([.D205]/100)" office:value-type="currency" office:currency="GBP" office:value="9.00068431568432" calcext:value-type="currency">
            <text:p>£9.00</text:p>
          </table:table-cell>
          <table:table-cell table:style-name="ce11" table:formula="of:=[.H205]/([.D205]/60)" office:value-type="currency" office:currency="GBP" office:value="5.40041058941059" calcext:value-type="currency">
            <text:p>£5.4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18" calcext:value-type="date">
            <text:p>18 January 2019</text:p>
          </table:table-cell>
          <table:table-cell table:style-name="ce8" office:value-type="float" office:value="27.27" calcext:value-type="float">
            <text:p>27.27</text:p>
          </table:table-cell>
          <table:table-cell table:style-name="ce8" table:formula="of:=0.219969248*[.B206]" office:value-type="float" office:value="5.99856139296" calcext:value-type="float">
            <text:p>6.00</text:p>
          </table:table-cell>
          <table:table-cell table:style-name="ce8" office:value-type="float" office:value="374.7" calcext:value-type="float">
            <text:p>374.70</text:p>
          </table:table-cell>
          <table:table-cell table:style-name="ce9" table:formula="of:=[.D206]/[.C206]" office:value-type="float" office:value="62.4649770926331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6]" office:value-type="currency" office:currency="GBP" office:value="5.1689157" calcext:value-type="currency">
            <text:p>£5.17</text:p>
          </table:table-cell>
          <table:table-cell table:style-name="ce11" table:formula="of:=[.F206]*[.B206]" office:value-type="currency" office:currency="GBP" office:value="31.00599" calcext:value-type="currency">
            <text:p>£31.01</text:p>
          </table:table-cell>
          <table:table-cell table:style-name="ce11" table:formula="of:=[.H206]/([.D206]/100)" office:value-type="currency" office:currency="GBP" office:value="8.2748839071257" calcext:value-type="currency">
            <text:p>£8.27</text:p>
          </table:table-cell>
          <table:table-cell table:style-name="ce11" table:formula="of:=[.H206]/([.D206]/60)" office:value-type="currency" office:currency="GBP" office:value="4.96493034427542" calcext:value-type="currency">
            <text:p>£4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1-25" calcext:value-type="date">
            <text:p>25 January 2019</text:p>
          </table:table-cell>
          <table:table-cell table:style-name="ce8" office:value-type="float" office:value="31.56" calcext:value-type="float">
            <text:p>31.56</text:p>
          </table:table-cell>
          <table:table-cell table:style-name="ce8" table:formula="of:=0.219969248*[.B207]" office:value-type="float" office:value="6.94222946688" calcext:value-type="float">
            <text:p>6.94</text:p>
          </table:table-cell>
          <table:table-cell table:style-name="ce8" office:value-type="float" office:value="421.3" calcext:value-type="float">
            <text:p>421.30</text:p>
          </table:table-cell>
          <table:table-cell table:style-name="ce9" table:formula="of:=[.D207]/[.C207]" office:value-type="float" office:value="60.6865563879642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7]" office:value-type="currency" office:currency="GBP" office:value="5.1689157" calcext:value-type="currency">
            <text:p>£5.17</text:p>
          </table:table-cell>
          <table:table-cell table:style-name="ce11" table:formula="of:=[.F207]*[.B207]" office:value-type="currency" office:currency="GBP" office:value="35.88372" calcext:value-type="currency">
            <text:p>£35.88</text:p>
          </table:table-cell>
          <table:table-cell table:style-name="ce11" table:formula="of:=[.H207]/([.D207]/100)" office:value-type="currency" office:currency="GBP" office:value="8.51737953952053" calcext:value-type="currency">
            <text:p>£8.52</text:p>
          </table:table-cell>
          <table:table-cell table:style-name="ce11" table:formula="of:=[.H207]/([.D207]/60)" office:value-type="currency" office:currency="GBP" office:value="5.11042772371232" calcext:value-type="currency">
            <text:p>£5.1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3" calcext:value-type="date">
            <text:p>03 February 2019</text:p>
          </table:table-cell>
          <table:table-cell table:style-name="ce8" office:value-type="float" office:value="9.15" calcext:value-type="float">
            <text:p>9.15</text:p>
          </table:table-cell>
          <table:table-cell table:style-name="ce8" table:formula="of:=0.219969248*[.B208]" office:value-type="float" office:value="2.0127186192" calcext:value-type="float">
            <text:p>2.01</text:p>
          </table:table-cell>
          <table:table-cell table:style-name="ce8" office:value-type="float" office:value="123.2" calcext:value-type="float">
            <text:p>123.20</text:p>
          </table:table-cell>
          <table:table-cell table:style-name="ce9" table:formula="of:=[.D208]/[.C208]" office:value-type="float" office:value="61.2107419411505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8]" office:value-type="currency" office:currency="GBP" office:value="5.1689157" calcext:value-type="currency">
            <text:p>£5.17</text:p>
          </table:table-cell>
          <table:table-cell table:style-name="ce11" table:formula="of:=[.F208]*[.B208]" office:value-type="currency" office:currency="GBP" office:value="10.40355" calcext:value-type="currency">
            <text:p>£10.40</text:p>
          </table:table-cell>
          <table:table-cell table:style-name="ce11" table:formula="of:=[.H208]/([.D208]/100)" office:value-type="currency" office:currency="GBP" office:value="8.44443993506494" calcext:value-type="currency">
            <text:p>£8.44</text:p>
          </table:table-cell>
          <table:table-cell table:style-name="ce11" table:formula="of:=[.H208]/([.D208]/60)" office:value-type="currency" office:currency="GBP" office:value="5.06666396103896" calcext:value-type="currency">
            <text:p>£5.0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08" calcext:value-type="date">
            <text:p>08 February 2019</text:p>
          </table:table-cell>
          <table:table-cell table:style-name="ce8" office:value-type="float" office:value="14.41" calcext:value-type="float">
            <text:p>14.41</text:p>
          </table:table-cell>
          <table:table-cell table:style-name="ce8" table:formula="of:=0.219969248*[.B209]" office:value-type="float" office:value="3.16975686368" calcext:value-type="float">
            <text:p>3.17</text:p>
          </table:table-cell>
          <table:table-cell table:style-name="ce8" office:value-type="float" office:value="191.8" calcext:value-type="float">
            <text:p>191.80</text:p>
          </table:table-cell>
          <table:table-cell table:style-name="ce9" table:formula="of:=[.D209]/[.C209]" office:value-type="float" office:value="60.5093728789424" calcext:value-type="float">
            <text:p>61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09]" office:value-type="currency" office:currency="GBP" office:value="5.1689157" calcext:value-type="currency">
            <text:p>£5.17</text:p>
          </table:table-cell>
          <table:table-cell table:style-name="ce11" table:formula="of:=[.F209]*[.B209]" office:value-type="currency" office:currency="GBP" office:value="16.38417" calcext:value-type="currency">
            <text:p>£16.38</text:p>
          </table:table-cell>
          <table:table-cell table:style-name="ce11" table:formula="of:=[.H209]/([.D209]/100)" office:value-type="currency" office:currency="GBP" office:value="8.54232012513034" calcext:value-type="currency">
            <text:p>£8.54</text:p>
          </table:table-cell>
          <table:table-cell table:style-name="ce11" table:formula="of:=[.H209]/([.D209]/60)" office:value-type="currency" office:currency="GBP" office:value="5.12539207507821" calcext:value-type="currency">
            <text:p>£5.1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2-17" calcext:value-type="date">
            <text:p>17 February 2019</text:p>
          </table:table-cell>
          <table:table-cell table:style-name="ce8" office:value-type="float" office:value="16.43" calcext:value-type="float">
            <text:p>16.43</text:p>
          </table:table-cell>
          <table:table-cell table:style-name="ce8" table:formula="of:=0.219969248*[.B210]" office:value-type="float" office:value="3.61409474464" calcext:value-type="float">
            <text:p>3.61</text:p>
          </table:table-cell>
          <table:table-cell table:style-name="ce8" office:value-type="float" office:value="222.8" calcext:value-type="float">
            <text:p>222.80</text:p>
          </table:table-cell>
          <table:table-cell table:style-name="ce9" table:formula="of:=[.D210]/[.C210]" office:value-type="float" office:value="61.6475260728653" calcext:value-type="float">
            <text:p>62</text:p>
          </table:table-cell>
          <table:table-cell table:style-name="ce10" office:value-type="currency" office:currency="GBP" office:value="1.137" calcext:value-type="currency">
            <text:p>£1.137</text:p>
          </table:table-cell>
          <table:table-cell table:style-name="ce11" table:formula="of:=4.5461*[.F210]" office:value-type="currency" office:currency="GBP" office:value="5.1689157" calcext:value-type="currency">
            <text:p>£5.17</text:p>
          </table:table-cell>
          <table:table-cell table:style-name="ce11" table:formula="of:=[.F210]*[.B210]" office:value-type="currency" office:currency="GBP" office:value="18.68091" calcext:value-type="currency">
            <text:p>£18.68</text:p>
          </table:table-cell>
          <table:table-cell table:style-name="ce11" table:formula="of:=[.H210]/([.D210]/100)" office:value-type="currency" office:currency="GBP" office:value="8.38460951526032" calcext:value-type="currency">
            <text:p>£8.38</text:p>
          </table:table-cell>
          <table:table-cell table:style-name="ce11" table:formula="of:=[.H210]/([.D210]/60)" office:value-type="currency" office:currency="GBP" office:value="5.03076570915619" calcext:value-type="currency">
            <text:p>£5.0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07" calcext:value-type="date">
            <text:p>07 March 2019</text:p>
          </table:table-cell>
          <table:table-cell table:style-name="ce8" office:value-type="float" office:value="28.39" calcext:value-type="float">
            <text:p>28.39</text:p>
          </table:table-cell>
          <table:table-cell table:style-name="ce8" table:formula="of:=0.219969248*[.B211]" office:value-type="float" office:value="6.24492695072" calcext:value-type="float">
            <text:p>6.24</text:p>
          </table:table-cell>
          <table:table-cell table:style-name="ce8" office:value-type="float" office:value="378.8" calcext:value-type="float">
            <text:p>378.80</text:p>
          </table:table-cell>
          <table:table-cell table:style-name="ce9" table:formula="of:=[.D211]/[.C211]" office:value-type="float" office:value="60.657234742566" calcext:value-type="float">
            <text:p>61</text:p>
          </table:table-cell>
          <table:table-cell table:style-name="ce10" office:value-type="currency" office:currency="GBP" office:value="1.157" calcext:value-type="currency">
            <text:p>£1.157</text:p>
          </table:table-cell>
          <table:table-cell table:style-name="ce11" table:formula="of:=4.5461*[.F211]" office:value-type="currency" office:currency="GBP" office:value="5.2598377" calcext:value-type="currency">
            <text:p>£5.26</text:p>
          </table:table-cell>
          <table:table-cell table:style-name="ce11" table:formula="of:=[.F211]*[.B211]" office:value-type="currency" office:currency="GBP" office:value="32.84723" calcext:value-type="currency">
            <text:p>£32.85</text:p>
          </table:table-cell>
          <table:table-cell table:style-name="ce11" table:formula="of:=[.H211]/([.D211]/100)" office:value-type="currency" office:currency="GBP" office:value="8.67139123548047" calcext:value-type="currency">
            <text:p>£8.67</text:p>
          </table:table-cell>
          <table:table-cell table:style-name="ce11" table:formula="of:=[.H211]/([.D211]/60)" office:value-type="currency" office:currency="GBP" office:value="5.20283474128828" calcext:value-type="currency">
            <text:p>£5.2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4" calcext:value-type="date">
            <text:p>14 March 2019</text:p>
          </table:table-cell>
          <table:table-cell table:style-name="ce8" office:value-type="float" office:value="15.51" calcext:value-type="float">
            <text:p>15.51</text:p>
          </table:table-cell>
          <table:table-cell table:style-name="ce8" table:formula="of:=0.219969248*[.B212]" office:value-type="float" office:value="3.41172303648" calcext:value-type="float">
            <text:p>3.41</text:p>
          </table:table-cell>
          <table:table-cell table:style-name="ce8" office:value-type="float" office:value="217.1" calcext:value-type="float">
            <text:p>217.10</text:p>
          </table:table-cell>
          <table:table-cell table:style-name="ce9" table:formula="of:=[.D212]/[.C212]" office:value-type="float" office:value="63.6335358054123" calcext:value-type="float">
            <text:p>64</text:p>
          </table:table-cell>
          <table:table-cell table:style-name="ce10" office:value-type="currency" office:currency="GBP" office:value="1.167" calcext:value-type="currency">
            <text:p>£1.167</text:p>
          </table:table-cell>
          <table:table-cell table:style-name="ce11" table:formula="of:=4.5461*[.F212]" office:value-type="currency" office:currency="GBP" office:value="5.3052987" calcext:value-type="currency">
            <text:p>£5.31</text:p>
          </table:table-cell>
          <table:table-cell table:style-name="ce11" table:formula="of:=[.F212]*[.B212]" office:value-type="currency" office:currency="GBP" office:value="18.10017" calcext:value-type="currency">
            <text:p>£18.10</text:p>
          </table:table-cell>
          <table:table-cell table:style-name="ce11" table:formula="of:=[.H212]/([.D212]/100)" office:value-type="currency" office:currency="GBP" office:value="8.33725011515431" calcext:value-type="currency">
            <text:p>£8.34</text:p>
          </table:table-cell>
          <table:table-cell table:style-name="ce11" table:formula="of:=[.H212]/([.D212]/60)" office:value-type="currency" office:currency="GBP" office:value="5.00235006909259" calcext:value-type="currency">
            <text:p>£5.00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19" calcext:value-type="date">
            <text:p>19 March 2019</text:p>
          </table:table-cell>
          <table:table-cell table:style-name="ce8" office:value-type="float" office:value="33.2" calcext:value-type="float">
            <text:p>33.20</text:p>
          </table:table-cell>
          <table:table-cell table:style-name="ce8" table:formula="of:=0.219969248*[.B213]" office:value-type="float" office:value="7.3029790336" calcext:value-type="float">
            <text:p>7.30</text:p>
          </table:table-cell>
          <table:table-cell table:style-name="ce8" office:value-type="float" office:value="452.9" calcext:value-type="float">
            <text:p>452.90</text:p>
          </table:table-cell>
          <table:table-cell table:style-name="ce9" table:formula="of:=[.D213]/[.C213]" office:value-type="float" office:value="62.0157880662493" calcext:value-type="float">
            <text:p>62</text:p>
          </table:table-cell>
          <table:table-cell table:style-name="ce10" office:value-type="currency" office:currency="GBP" office:value="1.169" calcext:value-type="currency">
            <text:p>£1.169</text:p>
          </table:table-cell>
          <table:table-cell table:style-name="ce11" table:formula="of:=4.5461*[.F213]" office:value-type="currency" office:currency="GBP" office:value="5.3143909" calcext:value-type="currency">
            <text:p>£5.31</text:p>
          </table:table-cell>
          <table:table-cell table:style-name="ce11" table:formula="of:=[.F213]*[.B213]" office:value-type="currency" office:currency="GBP" office:value="38.8108" calcext:value-type="currency">
            <text:p>£38.81</text:p>
          </table:table-cell>
          <table:table-cell table:style-name="ce11" table:formula="of:=[.H213]/([.D213]/100)" office:value-type="currency" office:currency="GBP" office:value="8.5693972179289" calcext:value-type="currency">
            <text:p>£8.57</text:p>
          </table:table-cell>
          <table:table-cell table:style-name="ce11" table:formula="of:=[.H213]/([.D213]/60)" office:value-type="currency" office:currency="GBP" office:value="5.14163833075734" calcext:value-type="currency">
            <text:p>£5.1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3-21" calcext:value-type="date">
            <text:p>21 March 2019</text:p>
          </table:table-cell>
          <table:table-cell table:style-name="ce8" office:value-type="float" office:value="25.94" calcext:value-type="float">
            <text:p>25.94</text:p>
          </table:table-cell>
          <table:table-cell table:style-name="ce8" table:formula="of:=0.219969248*[.B214]" office:value-type="float" office:value="5.70600229312" calcext:value-type="float">
            <text:p>5.71</text:p>
          </table:table-cell>
          <table:table-cell table:style-name="ce8" office:value-type="float" office:value="404.6" calcext:value-type="float">
            <text:p>404.60</text:p>
          </table:table-cell>
          <table:table-cell table:style-name="ce9" table:formula="of:=[.D214]/[.C214]" office:value-type="float" office:value="70.9077878373525" calcext:value-type="float">
            <text:p>71</text:p>
          </table:table-cell>
          <table:table-cell table:style-name="ce10" office:value-type="currency" office:currency="GBP" office:value="1.177" calcext:value-type="currency">
            <text:p>£1.177</text:p>
          </table:table-cell>
          <table:table-cell table:style-name="ce11" table:formula="of:=4.5461*[.F214]" office:value-type="currency" office:currency="GBP" office:value="5.3507597" calcext:value-type="currency">
            <text:p>£5.35</text:p>
          </table:table-cell>
          <table:table-cell table:style-name="ce11" table:formula="of:=[.F214]*[.B214]" office:value-type="currency" office:currency="GBP" office:value="30.53138" calcext:value-type="currency">
            <text:p>£30.53</text:p>
          </table:table-cell>
          <table:table-cell table:style-name="ce11" table:formula="of:=[.H214]/([.D214]/100)" office:value-type="currency" office:currency="GBP" office:value="7.54606524962926" calcext:value-type="currency">
            <text:p>£7.55</text:p>
          </table:table-cell>
          <table:table-cell table:style-name="ce11" table:formula="of:=[.H214]/([.D214]/60)" office:value-type="currency" office:currency="GBP" office:value="4.52763914977756" calcext:value-type="currency">
            <text:p>£4.53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12" calcext:value-type="date">
            <text:p>12 April 2019</text:p>
          </table:table-cell>
          <table:table-cell table:style-name="ce8" office:value-type="float" office:value="22.73" calcext:value-type="float">
            <text:p>22.73</text:p>
          </table:table-cell>
          <table:table-cell table:style-name="ce8" table:formula="of:=0.219969248*[.B215]" office:value-type="float" office:value="4.99990100704" calcext:value-type="float">
            <text:p>5.00</text:p>
          </table:table-cell>
          <table:table-cell table:style-name="ce8" office:value-type="float" office:value="177.5" calcext:value-type="float">
            <text:p>177.50</text:p>
          </table:table-cell>
          <table:table-cell table:style-name="ce9" table:formula="of:=[.D215]/[.C215]" office:value-type="float" office:value="35.5007028639317" calcext:value-type="float">
            <text:p>36</text:p>
          </table:table-cell>
          <table:table-cell table:style-name="ce10" office:value-type="currency" office:currency="GBP" office:value="1.207" calcext:value-type="currency">
            <text:p>£1.207</text:p>
          </table:table-cell>
          <table:table-cell table:style-name="ce11" table:formula="of:=4.5461*[.F215]" office:value-type="currency" office:currency="GBP" office:value="5.4871427" calcext:value-type="currency">
            <text:p>£5.49</text:p>
          </table:table-cell>
          <table:table-cell table:style-name="ce11" table:formula="of:=[.F215]*[.B215]" office:value-type="currency" office:currency="GBP" office:value="27.43511" calcext:value-type="currency">
            <text:p>£27.44</text:p>
          </table:table-cell>
          <table:table-cell table:style-name="ce11" table:formula="of:=[.H215]/([.D215]/100)" office:value-type="currency" office:currency="GBP" office:value="15.4564" calcext:value-type="currency">
            <text:p>£15.46</text:p>
          </table:table-cell>
          <table:table-cell table:style-name="ce11" table:formula="of:=[.H215]/([.D215]/60)" office:value-type="currency" office:currency="GBP" office:value="9.27384" calcext:value-type="currency">
            <text:p>£9.27</text:p>
          </table:table-cell>
          <table:table-cell office:value-type="string" calcext:value-type="string">
            <text:p>Timing Belt don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4-23" calcext:value-type="date">
            <text:p>23 April 2019</text:p>
          </table:table-cell>
          <table:table-cell table:style-name="ce8" office:value-type="float" office:value="17.09" calcext:value-type="float">
            <text:p>17.09</text:p>
          </table:table-cell>
          <table:table-cell table:style-name="ce8" table:formula="of:=0.219969248*[.B216]" office:value-type="float" office:value="3.75927444832" calcext:value-type="float">
            <text:p>3.76</text:p>
          </table:table-cell>
          <table:table-cell table:style-name="ce8" office:value-type="float" office:value="233.6" calcext:value-type="float">
            <text:p>233.60</text:p>
          </table:table-cell>
          <table:table-cell table:style-name="ce9" table:formula="of:=[.D216]/[.C216]" office:value-type="float" office:value="62.1396504063157" calcext:value-type="float">
            <text:p>62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6]" office:value-type="currency" office:currency="GBP" office:value="5.6689867" calcext:value-type="currency">
            <text:p>£5.67</text:p>
          </table:table-cell>
          <table:table-cell table:style-name="ce11" table:formula="of:=[.F216]*[.B216]" office:value-type="currency" office:currency="GBP" office:value="21.31123" calcext:value-type="currency">
            <text:p>£21.31</text:p>
          </table:table-cell>
          <table:table-cell table:style-name="ce11" table:formula="of:=[.H216]/([.D216]/100)" office:value-type="currency" office:currency="GBP" office:value="9.12295804794521" calcext:value-type="currency">
            <text:p>£9.12</text:p>
          </table:table-cell>
          <table:table-cell table:style-name="ce11" table:formula="of:=[.H216]/([.D216]/60)" office:value-type="currency" office:currency="GBP" office:value="5.47377482876712" calcext:value-type="currency">
            <text:p>£5.4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4-26" calcext:value-type="date">
            <text:p>26 April 2019</text:p>
          </table:table-cell>
          <table:table-cell table:style-name="ce8" office:value-type="float" office:value="9.17" calcext:value-type="float">
            <text:p>9.17</text:p>
          </table:table-cell>
          <table:table-cell table:style-name="ce8" table:formula="of:=0.219969248*[.B217]" office:value-type="float" office:value="2.01711800416" calcext:value-type="float">
            <text:p>2.02</text:p>
          </table:table-cell>
          <table:table-cell table:style-name="ce8" office:value-type="float" office:value="131.6" calcext:value-type="float">
            <text:p>131.60</text:p>
          </table:table-cell>
          <table:table-cell table:style-name="ce9" table:formula="of:=[.D217]/[.C217]" office:value-type="float" office:value="65.2415970352726" calcext:value-type="float">
            <text:p>65</text:p>
          </table:table-cell>
          <table:table-cell table:style-name="ce10" office:value-type="currency" office:currency="GBP" office:value="1.247" calcext:value-type="currency">
            <text:p>£1.247</text:p>
          </table:table-cell>
          <table:table-cell table:style-name="ce11" table:formula="of:=4.5461*[.F217]" office:value-type="currency" office:currency="GBP" office:value="5.6689867" calcext:value-type="currency">
            <text:p>£5.67</text:p>
          </table:table-cell>
          <table:table-cell table:style-name="ce11" table:formula="of:=[.F217]*[.B217]" office:value-type="currency" office:currency="GBP" office:value="11.43499" calcext:value-type="currency">
            <text:p>£11.43</text:p>
          </table:table-cell>
          <table:table-cell table:style-name="ce11" table:formula="of:=[.H217]/([.D217]/100)" office:value-type="currency" office:currency="GBP" office:value="8.68920212765958" calcext:value-type="currency">
            <text:p>£8.69</text:p>
          </table:table-cell>
          <table:table-cell table:style-name="ce11" table:formula="of:=[.H217]/([.D217]/60)" office:value-type="currency" office:currency="GBP" office:value="5.21352127659574" calcext:value-type="currency">
            <text:p>£5.21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06" calcext:value-type="date">
            <text:p>06 May 2019</text:p>
          </table:table-cell>
          <table:table-cell table:style-name="ce8" office:value-type="float" office:value="23.12" calcext:value-type="float">
            <text:p>23.12</text:p>
          </table:table-cell>
          <table:table-cell table:style-name="ce8" table:formula="of:=0.219969248*[.B218]" office:value-type="float" office:value="5.08568901376" calcext:value-type="float">
            <text:p>5.09</text:p>
          </table:table-cell>
          <table:table-cell table:style-name="ce8" office:value-type="float" office:value="292.9" calcext:value-type="float">
            <text:p>292.90</text:p>
          </table:table-cell>
          <table:table-cell table:style-name="ce9" table:formula="of:=[.D218]/[.C218]" office:value-type="float" office:value="57.5929828205226" calcext:value-type="float">
            <text:p>58</text:p>
          </table:table-cell>
          <table:table-cell table:style-name="ce10" office:value-type="currency" office:currency="GBP" office:value="1.259" calcext:value-type="currency">
            <text:p>£1.259</text:p>
          </table:table-cell>
          <table:table-cell table:style-name="ce11" table:formula="of:=4.5461*[.F218]" office:value-type="currency" office:currency="GBP" office:value="5.7235399" calcext:value-type="currency">
            <text:p>£5.72</text:p>
          </table:table-cell>
          <table:table-cell table:style-name="ce11" table:formula="of:=[.F218]*[.B218]" office:value-type="currency" office:currency="GBP" office:value="29.10808" calcext:value-type="currency">
            <text:p>£29.11</text:p>
          </table:table-cell>
          <table:table-cell table:style-name="ce11" table:formula="of:=[.H218]/([.D218]/100)" office:value-type="currency" office:currency="GBP" office:value="9.93789006486856" calcext:value-type="currency">
            <text:p>£9.94</text:p>
          </table:table-cell>
          <table:table-cell table:style-name="ce11" table:formula="of:=[.H218]/([.D218]/60)" office:value-type="currency" office:currency="GBP" office:value="5.96273403892113" calcext:value-type="currency">
            <text:p>£5.96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17" calcext:value-type="date">
            <text:p>17 May 2019</text:p>
          </table:table-cell>
          <table:table-cell table:style-name="ce8" office:value-type="float" office:value="15.2" calcext:value-type="float">
            <text:p>15.20</text:p>
          </table:table-cell>
          <table:table-cell table:style-name="ce8" table:formula="of:=0.219969248*[.B219]" office:value-type="float" office:value="3.3435325696" calcext:value-type="float">
            <text:p>3.34</text:p>
          </table:table-cell>
          <table:table-cell table:style-name="ce8" office:value-type="float" office:value="228.9" calcext:value-type="float">
            <text:p>228.90</text:p>
          </table:table-cell>
          <table:table-cell table:style-name="ce9" table:formula="of:=[.D219]/[.C219]" office:value-type="float" office:value="68.4605264746634" calcext:value-type="float">
            <text:p>68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19]" office:value-type="currency" office:currency="GBP" office:value="5.7599087" calcext:value-type="currency">
            <text:p>£5.76</text:p>
          </table:table-cell>
          <table:table-cell table:style-name="ce11" table:formula="of:=[.F219]*[.B219]" office:value-type="currency" office:currency="GBP" office:value="19.2584" calcext:value-type="currency">
            <text:p>£19.26</text:p>
          </table:table-cell>
          <table:table-cell table:style-name="ce11" table:formula="of:=[.H219]/([.D219]/100)" office:value-type="currency" office:currency="GBP" office:value="8.41345565749235" calcext:value-type="currency">
            <text:p>£8.41</text:p>
          </table:table-cell>
          <table:table-cell table:style-name="ce11" table:formula="of:=[.H219]/([.D219]/60)" office:value-type="currency" office:currency="GBP" office:value="5.04807339449541" calcext:value-type="currency">
            <text:p>£5.05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5-21" calcext:value-type="date">
            <text:p>21 May 2019</text:p>
          </table:table-cell>
          <table:table-cell table:style-name="ce8" office:value-type="float" office:value="26.94" calcext:value-type="float">
            <text:p>26.94</text:p>
          </table:table-cell>
          <table:table-cell table:style-name="ce8" table:formula="of:=0.219969248*[.B220]" office:value-type="float" office:value="5.92597154112" calcext:value-type="float">
            <text:p>5.93</text:p>
          </table:table-cell>
          <table:table-cell table:style-name="ce8" office:value-type="float" office:value="345.5" calcext:value-type="float">
            <text:p>345.50</text:p>
          </table:table-cell>
          <table:table-cell table:style-name="ce9" table:formula="of:=[.D220]/[.C220]" office:value-type="float" office:value="58.3026762114185" calcext:value-type="float">
            <text:p>58</text:p>
          </table:table-cell>
          <table:table-cell table:style-name="ce10" office:value-type="currency" office:currency="GBP" office:value="1.229" calcext:value-type="currency">
            <text:p>£1.229</text:p>
          </table:table-cell>
          <table:table-cell table:style-name="ce11" table:formula="of:=4.5461*[.F220]" office:value-type="currency" office:currency="GBP" office:value="5.5871569" calcext:value-type="currency">
            <text:p>£5.59</text:p>
          </table:table-cell>
          <table:table-cell table:style-name="ce11" table:formula="of:=[.F220]*[.B220]" office:value-type="currency" office:currency="GBP" office:value="33.10926" calcext:value-type="currency">
            <text:p>£33.11</text:p>
          </table:table-cell>
          <table:table-cell table:style-name="ce11" table:formula="of:=[.H220]/([.D220]/100)" office:value-type="currency" office:currency="GBP" office:value="9.582998552822" calcext:value-type="currency">
            <text:p>£9.58</text:p>
          </table:table-cell>
          <table:table-cell table:style-name="ce11" table:formula="of:=[.H220]/([.D220]/60)" office:value-type="currency" office:currency="GBP" office:value="5.7497991316932" calcext:value-type="currency">
            <text:p>£5.75</text:p>
          </table:table-cell>
          <table:table-cell office:value-type="string" calcext:value-type="string">
            <text:p>Fast run to Wales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5-22" calcext:value-type="date">
            <text:p>22 May 2019</text:p>
          </table:table-cell>
          <table:table-cell table:style-name="ce8" office:value-type="float" office:value="21.74" calcext:value-type="float">
            <text:p>21.74</text:p>
          </table:table-cell>
          <table:table-cell table:style-name="ce8" table:formula="of:=0.219969248*[.B221]" office:value-type="float" office:value="4.78213145152" calcext:value-type="float">
            <text:p>4.78</text:p>
          </table:table-cell>
          <table:table-cell table:style-name="ce8" office:value-type="float" office:value="353.2" calcext:value-type="float">
            <text:p>353.20</text:p>
          </table:table-cell>
          <table:table-cell table:style-name="ce9" table:formula="of:=[.D221]/[.C221]" office:value-type="float" office:value="73.858279217259" calcext:value-type="float">
            <text:p>74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1]" office:value-type="currency" office:currency="GBP" office:value="5.7599087" calcext:value-type="currency">
            <text:p>£5.76</text:p>
          </table:table-cell>
          <table:table-cell table:style-name="ce11" table:formula="of:=[.F221]*[.B221]" office:value-type="currency" office:currency="GBP" office:value="27.54458" calcext:value-type="currency">
            <text:p>£27.54</text:p>
          </table:table-cell>
          <table:table-cell table:style-name="ce11" table:formula="of:=[.H221]/([.D221]/100)" office:value-type="currency" office:currency="GBP" office:value="7.79857870894677" calcext:value-type="currency">
            <text:p>£7.80</text:p>
          </table:table-cell>
          <table:table-cell table:style-name="ce11" table:formula="of:=[.H221]/([.D221]/60)" office:value-type="currency" office:currency="GBP" office:value="4.67914722536806" calcext:value-type="currency">
            <text:p>£4.68</text:p>
          </table:table-cell>
          <table:table-cell office:value-type="string" calcext:value-type="string">
            <text:p>Slower return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5-31" calcext:value-type="date">
            <text:p>31 May 2019</text:p>
          </table:table-cell>
          <table:table-cell table:style-name="ce8" office:value-type="float" office:value="20.19" calcext:value-type="float">
            <text:p>20.19</text:p>
          </table:table-cell>
          <table:table-cell table:style-name="ce8" table:formula="of:=0.219969248*[.B222]" office:value-type="float" office:value="4.44117911712" calcext:value-type="float">
            <text:p>4.44</text:p>
          </table:table-cell>
          <table:table-cell table:style-name="ce8" office:value-type="float" office:value="267.7" calcext:value-type="float">
            <text:p>267.70</text:p>
          </table:table-cell>
          <table:table-cell table:style-name="ce9" table:formula="of:=[.D222]/[.C222]" office:value-type="float" office:value="60.2767852726456" calcext:value-type="float">
            <text:p>60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2]" office:value-type="currency" office:currency="GBP" office:value="5.7599087" calcext:value-type="currency">
            <text:p>£5.76</text:p>
          </table:table-cell>
          <table:table-cell table:style-name="ce11" table:formula="of:=[.F222]*[.B222]" office:value-type="currency" office:currency="GBP" office:value="25.58073" calcext:value-type="currency">
            <text:p>£25.58</text:p>
          </table:table-cell>
          <table:table-cell table:style-name="ce11" table:formula="of:=[.H222]/([.D222]/100)" office:value-type="currency" office:currency="GBP" office:value="9.55574523720583" calcext:value-type="currency">
            <text:p>£9.56</text:p>
          </table:table-cell>
          <table:table-cell table:style-name="ce11" table:formula="of:=[.H222]/([.D222]/60)" office:value-type="currency" office:currency="GBP" office:value="5.7334471423235" calcext:value-type="currency">
            <text:p>£5.73</text:p>
          </table:table-cell>
          <table:table-cell office:value-type="string" calcext:value-type="string">
            <text:p>Teaching Charlie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6-07" calcext:value-type="date">
            <text:p>07 June 2019</text:p>
          </table:table-cell>
          <table:table-cell table:style-name="ce8" office:value-type="float" office:value="24.57" calcext:value-type="float">
            <text:p>24.57</text:p>
          </table:table-cell>
          <table:table-cell table:style-name="ce8" table:formula="of:=0.219969248*[.B223]" office:value-type="float" office:value="5.40464442336" calcext:value-type="float">
            <text:p>5.40</text:p>
          </table:table-cell>
          <table:table-cell table:style-name="ce8" office:value-type="float" office:value="354.6" calcext:value-type="float">
            <text:p>354.60</text:p>
          </table:table-cell>
          <table:table-cell table:style-name="ce9" table:formula="of:=[.D223]/[.C223]" office:value-type="float" office:value="65.6102367192456" calcext:value-type="float">
            <text:p>66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3]" office:value-type="currency" office:currency="GBP" office:value="5.7599087" calcext:value-type="currency">
            <text:p>£5.76</text:p>
          </table:table-cell>
          <table:table-cell table:style-name="ce11" table:formula="of:=[.F223]*[.B223]" office:value-type="currency" office:currency="GBP" office:value="31.13019" calcext:value-type="currency">
            <text:p>£31.13</text:p>
          </table:table-cell>
          <table:table-cell table:style-name="ce11" table:formula="of:=[.H223]/([.D223]/100)" office:value-type="currency" office:currency="GBP" office:value="8.77895939086294" calcext:value-type="currency">
            <text:p>£8.78</text:p>
          </table:table-cell>
          <table:table-cell table:style-name="ce11" table:formula="of:=[.H223]/([.D223]/60)" office:value-type="currency" office:currency="GBP" office:value="5.26737563451777" calcext:value-type="currency">
            <text:p>£5.2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6-14" calcext:value-type="date">
            <text:p>14 June 2019</text:p>
          </table:table-cell>
          <table:table-cell table:style-name="ce8" office:value-type="float" office:value="26.16" calcext:value-type="float">
            <text:p>26.16</text:p>
          </table:table-cell>
          <table:table-cell table:style-name="ce8" table:formula="of:=0.219969248*[.B224]" office:value-type="float" office:value="5.75439552768" calcext:value-type="float">
            <text:p>5.75</text:p>
          </table:table-cell>
          <table:table-cell table:style-name="ce8" office:value-type="float" office:value="371" calcext:value-type="float">
            <text:p>371.00</text:p>
          </table:table-cell>
          <table:table-cell table:style-name="ce9" table:formula="of:=[.D224]/[.C224]" office:value-type="float" office:value="64.4724538338393" calcext:value-type="float">
            <text:p>64</text:p>
          </table:table-cell>
          <table:table-cell table:style-name="ce10" office:value-type="currency" office:currency="GBP" office:value="1.269" calcext:value-type="currency">
            <text:p>£1.269</text:p>
          </table:table-cell>
          <table:table-cell table:style-name="ce11" table:formula="of:=4.5461*[.F224]" office:value-type="currency" office:currency="GBP" office:value="5.7690009" calcext:value-type="currency">
            <text:p>£5.77</text:p>
          </table:table-cell>
          <table:table-cell table:style-name="ce11" table:formula="of:=[.F224]*[.B224]" office:value-type="currency" office:currency="GBP" office:value="33.19704" calcext:value-type="currency">
            <text:p>£33.20</text:p>
          </table:table-cell>
          <table:table-cell table:style-name="ce11" table:formula="of:=[.H224]/([.D224]/100)" office:value-type="currency" office:currency="GBP" office:value="8.94798921832884" calcext:value-type="currency">
            <text:p>£8.95</text:p>
          </table:table-cell>
          <table:table-cell table:style-name="ce11" table:formula="of:=[.H224]/([.D224]/60)" office:value-type="currency" office:currency="GBP" office:value="5.36879353099731" calcext:value-type="currency">
            <text:p>£5.37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7-07" calcext:value-type="date">
            <text:p>07 July 2019</text:p>
          </table:table-cell>
          <table:table-cell table:style-name="ce8" office:value-type="float" office:value="25.84" calcext:value-type="float">
            <text:p>25.84</text:p>
          </table:table-cell>
          <table:table-cell table:style-name="ce8" table:formula="of:=0.219969248*[.B225]" office:value-type="float" office:value="5.68400536832" calcext:value-type="float">
            <text:p>5.68</text:p>
          </table:table-cell>
          <table:table-cell table:style-name="ce8" office:value-type="float" office:value="380.3" calcext:value-type="float">
            <text:p>380.30</text:p>
          </table:table-cell>
          <table:table-cell table:style-name="ce9" table:formula="of:=[.D225]/[.C225]" office:value-type="float" office:value="66.9070444795171" calcext:value-type="float">
            <text:p>67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225]" office:value-type="currency" office:currency="GBP" office:value="5.6235257" calcext:value-type="currency">
            <text:p>£5.62</text:p>
          </table:table-cell>
          <table:table-cell table:style-name="ce11" table:formula="of:=[.F225]*[.B225]" office:value-type="currency" office:currency="GBP" office:value="31.96408" calcext:value-type="currency">
            <text:p>£31.96</text:p>
          </table:table-cell>
          <table:table-cell table:style-name="ce11" table:formula="of:=[.H225]/([.D225]/100)" office:value-type="currency" office:currency="GBP" office:value="8.40496450170918" calcext:value-type="currency">
            <text:p>£8.40</text:p>
          </table:table-cell>
          <table:table-cell table:style-name="ce11" table:formula="of:=[.H225]/([.D225]/60)" office:value-type="currency" office:currency="GBP" office:value="5.04297870102551" calcext:value-type="currency">
            <text:p>£5.04</text:p>
          </table:table-cell>
          <table:table-cell table:number-columns-repeated="1014"/>
        </table:table-row>
        <table:table-row table:style-name="ro1">
          <table:table-cell table:style-name="ce7" office:value-type="date" office:date-value="2019-07-07" calcext:value-type="date">
            <text:p>07 July 2019</text:p>
          </table:table-cell>
          <table:table-cell table:style-name="ce8" office:value-type="float" office:value="25.49" calcext:value-type="float">
            <text:p>25.49</text:p>
          </table:table-cell>
          <table:table-cell table:style-name="ce8" table:formula="of:=0.219969248*[.B226]" office:value-type="float" office:value="5.60701613152" calcext:value-type="float">
            <text:p>5.61</text:p>
          </table:table-cell>
          <table:table-cell table:style-name="ce8" office:value-type="float" office:value="436.7" calcext:value-type="float">
            <text:p>436.70</text:p>
          </table:table-cell>
          <table:table-cell table:style-name="ce9" table:formula="of:=[.D226]/[.C226]" office:value-type="float" office:value="77.8845627971496" calcext:value-type="float">
            <text:p>78</text:p>
          </table:table-cell>
          <table:table-cell table:style-name="ce10" office:value-type="currency" office:currency="GBP" office:value="1.237" calcext:value-type="currency">
            <text:p>£1.237</text:p>
          </table:table-cell>
          <table:table-cell table:style-name="ce11" table:formula="of:=4.5461*[.F226]" office:value-type="currency" office:currency="GBP" office:value="5.6235257" calcext:value-type="currency">
            <text:p>£5.62</text:p>
          </table:table-cell>
          <table:table-cell table:style-name="ce11" table:formula="of:=[.F226]*[.B226]" office:value-type="currency" office:currency="GBP" office:value="31.53113" calcext:value-type="currency">
            <text:p>£31.53</text:p>
          </table:table-cell>
          <table:table-cell table:style-name="ce11" table:formula="of:=[.H226]/([.D226]/100)" office:value-type="currency" office:currency="GBP" office:value="7.22031829631326" calcext:value-type="currency">
            <text:p>£7.22</text:p>
          </table:table-cell>
          <table:table-cell table:style-name="ce11" table:formula="of:=[.H226]/([.D226]/60)" office:value-type="currency" office:currency="GBP" office:value="4.33219097778796" calcext:value-type="currency">
            <text:p>£4.33</text:p>
          </table:table-cell>
          <table:table-cell office:value-type="string" calcext:value-type="string">
            <text:p>Nottingham</text:p>
          </table:table-cell>
          <table:table-cell table:number-columns-repeated="1013"/>
        </table:table-row>
        <table:table-row table:style-name="ro1">
          <table:table-cell table:style-name="ce7" office:value-type="date" office:date-value="2019-07-25" calcext:value-type="date">
            <text:p>25 July 2019</text:p>
          </table:table-cell>
          <table:table-cell table:style-name="ce8" office:value-type="float" office:value="27.19" calcext:value-type="float">
            <text:p>27.19</text:p>
          </table:table-cell>
          <table:table-cell table:style-name="ce8" table:formula="of:=0.219969248*[.B227]" office:value-type="float" office:value="5.98096385312" calcext:value-type="float">
            <text:p>5.98</text:p>
          </table:table-cell>
          <table:table-cell table:style-name="ce8" office:value-type="float" office:value="369.3" calcext:value-type="float">
            <text:p>369.30</text:p>
          </table:table-cell>
          <table:table-cell table:style-name="ce9" table:formula="of:=[.D227]/[.C227]" office:value-type="float" office:value="61.7459006724063" calcext:value-type="float">
            <text:p>62</text:p>
          </table:table-cell>
          <table:table-cell table:style-name="ce10" office:value-type="currency" office:currency="GBP" office:value="1.267" calcext:value-type="currency">
            <text:p>£1.267</text:p>
          </table:table-cell>
          <table:table-cell table:style-name="ce11" table:formula="of:=4.5461*[.F227]" office:value-type="currency" office:currency="GBP" office:value="5.7599087" calcext:value-type="currency">
            <text:p>£5.76</text:p>
          </table:table-cell>
          <table:table-cell table:style-name="ce11" table:formula="of:=[.F227]*[.B227]" office:value-type="currency" office:currency="GBP" office:value="34.44973" calcext:value-type="currency">
            <text:p>£34.45</text:p>
          </table:table-cell>
          <table:table-cell table:style-name="ce11" table:formula="of:=[.H227]/([.D227]/100)" office:value-type="currency" office:currency="GBP" office:value="9.32838613593285" calcext:value-type="currency">
            <text:p>£9.33</text:p>
          </table:table-cell>
          <table:table-cell table:style-name="ce11" table:formula="of:=[.H227]/([.D227]/60)" office:value-type="currency" office:currency="GBP" office:value="5.59703168155971" calcext:value-type="currency">
            <text:p>£5.60</text:p>
          </table:table-cell>
          <table:table-cell table:number-columns-repeated="1014"/>
        </table:table-row>
        <table:table-row table:style-name="ro1" table:number-rows-repeated="4">
          <table:table-cell table:style-name="ce7"/>
          <table:table-cell table:style-name="ce8" table:number-columns-repeated="3"/>
          <table:table-cell table:style-name="ce9"/>
          <table:table-cell table:style-name="ce10"/>
          <table:table-cell table:style-name="ce11" table:number-columns-repeated="4"/>
          <table:table-cell table:number-columns-repeated="101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8" table:formula="of:=SUM([.B2:.B231])" office:value-type="float" office:value="4200.95" calcext:value-type="float">
            <text:p>4200.95</text:p>
          </table:table-cell>
          <table:table-cell table:style-name="ce18" table:formula="of:=SUM([.C2:.C231])" office:value-type="float" office:value="924.0798123856" calcext:value-type="float">
            <text:p>924.08</text:p>
          </table:table-cell>
          <table:table-cell table:style-name="ce18" table:formula="of:=SUM([.$D$2:.$D$231])" office:value-type="float" office:value="57568.1" calcext:value-type="float">
            <text:p>57568.10</text:p>
          </table:table-cell>
          <table:table-cell table:style-name="ce19" table:formula="of:=[.D232]/[.C232]" office:value-type="float" office:value="62.2977574322097" calcext:value-type="float">
            <text:p>62.30</text:p>
          </table:table-cell>
          <table:table-cell table:style-name="ce20"/>
          <table:table-cell table:style-name="ce21"/>
          <table:table-cell table:style-name="ce18" table:formula="of:=SUM([.H2:.H231])" office:value-type="float" office:value="5002.38869" calcext:value-type="float">
            <text:p>5002.39</text:p>
          </table:table-cell>
          <table:table-cell table:style-name="ce21"/>
          <table:table-cell table:style-name="ce18"/>
          <table:table-cell table:number-columns-repeated="1014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P0" style:volatile="true" number:language="en" number:country="GB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0113" number:language="en" number:country="GB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011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6">00/00/0000</text:date>, <text:time style:data-style-name="N2" text:time-value="09:15:58.8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initial-creator>Mark Gadsby</meta:initial-creator>
    <meta:creation-date>2013-03-08T01:41:14Z</meta:creation-date>
    <dc:date>2019-07-26T09:17:42.917000000</dc:date>
    <meta:editing-cycles>223</meta:editing-cycles>
    <meta:editing-duration>PT7H12M55S</meta:editing-duration>
    <meta:document-statistic meta:table-count="1" meta:cell-count="2233" meta:object-count="0"/>
  </office:meta>
</office:document-meta>
</file>